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3" style:parent-style-name="Normal" style:family="paragraph">
      <style:text-properties style:font-name="Times New Roman" style:font-name-complex="Times New Roman"/>
    </style:style>
    <style:style style:name="P4" style:parent-style-name="Normal" style:family="paragraph">
      <style:text-properties style:font-name="Times New Roman" style:font-name-complex="Times New Roman"/>
    </style:style>
    <style:style style:name="P5" style:parent-style-name="Normal" style:family="paragraph">
      <style:text-properties style:font-name="Times New Roman" style:font-name-complex="Times New Roman"/>
    </style:style>
    <style:style style:name="P6" style:parent-style-name="Normal" style:family="paragraph">
      <style:text-properties style:font-name="Times New Roman" style:font-name-complex="Times New Roman"/>
    </style:style>
    <style:style style:name="P7" style:parent-style-name="Normal" style:family="paragraph">
      <style:text-properties style:font-name="Times New Roman" style:font-name-complex="Times New Roman"/>
    </style:style>
    <style:style style:name="P8" style:parent-style-name="Normal" style:family="paragraph">
      <style:text-properties style:font-name="Times New Roman" style:font-name-complex="Times New Roman"/>
    </style:style>
    <style:style style:name="P9" style:parent-style-name="Normal" style:family="paragraph">
      <style:text-properties style:font-name="Times New Roman" style:font-name-complex="Times New Roman"/>
    </style:style>
    <style:style style:name="P10" style:parent-style-name="Normal" style:family="paragraph">
      <style:text-properties style:font-name="Times New Roman" style:font-name-complex="Times New Roman"/>
    </style:style>
    <style:style style:name="P11" style:parent-style-name="Normal" style:family="paragraph">
      <style:text-properties style:font-name="Times New Roman" style:font-name-complex="Times New Roman"/>
    </style:style>
    <style:style style:name="P12" style:parent-style-name="Normal" style:family="paragraph">
      <style:text-properties style:font-name="Times New Roman" style:font-name-complex="Times New Roman"/>
    </style:style>
    <style:style style:name="P13" style:parent-style-name="Normal" style:family="paragraph">
      <style:text-properties style:font-name="Times New Roman" style:font-name-complex="Times New Roman"/>
    </style:style>
    <style:style style:name="P14" style:parent-style-name="Normal" style:family="paragraph">
      <style:text-properties style:font-name="Times New Roman" style:font-name-complex="Times New Roman"/>
    </style:style>
    <style:style style:name="P15" style:parent-style-name="Normal" style:family="paragraph">
      <style:text-properties style:font-name="Times New Roman" style:font-name-complex="Times New Roman"/>
    </style:style>
    <style:style style:name="P16" style:parent-style-name="Normal" style:family="paragraph">
      <style:text-properties style:font-name="Times New Roman" style:font-name-complex="Times New Roman"/>
    </style:style>
    <style:style style:name="P17" style:parent-style-name="Normal" style:family="paragraph">
      <style:text-properties style:font-name="Times New Roman" style:font-name-complex="Times New Roman"/>
    </style:style>
    <style:style style:name="P18" style:parent-style-name="Normal" style:family="paragraph">
      <style:text-properties style:font-name="Times New Roman" style:font-name-complex="Times New Roman"/>
    </style:style>
    <style:style style:name="P19" style:parent-style-name="Normal" style:family="paragraph">
      <style:text-properties style:font-name="Times New Roman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/>
    </style:style>
    <style:style style:name="P22" style:parent-style-name="Normal" style:family="paragraph">
      <style:text-properties style:font-name="Times New Roman" style:font-name-complex="Times New Roman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fo:font-size="22pt" style:font-size-asian="22pt" style:font-size-complex="22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fo:font-size="22pt" style:font-size-asian="22pt" style:font-size-complex="22pt"/>
    </style:style>
    <style:style style:name="T25" style:parent-style-name="DefaultParagraphFont" style:family="text">
      <style:text-properties style:font-name="Times New Roman" style:font-name-complex="Times New Roman" fo:font-weight="bold" style:font-weight-asian="bold" fo:font-size="22pt" style:font-size-asian="22pt" style:font-size-complex="22pt"/>
    </style:style>
    <style:style style:name="T26" style:parent-style-name="DefaultParagraphFont" style:family="text">
      <style:text-properties style:font-name="Times New Roman" style:font-name-complex="Times New Roman" fo:font-weight="bold" style:font-weight-asian="bold" fo:font-size="36pt" style:font-size-asian="36pt" style:font-size-complex="36pt"/>
    </style:style>
    <style:style style:name="P27" style:parent-style-name="Normal" style:family="paragraph">
      <style:text-properties style:font-name="Times New Roman" style:font-name-complex="Times New Roman"/>
    </style:style>
    <style:style style:name="P28" style:parent-style-name="Normal" style:family="paragraph">
      <style:text-properties style:font-name="Times New Roman" style:font-name-complex="Times New Roman"/>
    </style:style>
    <style:style style:name="P29" style:parent-style-name="Normal" style:family="paragraph">
      <style:text-properties style:font-name="Times New Roman" style:font-name-complex="Times New Roman"/>
    </style:style>
    <style:style style:name="P30" style:parent-style-name="Normal" style:family="paragraph">
      <style:text-properties style:font-name="Times New Roman" style:font-name-complex="Times New Roman"/>
    </style:style>
    <style:style style:name="P31" style:parent-style-name="Normal" style:family="paragraph">
      <style:text-properties style:font-name="Times New Roman" style:font-name-complex="Times New Roman"/>
    </style:style>
    <style:style style:name="P32" style:parent-style-name="Normal" style:family="paragraph">
      <style:text-properties style:font-name="Times New Roman" style:font-name-complex="Times New Roman"/>
    </style:style>
    <style:style style:name="P33" style:parent-style-name="Normal" style:family="paragraph">
      <style:text-properties style:font-name="Times New Roman" style:font-name-complex="Times New Roman"/>
    </style:style>
    <style:style style:name="P34" style:parent-style-name="Normal" style:family="paragraph">
      <style:text-properties style:font-name="Times New Roman" style:font-name-complex="Times New Roman"/>
    </style:style>
    <style:style style:name="P35" style:parent-style-name="Normal" style:family="paragraph">
      <style:text-properties style:font-name="Times New Roman" style:font-name-complex="Times New Roman"/>
    </style:style>
    <style:style style:name="P36" style:parent-style-name="Normal" style:family="paragraph">
      <style:text-properties style:font-name="Times New Roman" style:font-name-complex="Times New Roman"/>
    </style:style>
    <style:style style:name="P37" style:parent-style-name="Normal" style:family="paragraph">
      <style:text-properties style:font-name="Times New Roman" style:font-name-complex="Times New Roman"/>
    </style:style>
    <style:style style:name="P38" style:parent-style-name="Normal" style:family="paragraph">
      <style:text-properties style:font-name="Times New Roman" style:font-name-complex="Times New Roman"/>
    </style:style>
    <style:style style:name="P39" style:parent-style-name="Normal" style:family="paragraph">
      <style:text-properties style:font-name="Times New Roman" style:font-name-complex="Times New Roman"/>
    </style:style>
    <style:style style:name="P40" style:parent-style-name="Normal" style:family="paragraph">
      <style:text-properties style:font-name="Times New Roman" style:font-name-complex="Times New Roman"/>
    </style:style>
    <style:style style:name="P41" style:parent-style-name="Normal" style:family="paragraph">
      <style:text-properties style:font-name="Times New Roman" style:font-name-complex="Times New Roman"/>
    </style:style>
    <style:style style:name="P42" style:parent-style-name="Normal" style:family="paragraph">
      <style:text-properties style:font-name="Times New Roman" style:font-name-complex="Times New Roman"/>
    </style:style>
    <style:style style:name="P43" style:parent-style-name="Normal" style:family="paragraph">
      <style:text-properties style:font-name="Times New Roman" style:font-name-complex="Times New Roman"/>
    </style:style>
    <style:style style:name="P44" style:parent-style-name="Normal" style:family="paragraph">
      <style:text-properties style:font-name="Times New Roman" style:font-name-complex="Times New Roman"/>
    </style:style>
    <style:style style:name="P45" style:parent-style-name="Normal" style:family="paragraph">
      <style:text-properties style:font-name="Times New Roman" style:font-name-complex="Times New Roman"/>
    </style:style>
    <style:style style:name="P46" style:parent-style-name="Normal" style:family="paragraph">
      <style:text-properties style:font-name="Times New Roman" style:font-name-complex="Times New Roman"/>
    </style:style>
    <style:style style:name="P47" style:parent-style-name="Normal" style:family="paragraph">
      <style:text-properties style:font-name="Times New Roman" style:font-name-complex="Times New Roman"/>
    </style:style>
    <style:style style:name="P48" style:parent-style-name="Normal" style:family="paragraph">
      <style:text-properties style:font-name="Times New Roman" style:font-name-complex="Times New Roman"/>
    </style:style>
    <style:style style:name="P49" style:parent-style-name="Normal" style:family="paragraph">
      <style:text-properties style:font-name="Times New Roman" style:font-name-complex="Times New Roman"/>
    </style:style>
    <style:style style:name="P50" style:parent-style-name="Normal" style:family="paragraph">
      <style:text-properties style:font-name="Times New Roman" style:font-name-complex="Times New Roman"/>
    </style:style>
    <style:style style:name="P51" style:parent-style-name="Normal" style:family="paragraph">
      <style:text-properties style:font-name="Times New Roman" style:font-name-complex="Times New Roman"/>
    </style:style>
    <style:style style:name="P52" style:parent-style-name="Normal" style:family="paragraph">
      <style:text-properties style:font-name="Times New Roman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8" style:parent-style-name="Standard" style:family="paragraph">
      <style:text-properties style:font-name="Times New Roman" style:font-name-complex="Times New Roman"/>
    </style:style>
    <style:style style:name="P5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60" style:parent-style-name="Standard" style:family="paragraph">
      <style:text-properties style:font-name="Times New Roman" style:font-name-complex="Times New Roman"/>
    </style:style>
    <style:style style:name="P61" style:parent-style-name="Standard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family="paragraph">
      <style:text-properties style:font-name="Times New Roman" style:font-name-complex="Times New Roman"/>
    </style:style>
    <style:style style:name="P65" style:parent-style-name="Standard" style:family="paragraph">
      <style:text-properties style:font-name="Times New Roman" style:font-name-complex="Times New Roman"/>
    </style:style>
    <style:style style:name="P66" style:parent-style-name="Standard" style:family="paragraph">
      <style:text-properties style:font-name="Times New Roman" style:font-name-complex="Times New Roman"/>
    </style:style>
    <style:style style:name="P67" style:parent-style-name="Standard" style:family="paragraph">
      <style:text-properties style:font-name="Times New Roman" style:font-name-complex="Times New Roman"/>
    </style:style>
    <style:style style:name="P68" style:parent-style-name="Standard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/>
    </style:style>
    <style:style style:name="P71" style:parent-style-name="Standard" style:family="paragraph">
      <style:text-properties style:font-name="Times New Roman" style:font-name-complex="Times New Roman"/>
    </style:style>
    <style:style style:name="P72" style:parent-style-name="Standard" style:family="paragraph">
      <style:text-properties style:font-name="Times New Roman" style:font-name-complex="Times New Roman"/>
    </style:style>
    <style:style style:name="P73" style:parent-style-name="Standard" style:family="paragraph">
      <style:text-properties style:font-name="Times New Roman" style:font-name-complex="Times New Roman"/>
    </style:style>
    <style:style style:name="P74" style:parent-style-name="Standard" style:family="paragraph">
      <style:text-properties style:font-name="Times New Roman" style:font-name-complex="Times New Roman"/>
    </style:style>
    <style:style style:name="P75" style:parent-style-name="Standard" style:family="paragraph">
      <style:text-properties style:font-name="Times New Roman" style:font-name-complex="Times New Roman"/>
    </style:style>
    <style:style style:name="P76" style:parent-style-name="Standard" style:family="paragraph">
      <style:text-properties style:font-name="Times New Roman" style:font-name-complex="Times New Roman"/>
    </style:style>
    <style:style style:name="P77" style:parent-style-name="Standard" style:family="paragraph">
      <style:text-properties style:font-name="Times New Roman" style:font-name-complex="Times New Roman"/>
    </style:style>
    <style:style style:name="P78" style:parent-style-name="Standard" style:family="paragraph">
      <style:text-properties style:font-name="Times New Roman" style:font-name-complex="Times New Roman"/>
    </style:style>
    <style:style style:name="P79" style:parent-style-name="Standard" style:family="paragraph">
      <style:text-properties style:font-name="Times New Roman" style:font-name-complex="Times New Roman"/>
    </style:style>
    <style:style style:name="P80" style:parent-style-name="Standard" style:family="paragraph">
      <style:text-properties style:font-name="Times New Roman" style:font-name-complex="Times New Roman"/>
    </style:style>
    <style:style style:name="P81" style:parent-style-name="Standard" style:family="paragraph">
      <style:text-properties style:font-name="Times New Roman" style:font-name-complex="Times New Roman"/>
    </style:style>
    <style:style style:name="P82" style:parent-style-name="Standard" style:family="paragraph">
      <style:text-properties style:font-name="Times New Roman" style:font-name-complex="Times New Roman"/>
    </style:style>
    <style:style style:name="P83" style:parent-style-name="Standard" style:family="paragraph">
      <style:text-properties style:font-name="Times New Roman" style:font-name-complex="Times New Roman"/>
    </style:style>
    <style:style style:name="P84" style:parent-style-name="Standard" style:family="paragraph">
      <style:text-properties style:font-name="Times New Roman" style:font-name-complex="Times New Roman"/>
    </style:style>
    <style:style style:name="P85" style:parent-style-name="Standard" style:family="paragraph">
      <style:text-properties style:font-name="Times New Roman" style:font-name-complex="Times New Roman"/>
    </style:style>
    <style:style style:name="P86" style:parent-style-name="Standard" style:family="paragraph">
      <style:text-properties style:font-name="Times New Roman" style:font-name-complex="Times New Roman"/>
    </style:style>
    <style:style style:name="P87" style:parent-style-name="Standard" style:family="paragraph">
      <style:text-properties style:font-name="Times New Roman" style:font-name-complex="Times New Roman"/>
    </style:style>
    <style:style style:name="P88" style:parent-style-name="Standard" style:family="paragraph">
      <style:text-properties style:font-name="Times New Roman" style:font-name-complex="Times New Roman"/>
    </style:style>
    <style:style style:name="P89" style:parent-style-name="Standard" style:family="paragraph">
      <style:text-properties style:font-name="Times New Roman" style:font-name-complex="Times New Roman"/>
    </style:style>
    <style:style style:name="P90" style:parent-style-name="Standard" style:family="paragraph">
      <style:text-properties style:font-name="Times New Roman" style:font-name-complex="Times New Roman"/>
    </style:style>
    <style:style style:name="P9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family="paragraph">
      <style:text-properties style:font-name="Times New Roman" style:font-name-complex="Times New Roman"/>
    </style:style>
    <style:style style:name="P96" style:parent-style-name="Standard" style:family="paragraph">
      <style:text-properties style:font-name="Times New Roman" style:font-name-complex="Times New Roman"/>
    </style:style>
    <style:style style:name="P97" style:parent-style-name="Standard" style:family="paragraph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name="P100" style:parent-style-name="Standard" style:family="paragraph">
      <style:text-properties style:font-name="Times New Roman" style:font-name-complex="Times New Roman"/>
    </style:style>
    <style:style style:name="P101" style:parent-style-name="Standard" style:family="paragraph">
      <style:text-properties style:font-name="Times New Roman" style:font-name-complex="Times New Roman"/>
    </style:style>
    <style:style style:name="P102" style:parent-style-name="Standard" style:family="paragraph">
      <style:text-properties style:font-name="Times New Roman" style:font-name-complex="Times New Roman"/>
    </style:style>
    <style:style style:name="P103" style:parent-style-name="Normal" style:family="paragraph">
      <style:paragraph-properties fo:break-before="page"/>
      <style:text-properties style:font-name="Times New Roman" style:font-name-complex="Times New Roman"/>
    </style:style>
    <style:style style:name="P10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Times New Roman" style:font-name-complex="Times New Roman"/>
    </style:style>
    <style:style style:name="P10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" style:parent-style-name="Standard" style:family="paragraph">
      <style:text-properties style:font-name="Times New Roman" style:font-name-complex="Times New Roman"/>
    </style:style>
    <style:style style:name="P10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9" style:parent-style-name="Standard" style:family="paragraph">
      <style:text-properties style:font-name="Times New Roman" style:font-name-complex="Times New Roman"/>
    </style:style>
    <style:style style:name="P110" style:parent-style-name="Standard" style:family="paragraph">
      <style:text-properties style:font-name="Times New Roman" style:font-name-complex="Times New Roman"/>
    </style:style>
    <style:style style:name="P111" style:parent-style-name="Standard" style:family="paragraph">
      <style:text-properties style:font-name="Times New Roman" style:font-name-complex="Times New Roman"/>
    </style:style>
    <style:style style:name="P112" style:parent-style-name="Standard" style:family="paragraph">
      <style:text-properties style:font-name="Times New Roman" style:font-name-complex="Times New Roman"/>
    </style:style>
    <style:style style:name="P113" style:parent-style-name="Standard" style:family="paragraph">
      <style:text-properties style:font-name="Times New Roman" style:font-name-complex="Times New Roman"/>
    </style:style>
    <style:style style:name="P114" style:parent-style-name="Standard" style:family="paragraph">
      <style:text-properties style:font-name="Times New Roman" style:font-name-complex="Times New Roman"/>
    </style:style>
    <style:style style:name="P115" style:parent-style-name="Standard" style:family="paragraph">
      <style:text-properties style:font-name="Times New Roman" style:font-name-complex="Times New Roman"/>
    </style:style>
    <style:style style:name="P116" style:parent-style-name="Standard" style:family="paragraph">
      <style:text-properties style:font-name="Times New Roman" style:font-name-complex="Times New Roman"/>
    </style:style>
    <style:style style:name="P117" style:parent-style-name="Standard" style:family="paragraph">
      <style:text-properties style:font-name="Times New Roman" style:font-name-complex="Times New Roman"/>
    </style:style>
    <style:style style:name="P118" style:parent-style-name="Standard" style:family="paragraph">
      <style:text-properties style:font-name="Times New Roman" style:font-name-complex="Times New Roman"/>
    </style:style>
    <style:style style:name="P119" style:parent-style-name="Standard" style:family="paragraph">
      <style:text-properties style:font-name="Times New Roman" style:font-name-complex="Times New Roman"/>
    </style:style>
    <style:style style:name="P120" style:parent-style-name="Standard" style:family="paragraph">
      <style:text-properties style:font-name="Times New Roman" style:font-name-complex="Times New Roman"/>
    </style:style>
    <style:style style:name="P121" style:parent-style-name="Standard" style:family="paragraph">
      <style:text-properties style:font-name="Times New Roman" style:font-name-complex="Times New Roman"/>
    </style:style>
    <style:style style:name="P122" style:parent-style-name="Standard" style:family="paragraph">
      <style:text-properties style:font-name="Times New Roman" style:font-name-complex="Times New Roman"/>
    </style:style>
    <style:style style:name="P123" style:parent-style-name="Standard" style:family="paragraph">
      <style:text-properties style:font-name="Times New Roman" style:font-name-complex="Times New Roman"/>
    </style:style>
    <style:style style:name="P124" style:parent-style-name="Standard" style:family="paragraph">
      <style:text-properties style:font-name="Times New Roman" style:font-name-complex="Times New Roman"/>
    </style:style>
    <style:style style:name="P125" style:parent-style-name="Standard" style:family="paragraph">
      <style:text-properties style:font-name="Times New Roman" style:font-name-complex="Times New Roman"/>
    </style:style>
    <style:style style:name="P126" style:parent-style-name="Standard" style:family="paragraph">
      <style:text-properties style:font-name="Times New Roman" style:font-name-complex="Times New Roman"/>
    </style:style>
    <style:style style:name="P127" style:parent-style-name="Standard" style:family="paragraph">
      <style:text-properties style:font-name="Times New Roman" style:font-name-complex="Times New Roman"/>
    </style:style>
    <style:style style:name="P128" style:parent-style-name="Standard" style:family="paragraph">
      <style:text-properties style:font-name="Times New Roman" style:font-name-complex="Times New Roman"/>
    </style:style>
    <style:style style:name="P129" style:parent-style-name="Standard" style:family="paragraph">
      <style:text-properties style:font-name="Times New Roman" style:font-name-complex="Times New Roman"/>
    </style:style>
    <style:style style:name="P130" style:parent-style-name="Standard" style:family="paragraph">
      <style:text-properties style:font-name="Times New Roman" style:font-name-complex="Times New Roman"/>
    </style:style>
    <style:style style:name="P131" style:parent-style-name="Standard" style:family="paragraph">
      <style:text-properties style:font-name="Times New Roman" style:font-name-complex="Times New Roman"/>
    </style:style>
    <style:style style:name="P132" style:parent-style-name="Standard" style:family="paragraph">
      <style:text-properties style:font-name="Times New Roman" style:font-name-complex="Times New Roman"/>
    </style:style>
    <style:style style:name="P133" style:parent-style-name="Standard" style:family="paragraph">
      <style:text-properties style:font-name="Times New Roman" style:font-name-complex="Times New Roman"/>
    </style:style>
    <style:style style:name="P134" style:parent-style-name="Standard" style:family="paragraph">
      <style:text-properties style:font-name="Times New Roman" style:font-name-complex="Times New Roman"/>
    </style:style>
    <style:style style:name="P135" style:parent-style-name="Standard" style:family="paragraph">
      <style:text-properties style:font-name="Times New Roman" style:font-name-complex="Times New Roman"/>
    </style:style>
    <style:style style:name="P136" style:parent-style-name="Standard" style:family="paragraph">
      <style:text-properties style:font-name="Times New Roman" style:font-name-complex="Times New Roman"/>
    </style:style>
    <style:style style:name="P137" style:parent-style-name="Standard" style:family="paragraph">
      <style:text-properties style:font-name="Times New Roman" style:font-name-complex="Times New Roman"/>
    </style:style>
    <style:style style:name="P138" style:parent-style-name="Standard" style:family="paragraph">
      <style:text-properties style:font-name="Times New Roman" style:font-name-complex="Times New Roman"/>
    </style:style>
    <style:style style:name="P139" style:parent-style-name="Standard" style:family="paragraph">
      <style:text-properties style:font-name="Times New Roman" style:font-name-complex="Times New Roman"/>
    </style:style>
    <style:style style:name="P140" style:parent-style-name="Standard" style:family="paragraph">
      <style:text-properties style:font-name="Times New Roman" style:font-name-complex="Times New Roman"/>
    </style:style>
    <style:style style:name="P141" style:parent-style-name="Standard" style:family="paragraph">
      <style:text-properties style:font-name="Times New Roman" style:font-name-complex="Times New Roman"/>
    </style:style>
    <style:style style:name="P142" style:parent-style-name="Standard" style:family="paragraph">
      <style:text-properties style:font-name="Times New Roman" style:font-name-complex="Times New Roman"/>
    </style:style>
    <style:style style:name="P143" style:parent-style-name="Standard" style:family="paragraph">
      <style:text-properties style:font-name="Times New Roman" style:font-name-complex="Times New Roman"/>
    </style:style>
    <style:style style:name="P144" style:parent-style-name="Standard" style:family="paragraph">
      <style:text-properties style:font-name="Times New Roman" style:font-name-complex="Times New Roman"/>
    </style:style>
    <style:style style:name="P145" style:parent-style-name="Standard" style:family="paragraph">
      <style:text-properties style:font-name="Times New Roman" style:font-name-complex="Times New Roman"/>
    </style:style>
    <style:style style:name="P146" style:parent-style-name="Standard" style:family="paragraph">
      <style:text-properties style:font-name="Times New Roman" style:font-name-complex="Times New Roman"/>
    </style:style>
    <style:style style:name="P147" style:parent-style-name="Standard" style:family="paragraph">
      <style:text-properties style:font-name="Times New Roman" style:font-name-complex="Times New Roman"/>
    </style:style>
    <style:style style:name="P148" style:parent-style-name="Standard" style:family="paragraph">
      <style:text-properties style:font-name="Times New Roman" style:font-name-complex="Times New Roman"/>
    </style:style>
    <style:style style:name="P149" style:parent-style-name="Standard" style:family="paragraph">
      <style:text-properties style:font-name="Times New Roman" style:font-name-complex="Times New Roman"/>
    </style:style>
    <style:style style:name="P150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2" style:parent-style-name="Standard" style:family="paragraph">
      <style:text-properties style:font-name="Times New Roman" style:font-name-complex="Times New Roman"/>
    </style:style>
    <style:style style:name="P153" style:parent-style-name="Standard" style:family="paragraph">
      <style:text-properties style:font-name="Times New Roman" style:font-name-complex="Times New Roman"/>
    </style:style>
    <style:style style:name="P154" style:parent-style-name="Standard" style:family="paragraph">
      <style:text-properties style:font-name="Times New Roman" style:font-name-complex="Times New Roman"/>
    </style:style>
    <style:style style:name="P155" style:parent-style-name="Standard" style:family="paragraph">
      <style:text-properties style:font-name="Times New Roman" style:font-name-complex="Times New Roman"/>
    </style:style>
    <style:style style:name="P156" style:parent-style-name="Standard" style:family="paragraph">
      <style:text-properties style:font-name="Times New Roman" style:font-name-complex="Times New Roman"/>
    </style:style>
    <style:style style:name="P157" style:parent-style-name="Standard" style:family="paragraph">
      <style:text-properties style:font-name="Times New Roman" style:font-name-complex="Times New Roman"/>
    </style:style>
    <style:style style:name="P158" style:parent-style-name="Standard" style:family="paragraph">
      <style:text-properties style:font-name="Times New Roman" style:font-name-complex="Times New Roman"/>
    </style:style>
    <style:style style:name="P159" style:parent-style-name="Standard" style:family="paragraph">
      <style:text-properties style:font-name="Times New Roman" style:font-name-complex="Times New Roman"/>
    </style:style>
    <style:style style:name="P160" style:parent-style-name="Standard" style:family="paragraph">
      <style:text-properties style:font-name="Times New Roman" style:font-name-complex="Times New Roman"/>
    </style:style>
    <style:style style:name="P161" style:parent-style-name="Standard" style:family="paragraph">
      <style:text-properties style:font-name="Times New Roman" style:font-name-complex="Times New Roman"/>
    </style:style>
    <style:style style:name="P162" style:parent-style-name="Standard" style:family="paragraph">
      <style:text-properties style:font-name="Times New Roman" style:font-name-complex="Times New Roman"/>
    </style:style>
    <style:style style:name="P163" style:parent-style-name="Standard" style:family="paragraph">
      <style:text-properties style:font-name="Times New Roman" style:font-name-complex="Times New Roman"/>
    </style:style>
    <style:style style:name="P164" style:parent-style-name="Normal" style:family="paragraph">
      <style:paragraph-properties fo:break-before="page"/>
      <style:text-properties style:font-name="Times New Roman" style:font-name-complex="Times New Roman"/>
    </style:style>
    <style:style style:name="P16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66" style:parent-style-name="Standard" style:family="paragraph">
      <style:text-properties style:font-name="Times New Roman" style:font-name-complex="Times New Roman"/>
    </style:style>
    <style:style style:name="P16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8" style:parent-style-name="Standard" style:family="paragraph">
      <style:text-properties style:font-name="Times New Roman" style:font-name-complex="Times New Roman"/>
    </style:style>
    <style:style style:name="P16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0" style:parent-style-name="Standard" style:family="paragraph">
      <style:text-properties style:font-name="Times New Roman" style:font-name-complex="Times New Roman"/>
    </style:style>
    <style:style style:name="P17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7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8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9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00" style:parent-style-name="Standard" style:family="paragraph">
      <style:text-properties style:font-name="Times New Roman" style:font-name-complex="Times New Roman"/>
    </style:style>
    <style:style style:name="P20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2" style:parent-style-name="Standard" style:family="paragraph">
      <style:text-properties style:font-name="Times New Roman" style:font-name-complex="Times New Roman"/>
    </style:style>
    <style:style style:name="P203" style:parent-style-name="Standard" style:family="paragraph">
      <style:text-properties style:font-name="Times New Roman" style:font-name-complex="Times New Roman"/>
    </style:style>
    <style:style style:name="P204" style:parent-style-name="Standard" style:family="paragraph">
      <style:text-properties style:font-name="Times New Roman" style:font-name-complex="Times New Roman"/>
    </style:style>
    <style:style style:name="P205" style:parent-style-name="Standard" style:family="paragraph">
      <style:text-properties style:font-name="Times New Roman" style:font-name-complex="Times New Roman"/>
    </style:style>
    <style:style style:name="P206" style:parent-style-name="Standard" style:family="paragraph">
      <style:text-properties style:font-name="Times New Roman" style:font-name-complex="Times New Roman"/>
    </style:style>
    <style:style style:name="P207" style:parent-style-name="Standard" style:family="paragraph">
      <style:text-properties style:font-name="Times New Roman" style:font-name-complex="Times New Roman"/>
    </style:style>
    <style:style style:name="P208" style:parent-style-name="Standard" style:family="paragraph">
      <style:text-properties style:font-name="Times New Roman" style:font-name-complex="Times New Roman"/>
    </style:style>
    <style:style style:name="P209" style:parent-style-name="Standard" style:family="paragraph">
      <style:text-properties style:font-name="Times New Roman" style:font-name-complex="Times New Roman"/>
    </style:style>
    <style:style style:name="P210" style:parent-style-name="Standard" style:family="paragraph">
      <style:text-properties style:font-name="Times New Roman" style:font-name-complex="Times New Roman"/>
    </style:style>
    <style:style style:name="P211" style:parent-style-name="Normal" style:family="paragraph">
      <style:paragraph-properties fo:break-before="page"/>
      <style:text-properties style:font-name="Times New Roman" style:font-name-complex="Times New Roman"/>
    </style:style>
    <style:style style:name="P21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3" style:parent-style-name="Standard" style:family="paragraph">
      <style:text-properties style:font-name="Times New Roman" style:font-name-complex="Times New Roman"/>
    </style:style>
    <style:style style:name="P21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Standard" style:family="paragraph">
      <style:text-properties style:font-name="Times New Roman" style:font-name-complex="Times New Roman"/>
    </style:style>
    <style:style style:name="P21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1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2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3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4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4" style:parent-style-name="Standarduser" style:family="paragraph">
      <style:paragraph-properties>
        <style:tab-stops>
          <style:tab-stop style:type="left" style:position="1.125in"/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5" style:parent-style-name="Standarduser" style:family="paragraph">
      <style:paragraph-properties>
        <style:tab-stops>
          <style:tab-stop style:type="left" style:position="1.125in"/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6" style:parent-style-name="Standarduser" style:family="paragraph">
      <style:paragraph-properties>
        <style:tab-stops>
          <style:tab-stop style:type="left" style:position="1.125in"/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7" style:parent-style-name="Standarduser" style:family="paragraph">
      <style:paragraph-properties>
        <style:tab-stops>
          <style:tab-stop style:type="left" style:position="1.125in"/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59" style:parent-style-name="Normal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61" style:parent-style-name="Standard" style:family="paragraph">
      <style:text-properties style:font-name="Times New Roman" style:font-name-complex="Times New Roman"/>
    </style:style>
    <style:style style:name="P262" style:parent-style-name="Standard" style:family="paragraph">
      <style:text-properties style:font-name="Times New Roman" style:font-name-complex="Times New Roman"/>
    </style:style>
    <style:style style:name="P263" style:parent-style-name="Standard" style:family="paragraph">
      <style:text-properties style:font-name="Times New Roman" style:font-name-complex="Times New Roman"/>
    </style:style>
    <style:style style:name="P264" style:parent-style-name="Standard" style:family="paragraph">
      <style:text-properties style:font-name="Times New Roman" style:font-name-complex="Times New Roman"/>
    </style:style>
    <style:style style:name="P265" style:parent-style-name="Standard" style:family="paragraph">
      <style:text-properties style:font-name="Times New Roman" style:font-name-complex="Times New Roman"/>
    </style:style>
    <style:style style:name="P266" style:parent-style-name="Standard" style:family="paragraph">
      <style:text-properties style:font-name="Times New Roman" style:font-name-complex="Times New Roman"/>
    </style:style>
    <style:style style:name="P267" style:parent-style-name="Standard" style:family="paragraph">
      <style:text-properties style:font-name="Times New Roman" style:font-name-complex="Times New Roman"/>
    </style:style>
    <style:style style:name="P268" style:parent-style-name="Normal" style:family="paragraph">
      <style:paragraph-properties fo:break-before="page"/>
      <style:text-properties style:font-name="Times New Roman" style:font-name-complex="Times New Roman"/>
    </style:style>
    <style:style style:name="P26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7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7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4" style:parent-style-name="Standard" style:family="paragraph">
      <style:text-properties style:font-name="Times New Roman" style:font-name-complex="Times New Roman"/>
    </style:style>
    <style:style style:name="P27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7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7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7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7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8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29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0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1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2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2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2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2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324" style:parent-style-name="Standard" style:family="paragraph">
      <style:text-properties style:font-name="Times New Roman" style:font-name-complex="Times New Roman"/>
    </style:style>
    <style:style style:name="P325" style:parent-style-name="Standard" style:family="paragraph">
      <style:text-properties style:font-name="Times New Roman" style:font-name-complex="Times New Roman"/>
    </style:style>
    <style:style style:name="P32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7" style:parent-style-name="Standard" style:family="paragraph">
      <style:text-properties style:font-name="Times New Roman" style:font-name-complex="Times New Roman"/>
    </style:style>
    <style:style style:name="P328" style:parent-style-name="Standard" style:family="paragraph">
      <style:text-properties style:font-name="Times New Roman" style:font-name-complex="Times New Roman"/>
    </style:style>
    <style:style style:name="P329" style:parent-style-name="Standard" style:family="paragraph">
      <style:text-properties style:font-name="Times New Roman" style:font-name-complex="Times New Roman"/>
    </style:style>
    <style:style style:name="P330" style:parent-style-name="Standard" style:family="paragraph">
      <style:text-properties style:font-name="Times New Roman" style:font-name-complex="Times New Roman"/>
    </style:style>
    <style:style style:name="P331" style:parent-style-name="Standard" style:family="paragraph">
      <style:text-properties style:font-name="Times New Roman" style:font-name-complex="Times New Roman"/>
    </style:style>
    <style:style style:name="P332" style:parent-style-name="Standard" style:family="paragraph">
      <style:text-properties style:font-name="Times New Roman" style:font-name-complex="Times New Roman"/>
    </style:style>
    <style:style style:name="P333" style:parent-style-name="Standard" style:family="paragraph">
      <style:text-properties style:font-name="Times New Roman" style:font-name-complex="Times New Roman"/>
    </style:style>
    <style:style style:name="P334" style:parent-style-name="Standard" style:family="paragraph">
      <style:text-properties style:font-name="Times New Roman" style:font-name-complex="Times New Roman"/>
    </style:style>
    <style:style style:name="P335" style:parent-style-name="Standard" style:family="paragraph">
      <style:text-properties style:font-name="Times New Roman" style:font-name-complex="Times New Roman"/>
    </style:style>
    <style:style style:name="P336" style:parent-style-name="Standard" style:family="paragraph">
      <style:text-properties style:font-name="Times New Roman" style:font-name-complex="Times New Roman"/>
    </style:style>
    <style:style style:name="P337" style:parent-style-name="Standard" style:family="paragraph">
      <style:text-properties style:font-name="Times New Roman" style:font-name-complex="Times New Roman"/>
    </style:style>
    <style:style style:name="P338" style:parent-style-name="Standard" style:family="paragraph">
      <style:text-properties style:font-name="Times New Roman" style:font-name-complex="Times New Roman"/>
    </style:style>
    <style:style style:name="P339" style:parent-style-name="Standard" style:family="paragraph">
      <style:text-properties style:font-name="Times New Roman" style:font-name-complex="Times New Roman"/>
    </style:style>
    <style:style style:name="P340" style:parent-style-name="Normal" style:family="paragraph">
      <style:paragraph-properties fo:break-before="page"/>
      <style:text-properties style:font-name="Times New Roman" style:font-name-complex="Times New Roman"/>
    </style:style>
    <style:style style:name="P34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4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6" style:parent-style-name="Standard" style:family="paragraph">
      <style:text-properties style:font-name="Times New Roman" style:font-name-complex="Times New Roman"/>
    </style:style>
    <style:style style:name="P347" style:parent-style-name="Standard" style:family="paragraph">
      <style:text-properties style:font-name="Times New Roman" style:font-name-complex="Times New Roman"/>
    </style:style>
    <style:style style:name="P348" style:parent-style-name="Standard" style:family="paragraph">
      <style:text-properties style:font-name="Times New Roman" style:font-name-complex="Times New Roman"/>
    </style:style>
    <style:style style:name="P349" style:parent-style-name="Standard" style:family="paragraph">
      <style:text-properties style:font-name="Times New Roman" style:font-name-complex="Times New Roman"/>
    </style:style>
    <style:style style:name="P350" style:parent-style-name="Standard" style:family="paragraph">
      <style:text-properties style:font-name="Times New Roman" style:font-name-complex="Times New Roman"/>
    </style:style>
    <style:style style:name="P351" style:parent-style-name="Standard" style:family="paragraph">
      <style:text-properties style:font-name="Times New Roman" style:font-name-complex="Times New Roman"/>
    </style:style>
    <style:style style:name="P352" style:parent-style-name="Standard" style:family="paragraph">
      <style:text-properties style:font-name="Times New Roman" style:font-name-complex="Times New Roman"/>
    </style:style>
    <style:style style:name="P353" style:parent-style-name="Standard" style:family="paragraph">
      <style:text-properties style:font-name="Times New Roman" style:font-name-complex="Times New Roman"/>
    </style:style>
    <style:style style:name="P354" style:parent-style-name="Standard" style:family="paragraph">
      <style:text-properties style:font-name="Times New Roman" style:font-name-complex="Times New Roman"/>
    </style:style>
    <style:style style:name="P355" style:parent-style-name="Standard" style:family="paragraph">
      <style:text-properties style:font-name="Times New Roman" style:font-name-complex="Times New Roman"/>
    </style:style>
    <style:style style:name="P356" style:parent-style-name="Standard" style:family="paragraph">
      <style:text-properties style:font-name="Times New Roman" style:font-name-complex="Times New Roman"/>
    </style:style>
    <style:style style:name="P357" style:parent-style-name="Standard" style:family="paragraph">
      <style:text-properties style:font-name="Times New Roman" style:font-name-complex="Times New Roman"/>
    </style:style>
    <style:style style:name="P358" style:parent-style-name="Standard" style:family="paragraph">
      <style:text-properties style:font-name="Times New Roman" style:font-name-complex="Times New Roman"/>
    </style:style>
    <style:style style:name="P359" style:parent-style-name="Standard" style:family="paragraph">
      <style:text-properties style:font-name="Times New Roman" style:font-name-complex="Times New Roman"/>
    </style:style>
    <style:style style:name="P360" style:parent-style-name="Standard" style:family="paragraph">
      <style:text-properties style:font-name="Times New Roman" style:font-name-complex="Times New Roman"/>
    </style:style>
    <style:style style:name="P361" style:parent-style-name="Standard" style:family="paragraph">
      <style:text-properties style:font-name="Times New Roman" style:font-name-complex="Times New Roman"/>
    </style:style>
    <style:style style:name="P362" style:parent-style-name="Standard" style:family="paragraph">
      <style:text-properties style:font-name="Times New Roman" style:font-name-complex="Times New Roman"/>
    </style:style>
    <style:style style:name="P363" style:parent-style-name="Standard" style:family="paragraph">
      <style:text-properties style:font-name="Times New Roman" style:font-name-complex="Times New Roman"/>
    </style:style>
    <style:style style:name="P364" style:parent-style-name="Standard" style:family="paragraph">
      <style:text-properties style:font-name="Times New Roman" style:font-name-complex="Times New Roman"/>
    </style:style>
    <style:style style:name="P365" style:parent-style-name="Standard" style:family="paragraph">
      <style:text-properties style:font-name="Times New Roman" style:font-name-complex="Times New Roman"/>
    </style:style>
    <style:style style:name="P366" style:parent-style-name="Standard" style:family="paragraph">
      <style:text-properties style:font-name="Times New Roman" style:font-name-complex="Times New Roman"/>
    </style:style>
    <style:style style:name="P367" style:parent-style-name="Standard" style:family="paragraph">
      <style:text-properties style:font-name="Times New Roman" style:font-name-complex="Times New Roman"/>
    </style:style>
    <style:style style:name="P368" style:parent-style-name="Standard" style:family="paragraph">
      <style:text-properties style:font-name="Times New Roman" style:font-name-complex="Times New Roman"/>
    </style:style>
    <style:style style:name="P369" style:parent-style-name="Standard" style:family="paragraph">
      <style:text-properties style:font-name="Times New Roman" style:font-name-complex="Times New Roman"/>
    </style:style>
    <style:style style:name="P370" style:parent-style-name="Standard" style:family="paragraph">
      <style:text-properties style:font-name="Times New Roman" style:font-name-complex="Times New Roman"/>
    </style:style>
    <style:style style:name="P371" style:parent-style-name="Standard" style:family="paragraph">
      <style:text-properties style:font-name="Times New Roman" style:font-name-complex="Times New Roman"/>
    </style:style>
    <style:style style:name="P372" style:parent-style-name="Standard" style:family="paragraph">
      <style:text-properties style:font-name="Times New Roman" style:font-name-complex="Times New Roman"/>
    </style:style>
    <style:style style:name="P373" style:parent-style-name="Standard" style:family="paragraph">
      <style:text-properties style:font-name="Times New Roman" style:font-name-complex="Times New Roman"/>
    </style:style>
    <style:style style:name="P374" style:parent-style-name="Standard" style:family="paragraph">
      <style:text-properties style:font-name="Times New Roman" style:font-name-complex="Times New Roman"/>
    </style:style>
    <style:style style:name="P375" style:parent-style-name="Standard" style:family="paragraph">
      <style:text-properties style:font-name="Times New Roman" style:font-name-complex="Times New Roman"/>
    </style:style>
    <style:style style:name="P376" style:parent-style-name="Standard" style:family="paragraph">
      <style:text-properties style:font-name="Times New Roman" style:font-name-complex="Times New Roman"/>
    </style:style>
    <style:style style:name="P377" style:parent-style-name="Standard" style:family="paragraph">
      <style:text-properties style:font-name="Times New Roman" style:font-name-complex="Times New Roman"/>
    </style:style>
    <style:style style:name="P378" style:parent-style-name="Standard" style:family="paragraph">
      <style:text-properties style:font-name="Times New Roman" style:font-name-complex="Times New Roman"/>
    </style:style>
    <style:style style:name="P379" style:parent-style-name="Standard" style:family="paragraph">
      <style:text-properties style:font-name="Times New Roman" style:font-name-complex="Times New Roman"/>
    </style:style>
    <style:style style:name="P380" style:parent-style-name="Standard" style:family="paragraph">
      <style:text-properties style:font-name="Times New Roman" style:font-name-complex="Times New Roman"/>
    </style:style>
    <style:style style:name="P381" style:parent-style-name="Standard" style:family="paragraph">
      <style:text-properties style:font-name="Times New Roman" style:font-name-complex="Times New Roman"/>
    </style:style>
    <style:style style:name="P382" style:parent-style-name="Standard" style:family="paragraph">
      <style:text-properties style:font-name="Times New Roman" style:font-name-complex="Times New Roman"/>
    </style:style>
    <style:style style:name="P38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84" style:parent-style-name="Standard" style:family="paragraph">
      <style:text-properties style:font-name="Times New Roman" style:font-name-complex="Times New Roman"/>
    </style:style>
    <style:style style:name="P385" style:parent-style-name="Standard" style:family="paragraph">
      <style:text-properties style:font-name="Times New Roman" style:font-name-complex="Times New Roman"/>
    </style:style>
    <style:style style:name="P386" style:parent-style-name="Standard" style:family="paragraph">
      <style:text-properties style:font-name="Times New Roman" style:font-name-complex="Times New Roman"/>
    </style:style>
    <style:style style:name="P387" style:parent-style-name="Standard" style:family="paragraph">
      <style:text-properties style:font-name="Times New Roman" style:font-name-complex="Times New Roman"/>
    </style:style>
    <style:style style:name="P388" style:parent-style-name="Standard" style:family="paragraph">
      <style:text-properties style:font-name="Times New Roman" style:font-name-complex="Times New Roman"/>
    </style:style>
    <style:style style:name="P389" style:parent-style-name="Standard" style:family="paragraph">
      <style:text-properties style:font-name="Times New Roman" style:font-name-complex="Times New Roman"/>
    </style:style>
    <style:style style:name="P390" style:parent-style-name="Standard" style:family="paragraph">
      <style:text-properties style:font-name="Times New Roman" style:font-name-complex="Times New Roman"/>
    </style:style>
    <style:style style:name="P39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9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96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397" style:parent-style-name="Standard" style:family="paragraph">
      <style:text-properties style:font-name="Times New Roman" style:font-name-complex="Times New Roman"/>
    </style:style>
    <style:style style:name="P398" style:parent-style-name="Standard" style:family="paragraph">
      <style:text-properties style:font-name="Times New Roman" style:font-name-complex="Times New Roman"/>
    </style:style>
    <style:style style:name="P399" style:parent-style-name="Standard" style:family="paragraph">
      <style:text-properties style:font-name="Times New Roman" style:font-name-complex="Times New Roman"/>
    </style:style>
    <style:style style:name="P400" style:parent-style-name="Standard" style:family="paragraph">
      <style:text-properties style:font-name="Times New Roman" style:font-name-complex="Times New Roman"/>
    </style:style>
    <style:style style:name="P401" style:parent-style-name="Standard" style:family="paragraph">
      <style:text-properties style:font-name="Times New Roman" style:font-name-complex="Times New Roman"/>
    </style:style>
    <style:style style:name="P402" style:parent-style-name="Standard" style:family="paragraph">
      <style:text-properties style:font-name="Times New Roman" style:font-name-complex="Times New Roman"/>
    </style:style>
    <style:style style:name="P403" style:parent-style-name="Standard" style:family="paragraph">
      <style:text-properties style:font-name="Times New Roman" style:font-name-complex="Times New Roman"/>
    </style:style>
    <style:style style:name="P404" style:parent-style-name="Standard" style:family="paragraph">
      <style:text-properties style:font-name="Times New Roman" style:font-name-complex="Times New Roman"/>
    </style:style>
    <style:style style:name="P405" style:parent-style-name="Standard" style:family="paragraph">
      <style:text-properties style:font-name="Times New Roman" style:font-name-complex="Times New Roman"/>
    </style:style>
    <style:style style:name="P406" style:parent-style-name="Standard" style:family="paragraph">
      <style:text-properties style:font-name="Times New Roman" style:font-name-complex="Times New Roman"/>
    </style:style>
    <style:style style:name="P407" style:parent-style-name="Standard" style:family="paragraph">
      <style:text-properties style:font-name="Times New Roman" style:font-name-complex="Times New Roman"/>
    </style:style>
    <style:style style:name="P408" style:parent-style-name="Standard" style:family="paragraph">
      <style:text-properties style:font-name="Times New Roman" style:font-name-complex="Times New Roman"/>
    </style:style>
    <style:style style:name="P409" style:parent-style-name="Standard" style:family="paragraph">
      <style:text-properties style:font-name="Times New Roman" style:font-name-complex="Times New Roman"/>
    </style:style>
    <style:style style:name="P410" style:parent-style-name="Standard" style:family="paragraph">
      <style:text-properties style:font-name="Times New Roman" style:font-name-complex="Times New Roman"/>
    </style:style>
    <style:style style:name="P411" style:parent-style-name="Standard" style:family="paragraph">
      <style:text-properties style:font-name="Times New Roman" style:font-name-complex="Times New Roman"/>
    </style:style>
    <style:style style:name="P412" style:parent-style-name="Standard" style:family="paragraph">
      <style:text-properties style:font-name="Times New Roman" style:font-name-complex="Times New Roman"/>
    </style:style>
    <style:style style:name="P413" style:parent-style-name="Standard" style:family="paragraph">
      <style:text-properties style:font-name="Times New Roman" style:font-name-complex="Times New Roman"/>
    </style:style>
    <style:style style:name="P414" style:parent-style-name="Standard" style:family="paragraph">
      <style:text-properties style:font-name="Times New Roman" style:font-name-complex="Times New Roman"/>
    </style:style>
    <style:style style:name="P415" style:parent-style-name="Standard" style:family="paragraph">
      <style:text-properties style:font-name="Times New Roman" style:font-name-complex="Times New Roman"/>
    </style:style>
    <style:style style:name="P416" style:parent-style-name="Standard" style:family="paragraph">
      <style:text-properties style:font-name="Times New Roman" style:font-name-complex="Times New Roman"/>
    </style:style>
    <style:style style:name="P417" style:parent-style-name="Standard" style:family="paragraph">
      <style:text-properties style:font-name="Times New Roman" style:font-name-complex="Times New Roman"/>
    </style:style>
    <style:style style:name="P418" style:parent-style-name="Standard" style:family="paragraph">
      <style:text-properties style:font-name="Times New Roman" style:font-name-complex="Times New Roman"/>
    </style:style>
    <style:style style:name="P419" style:parent-style-name="Standard" style:family="paragraph">
      <style:text-properties style:font-name="Times New Roman" style:font-name-complex="Times New Roman"/>
    </style:style>
    <style:style style:name="P420" style:parent-style-name="Standard" style:family="paragraph">
      <style:text-properties style:font-name="Times New Roman" style:font-name-complex="Times New Roman"/>
    </style:style>
    <style:style style:name="P421" style:parent-style-name="Standard" style:family="paragraph">
      <style:text-properties style:font-name="Times New Roman" style:font-name-complex="Times New Roman"/>
    </style:style>
    <style:style style:name="P422" style:parent-style-name="Standard" style:family="paragraph">
      <style:text-properties style:font-name="Times New Roman" style:font-name-complex="Times New Roman"/>
    </style:style>
    <style:style style:name="P42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4" style:parent-style-name="Standard" style:family="paragraph">
      <style:text-properties style:font-name="Times New Roman" style:font-name-complex="Times New Roman"/>
    </style:style>
    <style:style style:name="P425" style:parent-style-name="Standard" style:family="paragraph">
      <style:text-properties style:font-name="Times New Roman" style:font-name-complex="Times New Roman"/>
    </style:style>
    <style:style style:name="P426" style:parent-style-name="Standard" style:family="paragraph">
      <style:text-properties style:font-name="Times New Roman" style:font-name-complex="Times New Roman"/>
    </style:style>
    <style:style style:name="P427" style:parent-style-name="Standard" style:family="paragraph">
      <style:text-properties style:font-name="Times New Roman" style:font-name-complex="Times New Roman"/>
    </style:style>
    <style:style style:name="P428" style:parent-style-name="Standard" style:family="paragraph">
      <style:text-properties style:font-name="Times New Roman" style:font-name-complex="Times New Roman"/>
    </style:style>
    <style:style style:name="P429" style:parent-style-name="Normal" style:family="paragraph">
      <style:paragraph-properties fo:break-before="page"/>
      <style:text-properties style:font-name="Times New Roman" style:font-name-complex="Times New Roman"/>
    </style:style>
    <style:style style:name="P43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35" style:parent-style-name="Standard" style:family="paragraph">
      <style:text-properties style:font-name="Times New Roman" style:font-name-complex="Times New Roman"/>
    </style:style>
    <style:style style:name="P436" style:parent-style-name="Standard" style:family="paragraph">
      <style:text-properties style:font-name="Times New Roman" style:font-name-complex="Times New Roman"/>
    </style:style>
    <style:style style:name="P437" style:parent-style-name="Standard" style:family="paragraph">
      <style:text-properties style:font-name="Times New Roman" style:font-name-complex="Times New Roman"/>
    </style:style>
    <style:style style:name="P438" style:parent-style-name="Standard" style:family="paragraph">
      <style:text-properties style:font-name="Times New Roman" style:font-name-complex="Times New Roman"/>
    </style:style>
    <style:style style:name="P439" style:parent-style-name="Standard" style:family="paragraph">
      <style:text-properties style:font-name="Times New Roman" style:font-name-complex="Times New Roman"/>
    </style:style>
    <style:style style:name="P440" style:parent-style-name="Standard" style:family="paragraph">
      <style:text-properties style:font-name="Times New Roman" style:font-name-complex="Times New Roman"/>
    </style:style>
    <style:style style:name="P441" style:parent-style-name="Standard" style:family="paragraph">
      <style:text-properties style:font-name="Times New Roman" style:font-name-complex="Times New Roman"/>
    </style:style>
    <style:style style:name="P442" style:parent-style-name="Standard" style:family="paragraph">
      <style:text-properties style:font-name="Times New Roman" style:font-name-complex="Times New Roman"/>
    </style:style>
    <style:style style:name="P443" style:parent-style-name="Standard" style:family="paragraph">
      <style:text-properties style:font-name="Times New Roman" style:font-name-complex="Times New Roman"/>
    </style:style>
    <style:style style:name="P444" style:parent-style-name="Standard" style:family="paragraph">
      <style:text-properties style:font-name="Times New Roman" style:font-name-complex="Times New Roman"/>
    </style:style>
    <style:style style:name="P445" style:parent-style-name="Standard" style:family="paragraph">
      <style:text-properties style:font-name="Times New Roman" style:font-name-complex="Times New Roman"/>
    </style:style>
    <style:style style:name="P446" style:parent-style-name="Standard" style:family="paragraph">
      <style:text-properties style:font-name="Times New Roman" style:font-name-complex="Times New Roman"/>
    </style:style>
    <style:style style:name="P447" style:parent-style-name="Standard" style:family="paragraph">
      <style:text-properties style:font-name="Times New Roman" style:font-name-complex="Times New Roman"/>
    </style:style>
    <style:style style:name="P448" style:parent-style-name="Standard" style:family="paragraph">
      <style:text-properties style:font-name="Times New Roman" style:font-name-complex="Times New Roman"/>
    </style:style>
    <style:style style:name="P449" style:parent-style-name="Standard" style:family="paragraph">
      <style:text-properties style:font-name="Times New Roman" style:font-name-complex="Times New Roman"/>
    </style:style>
    <style:style style:name="P450" style:parent-style-name="Standard" style:family="paragraph">
      <style:text-properties style:font-name="Times New Roman" style:font-name-complex="Times New Roman"/>
    </style:style>
    <style:style style:name="P451" style:parent-style-name="Standard" style:family="paragraph">
      <style:text-properties style:font-name="Times New Roman" style:font-name-complex="Times New Roman"/>
    </style:style>
    <style:style style:name="P452" style:parent-style-name="Standard" style:family="paragraph">
      <style:text-properties style:font-name="Times New Roman" style:font-name-complex="Times New Roman"/>
    </style:style>
    <style:style style:name="P453" style:parent-style-name="Standard" style:family="paragraph">
      <style:text-properties style:font-name="Times New Roman" style:font-name-complex="Times New Roman"/>
    </style:style>
    <style:style style:name="P454" style:parent-style-name="Standard" style:family="paragraph">
      <style:text-properties style:font-name="Times New Roman" style:font-name-complex="Times New Roman"/>
    </style:style>
    <style:style style:name="P455" style:parent-style-name="Standard" style:family="paragraph">
      <style:text-properties style:font-name="Times New Roman" style:font-name-complex="Times New Roman"/>
    </style:style>
    <style:style style:name="P456" style:parent-style-name="Standard" style:family="paragraph">
      <style:text-properties style:font-name="Times New Roman" style:font-name-complex="Times New Roman"/>
    </style:style>
    <style:style style:name="P457" style:parent-style-name="Standard" style:family="paragraph">
      <style:text-properties style:font-name="Times New Roman" style:font-name-complex="Times New Roman"/>
    </style:style>
    <style:style style:name="P458" style:parent-style-name="Standard" style:family="paragraph">
      <style:text-properties style:font-name="Times New Roman" style:font-name-complex="Times New Roman"/>
    </style:style>
    <style:style style:name="P459" style:parent-style-name="Standard" style:family="paragraph">
      <style:text-properties style:font-name="Times New Roman" style:font-name-complex="Times New Roman"/>
    </style:style>
    <style:style style:name="P460" style:parent-style-name="Standard" style:family="paragraph">
      <style:text-properties style:font-name="Times New Roman" style:font-name-complex="Times New Roman"/>
    </style:style>
    <style:style style:name="P461" style:parent-style-name="Standard" style:family="paragraph">
      <style:text-properties style:font-name="Times New Roman" style:font-name-complex="Times New Roman"/>
    </style:style>
    <style:style style:name="P462" style:parent-style-name="Standard" style:family="paragraph">
      <style:text-properties style:font-name="Times New Roman" style:font-name-complex="Times New Roman"/>
    </style:style>
    <style:style style:name="P463" style:parent-style-name="Standard" style:family="paragraph">
      <style:text-properties style:font-name="Times New Roman" style:font-name-complex="Times New Roman"/>
    </style:style>
    <style:style style:name="P464" style:parent-style-name="Standard" style:family="paragraph">
      <style:text-properties style:font-name="Times New Roman" style:font-name-complex="Times New Roman"/>
    </style:style>
    <style:style style:name="P465" style:parent-style-name="Standard" style:family="paragraph">
      <style:text-properties style:font-name="Times New Roman" style:font-name-complex="Times New Roman"/>
    </style:style>
    <style:style style:name="P466" style:parent-style-name="Standard" style:family="paragraph">
      <style:text-properties style:font-name="Times New Roman" style:font-name-complex="Times New Roman"/>
    </style:style>
    <style:style style:name="P467" style:parent-style-name="Standard" style:family="paragraph">
      <style:text-properties style:font-name="Times New Roman" style:font-name-complex="Times New Roman"/>
    </style:style>
    <style:style style:name="P468" style:parent-style-name="Standard" style:family="paragraph">
      <style:text-properties style:font-name="Times New Roman" style:font-name-complex="Times New Roman"/>
    </style:style>
    <style:style style:name="P469" style:parent-style-name="Standard" style:family="paragraph">
      <style:text-properties style:font-name="Times New Roman" style:font-name-complex="Times New Roman"/>
    </style:style>
    <style:style style:name="P470" style:parent-style-name="Standard" style:family="paragraph">
      <style:text-properties style:font-name="Times New Roman" style:font-name-complex="Times New Roman"/>
    </style:style>
    <style:style style:name="P471" style:parent-style-name="Standard" style:family="paragraph">
      <style:text-properties style:font-name="Times New Roman" style:font-name-complex="Times New Roman"/>
    </style:style>
    <style:style style:name="P472" style:parent-style-name="Standard" style:family="paragraph">
      <style:text-properties style:font-name="Times New Roman" style:font-name-complex="Times New Roman"/>
    </style:style>
    <style:style style:name="P473" style:parent-style-name="Normal" style:family="paragraph">
      <style:paragraph-properties fo:break-before="page"/>
      <style:text-properties style:font-name="Times New Roman" style:font-name-complex="Times New Roman"/>
    </style:style>
    <style:style style:name="P47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75" style:parent-style-name="Standard" style:family="paragraph">
      <style:text-properties style:font-name="Times New Roman" style:font-name-complex="Times New Roman"/>
    </style:style>
    <style:style style:name="P476" style:parent-style-name="Standard" style:family="paragraph">
      <style:text-properties style:font-name="Times New Roman" style:font-name-complex="Times New Roman"/>
    </style:style>
    <style:style style:name="P477" style:parent-style-name="Standard" style:family="paragraph">
      <style:text-properties style:font-name="Times New Roman" style:font-name-complex="Times New Roman"/>
    </style:style>
    <style:style style:name="P478" style:parent-style-name="Standard" style:family="paragraph">
      <style:text-properties style:font-name="Times New Roman" style:font-name-complex="Times New Roman"/>
    </style:style>
    <style:style style:name="P479" style:parent-style-name="Standard" style:family="paragraph">
      <style:text-properties style:font-name="Times New Roman" style:font-name-complex="Times New Roman"/>
    </style:style>
    <style:style style:name="P480" style:parent-style-name="Standard" style:family="paragraph">
      <style:text-properties style:font-name="Times New Roman" style:font-name-complex="Times New Roman"/>
    </style:style>
    <style:style style:name="P481" style:parent-style-name="Standard" style:family="paragraph">
      <style:text-properties style:font-name="Times New Roman" style:font-name-complex="Times New Roman"/>
    </style:style>
    <style:style style:name="P482" style:parent-style-name="Standard" style:family="paragraph">
      <style:text-properties style:font-name="Times New Roman" style:font-name-complex="Times New Roman"/>
    </style:style>
    <style:style style:name="P483" style:parent-style-name="Standard" style:family="paragraph">
      <style:text-properties style:font-name="Times New Roman" style:font-name-complex="Times New Roman"/>
    </style:style>
    <style:style style:name="P484" style:parent-style-name="Standard" style:family="paragraph">
      <style:text-properties style:font-name="Times New Roman" style:font-name-complex="Times New Roman"/>
    </style:style>
    <style:style style:name="P485" style:parent-style-name="Standard" style:family="paragraph">
      <style:text-properties style:font-name="Times New Roman" style:font-name-complex="Times New Roman"/>
    </style:style>
    <style:style style:name="P486" style:parent-style-name="Standard" style:family="paragraph">
      <style:text-properties style:font-name="Times New Roman" style:font-name-complex="Times New Roman"/>
    </style:style>
    <style:style style:name="P487" style:parent-style-name="Standard" style:family="paragraph">
      <style:text-properties style:font-name="Times New Roman" style:font-name-complex="Times New Roman"/>
    </style:style>
    <style:style style:name="P488" style:parent-style-name="Standard" style:family="paragraph">
      <style:text-properties style:font-name="Times New Roman" style:font-name-complex="Times New Roman"/>
    </style:style>
    <style:style style:name="P489" style:parent-style-name="Standard" style:family="paragraph">
      <style:text-properties style:font-name="Times New Roman" style:font-name-complex="Times New Roman"/>
    </style:style>
    <style:style style:name="P490" style:parent-style-name="Normal" style:family="paragraph">
      <style:paragraph-properties fo:break-before="page"/>
      <style:text-properties style:font-name="Times New Roman" style:font-name-complex="Times New Roman"/>
    </style:style>
    <style:style style:name="P49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9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9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9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9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96" style:parent-style-name="Standard" style:family="paragraph">
      <style:text-properties style:font-name="Times New Roman" style:font-name-complex="Times New Roman"/>
    </style:style>
    <style:style style:name="P497" style:parent-style-name="PreformattedText" style:family="paragraph">
      <style:text-properties style:font-name="Times New Roman" style:font-name-complex="Times New Roman" fo:font-size="12pt" style:font-size-asian="12pt" style:font-size-complex="12pt"/>
    </style:style>
    <style:style style:name="P498" style:parent-style-name="Standard" style:family="paragraph">
      <style:text-properties style:font-name="Times New Roman" style:font-name-complex="Times New Roman"/>
    </style:style>
    <style:style style:name="P499" style:parent-style-name="Standard" style:family="paragraph">
      <style:text-properties style:font-name="Times New Roman" style:font-name-complex="Times New Roman"/>
    </style:style>
    <style:style style:name="P500" style:parent-style-name="Standard" style:family="paragraph">
      <style:text-properties style:font-name="Times New Roman" style:font-name-complex="Times New Roman"/>
    </style:style>
    <style:style style:name="P50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2" style:parent-style-name="Standard" style:family="paragraph">
      <style:text-properties style:font-name="Times New Roman" style:font-name-complex="Times New Roman"/>
    </style:style>
    <style:style style:name="P503" style:parent-style-name="Standard" style:family="paragraph">
      <style:text-properties style:font-name="Times New Roman" style:font-name-complex="Times New Roman"/>
    </style:style>
    <style:style style:name="P504" style:parent-style-name="Standard" style:family="paragraph">
      <style:text-properties style:font-name="Times New Roman" style:font-name-complex="Times New Roman"/>
    </style:style>
    <style:style style:name="P505" style:parent-style-name="Normal" style:family="paragraph">
      <style:paragraph-properties fo:break-before="page"/>
      <style:text-properties style:font-name="Times New Roman" style:font-name-complex="Times New Roman"/>
    </style:style>
    <style:style style:name="P50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0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0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0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1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11" style:parent-style-name="Standard" style:family="paragraph">
      <style:text-properties style:font-name="Times New Roman" style:font-name-complex="Times New Roman"/>
    </style:style>
    <style:style style:name="P512" style:parent-style-name="Standard" style:family="paragraph">
      <style:text-properties style:font-name="Times New Roman" style:font-name-complex="Times New Roman"/>
    </style:style>
    <style:style style:name="P513" style:parent-style-name="Standard" style:family="paragraph">
      <style:text-properties style:font-name="Times New Roman" style:font-name-complex="Times New Roman"/>
    </style:style>
    <style:style style:name="P514" style:parent-style-name="Standard" style:family="paragraph">
      <style:text-properties style:font-name="Times New Roman" style:font-name-complex="Times New Roman"/>
    </style:style>
    <style:style style:name="P515" style:parent-style-name="Standard" style:family="paragraph">
      <style:text-properties style:font-name="Times New Roman" style:font-name-complex="Times New Roman"/>
    </style:style>
    <style:style style:name="P516" style:parent-style-name="Standard" style:family="paragraph">
      <style:text-properties style:font-name="Times New Roman" style:font-name-complex="Times New Roman"/>
    </style:style>
    <style:style style:name="P517" style:parent-style-name="Standard" style:family="paragraph">
      <style:text-properties style:font-name="Times New Roman" style:font-name-complex="Times New Roman"/>
    </style:style>
    <style:style style:name="P518" style:parent-style-name="Standard" style:family="paragraph">
      <style:text-properties style:font-name="Times New Roman" style:font-name-complex="Times New Roman"/>
    </style:style>
    <style:style style:name="P519" style:parent-style-name="Standard" style:family="paragraph">
      <style:text-properties style:font-name="Times New Roman" style:font-name-complex="Times New Roman"/>
    </style:style>
    <style:style style:name="P520" style:parent-style-name="Standard" style:family="paragraph">
      <style:text-properties style:font-name="Times New Roman" style:font-name-complex="Times New Roman"/>
    </style:style>
    <style:style style:name="P521" style:parent-style-name="Standard" style:family="paragraph">
      <style:text-properties style:font-name="Times New Roman" style:font-name-complex="Times New Roman"/>
    </style:style>
    <style:style style:name="P522" style:parent-style-name="Standard" style:family="paragraph">
      <style:text-properties style:font-name="Times New Roman" style:font-name-complex="Times New Roman"/>
    </style:style>
    <style:style style:name="P523" style:parent-style-name="Standard" style:family="paragraph">
      <style:text-properties style:font-name="Times New Roman" style:font-name-complex="Times New Roman"/>
    </style:style>
    <style:style style:name="P524" style:parent-style-name="Standard" style:family="paragraph">
      <style:text-properties style:font-name="Times New Roman" style:font-name-complex="Times New Roman"/>
    </style:style>
    <style:style style:name="P525" style:parent-style-name="Standard" style:family="paragraph">
      <style:text-properties style:font-name="Times New Roman" style:font-name-complex="Times New Roman"/>
    </style:style>
    <style:style style:name="P526" style:parent-style-name="Standard" style:family="paragraph">
      <style:text-properties style:font-name="Times New Roman" style:font-name-complex="Times New Roman"/>
    </style:style>
    <style:style style:name="P527" style:parent-style-name="Standard" style:family="paragraph">
      <style:text-properties style:font-name="Times New Roman" style:font-name-complex="Times New Roman"/>
    </style:style>
    <style:style style:name="P528" style:parent-style-name="Standard" style:family="paragraph">
      <style:text-properties style:font-name="Times New Roman" style:font-name-complex="Times New Roman"/>
    </style:style>
    <style:style style:name="P529" style:parent-style-name="Standard" style:family="paragraph">
      <style:text-properties style:font-name="Times New Roman" style:font-name-complex="Times New Roman"/>
    </style:style>
    <style:style style:name="P530" style:parent-style-name="Standard" style:family="paragraph">
      <style:text-properties style:font-name="Times New Roman" style:font-name-complex="Times New Roman"/>
    </style:style>
    <style:style style:name="P531" style:parent-style-name="Standard" style:family="paragraph">
      <style:text-properties style:font-name="Times New Roman" style:font-name-complex="Times New Roman"/>
    </style:style>
    <style:style style:name="P532" style:parent-style-name="Standard" style:family="paragraph">
      <style:text-properties style:font-name="Times New Roman" style:font-name-complex="Times New Roman"/>
    </style:style>
    <style:style style:name="P533" style:parent-style-name="Standard" style:family="paragraph">
      <style:text-properties style:font-name="Times New Roman" style:font-name-complex="Times New Roman"/>
    </style:style>
    <style:style style:name="P534" style:parent-style-name="Standard" style:family="paragraph">
      <style:text-properties style:font-name="Times New Roman" style:font-name-complex="Times New Roman"/>
    </style:style>
    <style:style style:name="P535" style:parent-style-name="Standard" style:family="paragraph">
      <style:text-properties style:font-name="Times New Roman" style:font-name-complex="Times New Roman"/>
    </style:style>
    <style:style style:name="P536" style:parent-style-name="Standard" style:family="paragraph">
      <style:text-properties style:font-name="Times New Roman" style:font-name-complex="Times New Roman"/>
    </style:style>
    <style:style style:name="P537" style:parent-style-name="Standard" style:family="paragraph">
      <style:text-properties style:font-name="Times New Roman" style:font-name-complex="Times New Roman"/>
    </style:style>
    <style:style style:name="P538" style:parent-style-name="Standard" style:family="paragraph">
      <style:text-properties style:font-name="Times New Roman" style:font-name-complex="Times New Roman"/>
    </style:style>
    <style:style style:name="P539" style:parent-style-name="Standard" style:family="paragraph">
      <style:text-properties style:font-name="Times New Roman" style:font-name-complex="Times New Roman"/>
    </style:style>
    <style:style style:name="P540" style:parent-style-name="Standard" style:family="paragraph">
      <style:text-properties style:font-name="Times New Roman" style:font-name-complex="Times New Roman"/>
    </style:style>
    <style:style style:name="P541" style:parent-style-name="Standard" style:family="paragraph">
      <style:text-properties style:font-name="Times New Roman" style:font-name-complex="Times New Roman"/>
    </style:style>
    <style:style style:name="P542" style:parent-style-name="Standard" style:family="paragraph">
      <style:text-properties style:font-name="Times New Roman" style:font-name-complex="Times New Roman"/>
    </style:style>
    <style:style style:name="P543" style:parent-style-name="Standard" style:family="paragraph">
      <style:text-properties style:font-name="Times New Roman" style:font-name-complex="Times New Roman"/>
    </style:style>
    <style:style style:name="P544" style:parent-style-name="Standard" style:family="paragraph">
      <style:text-properties style:font-name="Times New Roman" style:font-name-complex="Times New Roman"/>
    </style:style>
    <style:style style:name="P545" style:parent-style-name="Standard" style:family="paragraph">
      <style:text-properties style:font-name="Times New Roman" style:font-name-complex="Times New Roman"/>
    </style:style>
    <style:style style:name="P546" style:parent-style-name="Standard" style:family="paragraph">
      <style:text-properties style:font-name="Times New Roman" style:font-name-complex="Times New Roman"/>
    </style:style>
    <style:style style:name="P547" style:parent-style-name="Standard" style:family="paragraph">
      <style:text-properties style:font-name="Times New Roman" style:font-name-complex="Times New Roman"/>
    </style:style>
    <style:style style:name="P548" style:parent-style-name="Standard" style:family="paragraph">
      <style:text-properties style:font-name="Times New Roman" style:font-name-complex="Times New Roman"/>
    </style:style>
    <style:style style:name="P54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50" style:parent-style-name="Standard" style:family="paragraph">
      <style:text-properties style:font-name="Times New Roman" style:font-name-complex="Times New Roman"/>
    </style:style>
    <style:style style:name="P551" style:parent-style-name="Standard" style:family="paragraph">
      <style:text-properties style:font-name="Times New Roman" style:font-name-complex="Times New Roman"/>
    </style:style>
    <style:style style:name="P552" style:parent-style-name="Standard" style:family="paragraph">
      <style:text-properties style:font-name="Times New Roman" style:font-name-complex="Times New Roman"/>
    </style:style>
    <style:style style:name="P553" style:parent-style-name="Standard" style:family="paragraph">
      <style:text-properties style:font-name="Times New Roman" style:font-name-complex="Times New Roman"/>
    </style:style>
    <style:style style:name="P554" style:parent-style-name="Standard" style:family="paragraph">
      <style:text-properties style:font-name="Times New Roman" style:font-name-complex="Times New Roman"/>
    </style:style>
    <style:style style:name="P555" style:parent-style-name="Standard" style:family="paragraph">
      <style:text-properties style:font-name="Times New Roman" style:font-name-complex="Times New Roman"/>
    </style:style>
    <style:style style:name="P556" style:parent-style-name="Standard" style:family="paragraph">
      <style:text-properties style:font-name="Times New Roman" style:font-name-complex="Times New Roman"/>
    </style:style>
    <style:style style:name="P557" style:parent-style-name="Standard" style:family="paragraph">
      <style:text-properties style:font-name="Times New Roman" style:font-name-complex="Times New Roman"/>
    </style:style>
    <style:style style:name="P558" style:parent-style-name="Standard" style:family="paragraph">
      <style:text-properties style:font-name="Times New Roman" style:font-name-complex="Times New Roman"/>
    </style:style>
    <style:style style:name="P559" style:parent-style-name="Standard" style:family="paragraph">
      <style:text-properties style:font-name="Times New Roman" style:font-name-complex="Times New Roman"/>
    </style:style>
    <style:style style:name="P560" style:parent-style-name="Standard" style:family="paragraph">
      <style:text-properties style:font-name="Times New Roman" style:font-name-complex="Times New Roman"/>
    </style:style>
    <style:style style:name="P561" style:parent-style-name="Standard" style:family="paragraph">
      <style:text-properties style:font-name="Times New Roman" style:font-name-complex="Times New Roman"/>
    </style:style>
    <style:style style:name="P562" style:parent-style-name="Standard" style:family="paragraph">
      <style:text-properties style:font-name="Times New Roman" style:font-name-complex="Times New Roman"/>
    </style:style>
    <style:style style:name="P563" style:parent-style-name="Standard" style:family="paragraph">
      <style:text-properties style:font-name="Times New Roman" style:font-name-complex="Times New Roman"/>
    </style:style>
    <style:style style:name="P564" style:parent-style-name="Normal" style:family="paragraph">
      <style:paragraph-properties fo:break-before="page"/>
      <style:text-properties style:font-name="Times New Roman" style:font-name-complex="Times New Roman"/>
    </style:style>
    <style:style style:name="P56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56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6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6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6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570" style:parent-style-name="Standard" style:family="paragraph">
      <style:text-properties style:font-name="Times New Roman" style:font-name-complex="Times New Roman"/>
    </style:style>
    <style:style style:name="P571" style:parent-style-name="Standard" style:family="paragraph">
      <style:text-properties style:font-name="Times New Roman" style:font-name-complex="Times New Roman"/>
    </style:style>
    <style:style style:name="P572" style:parent-style-name="Standard" style:family="paragraph">
      <style:text-properties style:font-name="Times New Roman" style:font-name-complex="Times New Roman"/>
    </style:style>
    <style:style style:name="P573" style:parent-style-name="Standard" style:family="paragraph">
      <style:text-properties style:font-name="Times New Roman" style:font-name-complex="Times New Roman"/>
    </style:style>
    <style:style style:name="P574" style:parent-style-name="Standard" style:family="paragraph">
      <style:text-properties style:font-name="Times New Roman" style:font-name-complex="Times New Roman"/>
    </style:style>
    <style:style style:name="P575" style:parent-style-name="Standard" style:family="paragraph">
      <style:text-properties style:font-name="Times New Roman" style:font-name-complex="Times New Roman"/>
    </style:style>
    <style:style style:name="P576" style:parent-style-name="Standard" style:family="paragraph">
      <style:text-properties style:font-name="Times New Roman" style:font-name-complex="Times New Roman"/>
    </style:style>
    <style:style style:name="P577" style:parent-style-name="Standard" style:family="paragraph">
      <style:text-properties style:font-name="Times New Roman" style:font-name-complex="Times New Roman"/>
    </style:style>
    <style:style style:name="P578" style:parent-style-name="Standard" style:family="paragraph">
      <style:text-properties style:font-name="Times New Roman" style:font-name-complex="Times New Roman"/>
    </style:style>
    <style:style style:name="P579" style:parent-style-name="Standard" style:family="paragraph">
      <style:text-properties style:font-name="Times New Roman" style:font-name-complex="Times New Roman"/>
    </style:style>
    <style:style style:name="P580" style:parent-style-name="Standard" style:family="paragraph">
      <style:text-properties style:font-name="Times New Roman" style:font-name-complex="Times New Roman"/>
    </style:style>
    <style:style style:name="P581" style:parent-style-name="Standard" style:family="paragraph">
      <style:text-properties style:font-name="Times New Roman" style:font-name-complex="Times New Roman"/>
    </style:style>
    <style:style style:name="P582" style:parent-style-name="Standard" style:family="paragraph">
      <style:text-properties style:font-name="Times New Roman" style:font-name-complex="Times New Roman"/>
    </style:style>
    <style:style style:name="P583" style:parent-style-name="Standard" style:family="paragraph">
      <style:text-properties style:font-name="Times New Roman" style:font-name-complex="Times New Roman"/>
    </style:style>
    <style:style style:name="P584" style:parent-style-name="Standard" style:family="paragraph">
      <style:text-properties style:font-name="Times New Roman" style:font-name-complex="Times New Roman"/>
    </style:style>
    <style:style style:name="P585" style:parent-style-name="Standard" style:family="paragraph">
      <style:text-properties style:font-name="Times New Roman" style:font-name-complex="Times New Roman"/>
    </style:style>
    <style:style style:name="P586" style:parent-style-name="Standard" style:family="paragraph">
      <style:text-properties style:font-name="Times New Roman" style:font-name-complex="Times New Roman"/>
    </style:style>
    <style:style style:name="P587" style:parent-style-name="Standard" style:family="paragraph">
      <style:text-properties style:font-name="Times New Roman" style:font-name-complex="Times New Roman"/>
    </style:style>
    <style:style style:name="P588" style:parent-style-name="Standard" style:family="paragraph">
      <style:text-properties style:font-name="Times New Roman" style:font-name-complex="Times New Roman"/>
    </style:style>
    <style:style style:name="P589" style:parent-style-name="Standard" style:family="paragraph">
      <style:text-properties style:font-name="Times New Roman" style:font-name-complex="Times New Roman"/>
    </style:style>
    <style:style style:name="P590" style:parent-style-name="Standard" style:family="paragraph">
      <style:text-properties style:font-name="Times New Roman" style:font-name-complex="Times New Roman"/>
    </style:style>
    <style:style style:name="P591" style:parent-style-name="Standard" style:family="paragraph">
      <style:text-properties style:font-name="Times New Roman" style:font-name-complex="Times New Roman"/>
    </style:style>
    <style:style style:name="P592" style:parent-style-name="Standard" style:family="paragraph">
      <style:text-properties style:font-name="Times New Roman" style:font-name-complex="Times New Roman"/>
    </style:style>
    <style:style style:name="P593" style:parent-style-name="Standard" style:family="paragraph">
      <style:text-properties style:font-name="Times New Roman" style:font-name-complex="Times New Roman"/>
    </style:style>
    <style:style style:name="P594" style:parent-style-name="Standard" style:family="paragraph">
      <style:text-properties style:font-name="Times New Roman" style:font-name-complex="Times New Roman"/>
    </style:style>
    <style:style style:name="P595" style:parent-style-name="Standard" style:family="paragraph">
      <style:text-properties style:font-name="Times New Roman" style:font-name-complex="Times New Roman"/>
    </style:style>
    <style:style style:name="P596" style:parent-style-name="Standard" style:family="paragraph">
      <style:text-properties style:font-name="Times New Roman" style:font-name-complex="Times New Roman"/>
    </style:style>
    <style:style style:name="P597" style:parent-style-name="Standard" style:family="paragraph">
      <style:text-properties style:font-name="Times New Roman" style:font-name-complex="Times New Roman"/>
    </style:style>
    <style:style style:name="P598" style:parent-style-name="Standard" style:family="paragraph">
      <style:text-properties style:font-name="Times New Roman" style:font-name-complex="Times New Roman"/>
    </style:style>
    <style:style style:name="P599" style:parent-style-name="Standard" style:family="paragraph">
      <style:text-properties style:font-name="Times New Roman" style:font-name-complex="Times New Roman"/>
    </style:style>
    <style:style style:name="P600" style:parent-style-name="Standard" style:family="paragraph">
      <style:text-properties style:font-name="Times New Roman" style:font-name-complex="Times New Roman"/>
    </style:style>
    <style:style style:name="P601" style:parent-style-name="Standard" style:family="paragraph">
      <style:text-properties style:font-name="Times New Roman" style:font-name-complex="Times New Roman"/>
    </style:style>
    <style:style style:name="P602" style:parent-style-name="Standard" style:family="paragraph">
      <style:text-properties style:font-name="Times New Roman" style:font-name-complex="Times New Roman"/>
    </style:style>
    <style:style style:name="P603" style:parent-style-name="Standard" style:family="paragraph">
      <style:text-properties style:font-name="Times New Roman" style:font-name-complex="Times New Roman"/>
    </style:style>
    <style:style style:name="P604" style:parent-style-name="Standard" style:family="paragraph">
      <style:text-properties style:font-name="Times New Roman" style:font-name-complex="Times New Roman"/>
    </style:style>
    <style:style style:name="P605" style:parent-style-name="Standard" style:family="paragraph">
      <style:text-properties style:font-name="Times New Roman" style:font-name-complex="Times New Roman"/>
    </style:style>
    <style:style style:name="P606" style:parent-style-name="Standard" style:family="paragraph">
      <style:text-properties style:font-name="Times New Roman" style:font-name-complex="Times New Roman"/>
    </style:style>
    <style:style style:name="P607" style:parent-style-name="Standard" style:family="paragraph">
      <style:text-properties style:font-name="Times New Roman" style:font-name-complex="Times New Roman"/>
    </style:style>
    <style:style style:name="P608" style:parent-style-name="Standard" style:family="paragraph">
      <style:text-properties style:font-name="Times New Roman" style:font-name-complex="Times New Roman"/>
    </style:style>
    <style:style style:name="P609" style:parent-style-name="Standard" style:family="paragraph">
      <style:text-properties style:font-name="Times New Roman" style:font-name-complex="Times New Roman"/>
    </style:style>
    <style:style style:name="P610" style:parent-style-name="Standard" style:family="paragraph">
      <style:text-properties style:font-name="Times New Roman" style:font-name-complex="Times New Roman"/>
    </style:style>
    <style:style style:name="P611" style:parent-style-name="Standard" style:family="paragraph">
      <style:text-properties style:font-name="Times New Roman" style:font-name-complex="Times New Roman"/>
    </style:style>
    <style:style style:name="P612" style:parent-style-name="Standard" style:family="paragraph">
      <style:text-properties style:font-name="Times New Roman" style:font-name-complex="Times New Roman"/>
    </style:style>
    <style:style style:name="P613" style:parent-style-name="Standard" style:family="paragraph">
      <style:text-properties style:font-name="Times New Roman" style:font-name-complex="Times New Roman"/>
    </style:style>
    <style:style style:name="P614" style:parent-style-name="Standard" style:family="paragraph">
      <style:text-properties style:font-name="Times New Roman" style:font-name-complex="Times New Roman"/>
    </style:style>
    <style:style style:name="P615" style:parent-style-name="Standard" style:family="paragraph">
      <style:text-properties style:font-name="Times New Roman" style:font-name-complex="Times New Roman"/>
    </style:style>
    <style:style style:name="P616" style:parent-style-name="Standard" style:family="paragraph">
      <style:text-properties style:font-name="Times New Roman" style:font-name-complex="Times New Roman"/>
    </style:style>
    <style:style style:name="P617" style:parent-style-name="Standard" style:family="paragraph">
      <style:text-properties style:font-name="Times New Roman" style:font-name-complex="Times New Roman"/>
    </style:style>
    <style:style style:name="P618" style:parent-style-name="Standard" style:family="paragraph">
      <style:text-properties style:font-name="Times New Roman" style:font-name-complex="Times New Roman"/>
    </style:style>
    <style:style style:name="P619" style:parent-style-name="Standard" style:family="paragraph">
      <style:text-properties style:font-name="Times New Roman" style:font-name-complex="Times New Roman"/>
    </style:style>
    <style:style style:name="P620" style:parent-style-name="Standard" style:family="paragraph">
      <style:text-properties style:font-name="Times New Roman" style:font-name-complex="Times New Roman"/>
    </style:style>
    <style:style style:name="P621" style:parent-style-name="Standard" style:family="paragraph">
      <style:text-properties style:font-name="Times New Roman" style:font-name-complex="Times New Roman"/>
    </style:style>
    <style:style style:name="P622" style:parent-style-name="Standard" style:family="paragraph">
      <style:text-properties style:font-name="Times New Roman" style:font-name-complex="Times New Roman"/>
    </style:style>
    <style:style style:name="P623" style:parent-style-name="Standard" style:family="paragraph">
      <style:text-properties style:font-name="Times New Roman" style:font-name-complex="Times New Roman"/>
    </style:style>
    <style:style style:name="P624" style:parent-style-name="Standard" style:family="paragraph">
      <style:text-properties style:font-name="Times New Roman" style:font-name-complex="Times New Roman"/>
    </style:style>
    <style:style style:name="P625" style:parent-style-name="Standard" style:family="paragraph">
      <style:text-properties style:font-name="Times New Roman" style:font-name-complex="Times New Roman"/>
    </style:style>
    <style:style style:name="P626" style:parent-style-name="Standard" style:family="paragraph">
      <style:text-properties style:font-name="Times New Roman" style:font-name-complex="Times New Roman"/>
    </style:style>
    <style:style style:name="P627" style:parent-style-name="Standard" style:family="paragraph">
      <style:text-properties style:font-name="Times New Roman" style:font-name-complex="Times New Roman"/>
    </style:style>
    <style:style style:name="P628" style:parent-style-name="Standard" style:family="paragraph">
      <style:text-properties style:font-name="Times New Roman" style:font-name-complex="Times New Roman"/>
    </style:style>
    <style:style style:name="P629" style:parent-style-name="Standard" style:family="paragraph">
      <style:text-properties style:font-name="Times New Roman" style:font-name-complex="Times New Roman"/>
    </style:style>
    <style:style style:name="P630" style:parent-style-name="Standard" style:family="paragraph">
      <style:text-properties style:font-name="Times New Roman" style:font-name-complex="Times New Roman"/>
    </style:style>
    <style:style style:name="P631" style:parent-style-name="Standard" style:family="paragraph">
      <style:text-properties style:font-name="Times New Roman" style:font-name-complex="Times New Roman"/>
    </style:style>
    <style:style style:name="P632" style:parent-style-name="Standard" style:family="paragraph">
      <style:text-properties style:font-name="Times New Roman" style:font-name-complex="Times New Roman"/>
    </style:style>
    <style:style style:name="P633" style:parent-style-name="Standard" style:family="paragraph">
      <style:text-properties style:font-name="Times New Roman" style:font-name-complex="Times New Roman"/>
    </style:style>
    <style:style style:name="P634" style:parent-style-name="Standard" style:family="paragraph">
      <style:text-properties style:font-name="Times New Roman" style:font-name-complex="Times New Roman"/>
    </style:style>
    <style:style style:name="P635" style:parent-style-name="Standard" style:family="paragraph">
      <style:text-properties style:font-name="Times New Roman" style:font-name-complex="Times New Roman"/>
    </style:style>
    <style:style style:name="P636" style:parent-style-name="Standard" style:family="paragraph">
      <style:text-properties style:font-name="Times New Roman" style:font-name-complex="Times New Roman"/>
    </style:style>
    <style:style style:name="P637" style:parent-style-name="Standard" style:family="paragraph">
      <style:text-properties style:font-name="Times New Roman" style:font-name-complex="Times New Roman"/>
    </style:style>
    <style:style style:name="P638" style:parent-style-name="Standard" style:family="paragraph">
      <style:text-properties style:font-name="Times New Roman" style:font-name-complex="Times New Roman"/>
    </style:style>
    <style:style style:name="P639" style:parent-style-name="Standard" style:family="paragraph">
      <style:text-properties style:font-name="Times New Roman" style:font-name-complex="Times New Roman"/>
    </style:style>
    <style:style style:name="P640" style:parent-style-name="Standard" style:family="paragraph">
      <style:text-properties style:font-name="Times New Roman" style:font-name-complex="Times New Roman"/>
    </style:style>
    <style:style style:name="P641" style:parent-style-name="Standard" style:family="paragraph">
      <style:text-properties style:font-name="Times New Roman" style:font-name-complex="Times New Roman"/>
    </style:style>
    <style:style style:name="P642" style:parent-style-name="Standard" style:family="paragraph">
      <style:text-properties style:font-name="Times New Roman" style:font-name-complex="Times New Roman"/>
    </style:style>
    <style:style style:name="P643" style:parent-style-name="Standard" style:family="paragraph">
      <style:text-properties style:font-name="Times New Roman" style:font-name-complex="Times New Roman"/>
    </style:style>
    <style:style style:name="P644" style:parent-style-name="Standard" style:family="paragraph">
      <style:text-properties style:font-name="Times New Roman" style:font-name-complex="Times New Roman"/>
    </style:style>
    <style:style style:name="P645" style:parent-style-name="Standard" style:family="paragraph">
      <style:text-properties style:font-name="Times New Roman" style:font-name-complex="Times New Roman"/>
    </style:style>
    <style:style style:name="P646" style:parent-style-name="Standard" style:family="paragraph">
      <style:text-properties style:font-name="Times New Roman" style:font-name-complex="Times New Roman"/>
    </style:style>
    <style:style style:name="P647" style:parent-style-name="Standard" style:family="paragraph">
      <style:text-properties style:font-name="Times New Roman" style:font-name-complex="Times New Roman"/>
    </style:style>
    <style:style style:name="P648" style:parent-style-name="Standard" style:family="paragraph">
      <style:text-properties style:font-name="Times New Roman" style:font-name-complex="Times New Roman"/>
    </style:style>
    <style:style style:name="P649" style:parent-style-name="Standard" style:family="paragraph">
      <style:text-properties style:font-name="Times New Roman" style:font-name-complex="Times New Roman"/>
    </style:style>
    <style:style style:name="P650" style:parent-style-name="Standard" style:family="paragraph">
      <style:text-properties style:font-name="Times New Roman" style:font-name-complex="Times New Roman"/>
    </style:style>
    <style:style style:name="P651" style:parent-style-name="Standard" style:family="paragraph">
      <style:text-properties style:font-name="Times New Roman" style:font-name-complex="Times New Roman"/>
    </style:style>
    <style:style style:name="P652" style:parent-style-name="Standard" style:family="paragraph">
      <style:text-properties style:font-name="Times New Roman" style:font-name-complex="Times New Roman"/>
    </style:style>
    <style:style style:name="P653" style:parent-style-name="Standard" style:family="paragraph">
      <style:text-properties style:font-name="Times New Roman" style:font-name-complex="Times New Roman"/>
    </style:style>
    <style:style style:name="P654" style:parent-style-name="Standard" style:family="paragraph">
      <style:text-properties style:font-name="Times New Roman" style:font-name-complex="Times New Roman"/>
    </style:style>
    <style:style style:name="P655" style:parent-style-name="Standard" style:family="paragraph">
      <style:text-properties style:font-name="Times New Roman" style:font-name-complex="Times New Roman"/>
    </style:style>
    <style:style style:name="P656" style:parent-style-name="Standard" style:family="paragraph">
      <style:text-properties style:font-name="Times New Roman" style:font-name-complex="Times New Roman"/>
    </style:style>
    <style:style style:name="P657" style:parent-style-name="Standard" style:family="paragraph">
      <style:text-properties style:font-name="Times New Roman" style:font-name-complex="Times New Roman"/>
    </style:style>
    <style:style style:name="P658" style:parent-style-name="Standard" style:family="paragraph">
      <style:text-properties style:font-name="Times New Roman" style:font-name-complex="Times New Roman"/>
    </style:style>
    <style:style style:name="P659" style:parent-style-name="Standard" style:family="paragraph">
      <style:text-properties style:font-name="Times New Roman" style:font-name-complex="Times New Roman"/>
    </style:style>
    <style:style style:name="P660" style:parent-style-name="Standard" style:family="paragraph">
      <style:text-properties style:font-name="Times New Roman" style:font-name-complex="Times New Roman"/>
    </style:style>
    <style:style style:name="P661" style:parent-style-name="Standard" style:family="paragraph">
      <style:text-properties style:font-name="Times New Roman" style:font-name-complex="Times New Roman"/>
    </style:style>
    <style:style style:name="P662" style:parent-style-name="Standard" style:family="paragraph">
      <style:text-properties style:font-name="Times New Roman" style:font-name-complex="Times New Roman"/>
    </style:style>
    <style:style style:name="P663" style:parent-style-name="Standard" style:family="paragraph">
      <style:text-properties style:font-name="Times New Roman" style:font-name-complex="Times New Roman"/>
    </style:style>
    <style:style style:name="P664" style:parent-style-name="Standard" style:family="paragraph">
      <style:text-properties style:font-name="Times New Roman" style:font-name-complex="Times New Roman"/>
    </style:style>
    <style:style style:name="P665" style:parent-style-name="Standard" style:family="paragraph">
      <style:text-properties style:font-name="Times New Roman" style:font-name-complex="Times New Roman"/>
    </style:style>
    <style:style style:name="P666" style:parent-style-name="Standard" style:family="paragraph">
      <style:text-properties style:font-name="Times New Roman" style:font-name-complex="Times New Roman"/>
    </style:style>
    <style:style style:name="P66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68" style:parent-style-name="Standard" style:family="paragraph">
      <style:text-properties style:font-name="Times New Roman" style:font-name-complex="Times New Roman"/>
    </style:style>
    <style:style style:name="P669" style:parent-style-name="Standard" style:family="paragraph">
      <style:text-properties style:font-name="Times New Roman" style:font-name-complex="Times New Roman"/>
    </style:style>
    <style:style style:name="P670" style:parent-style-name="Standard" style:family="paragraph">
      <style:text-properties style:font-name="Times New Roman" style:font-name-complex="Times New Roman"/>
    </style:style>
    <style:style style:name="P671" style:parent-style-name="Standard" style:family="paragraph">
      <style:text-properties style:font-name="Times New Roman" style:font-name-complex="Times New Roman"/>
    </style:style>
    <style:style style:name="P672" style:parent-style-name="Standard" style:family="paragraph">
      <style:text-properties style:font-name="Times New Roman" style:font-name-complex="Times New Roman"/>
    </style:style>
    <style:style style:name="P673" style:parent-style-name="Standard" style:family="paragraph">
      <style:text-properties style:font-name="Times New Roman" style:font-name-complex="Times New Roman"/>
    </style:style>
    <style:style style:name="P674" style:parent-style-name="Standard" style:family="paragraph">
      <style:text-properties style:font-name="Times New Roman" style:font-name-complex="Times New Roman"/>
    </style:style>
    <style:style style:name="P675" style:parent-style-name="Standard" style:family="paragraph">
      <style:text-properties style:font-name="Times New Roman" style:font-name-complex="Times New Roman"/>
    </style:style>
    <style:style style:name="P676" style:parent-style-name="Standard" style:family="paragraph">
      <style:text-properties style:font-name="Times New Roman" style:font-name-complex="Times New Roman"/>
    </style:style>
    <style:style style:name="P677" style:parent-style-name="Standard" style:family="paragraph">
      <style:text-properties style:font-name="Times New Roman" style:font-name-complex="Times New Roman"/>
    </style:style>
    <style:style style:name="P678" style:parent-style-name="Standard" style:family="paragraph">
      <style:text-properties style:font-name="Times New Roman" style:font-name-complex="Times New Roman"/>
    </style:style>
    <style:style style:name="P679" style:parent-style-name="Standard" style:family="paragraph">
      <style:text-properties style:font-name="Times New Roman" style:font-name-complex="Times New Roman"/>
    </style:style>
    <style:style style:name="P680" style:parent-style-name="Standard" style:family="paragraph">
      <style:text-properties style:font-name="Times New Roman" style:font-name-complex="Times New Roman"/>
    </style:style>
    <style:style style:name="P681" style:parent-style-name="Standard" style:family="paragraph">
      <style:text-properties style:font-name="Times New Roman" style:font-name-complex="Times New Roman"/>
    </style:style>
    <style:style style:name="P682" style:parent-style-name="Standard" style:family="paragraph">
      <style:text-properties style:font-name="Times New Roman" style:font-name-complex="Times New Roman"/>
    </style:style>
    <style:style style:name="P683" style:parent-style-name="Standard" style:family="paragraph">
      <style:text-properties style:font-name="Times New Roman" style:font-name-complex="Times New Roman"/>
    </style:style>
    <style:style style:name="P684" style:parent-style-name="Standard" style:family="paragraph">
      <style:text-properties style:font-name="Times New Roman" style:font-name-complex="Times New Roman"/>
    </style:style>
    <style:style style:name="P685" style:parent-style-name="Standard" style:family="paragraph">
      <style:text-properties style:font-name="Times New Roman" style:font-name-complex="Times New Roman"/>
    </style:style>
    <style:style style:name="P686" style:parent-style-name="Standard" style:family="paragraph">
      <style:text-properties style:font-name="Times New Roman" style:font-name-complex="Times New Roman"/>
    </style:style>
    <style:style style:name="P687" style:parent-style-name="Standard" style:family="paragraph">
      <style:text-properties style:font-name="Times New Roman" style:font-name-complex="Times New Roman"/>
    </style:style>
    <style:style style:name="P688" style:parent-style-name="Standard" style:family="paragraph">
      <style:text-properties style:font-name="Times New Roman" style:font-name-complex="Times New Roman"/>
    </style:style>
    <style:style style:name="P689" style:parent-style-name="Standard" style:family="paragraph">
      <style:text-properties style:font-name="Times New Roman" style:font-name-complex="Times New Roman"/>
    </style:style>
    <style:style style:name="P690" style:parent-style-name="Standard" style:family="paragraph">
      <style:text-properties style:font-name="Times New Roman" style:font-name-complex="Times New Roman"/>
    </style:style>
    <style:style style:name="P691" style:parent-style-name="Standard" style:family="paragraph">
      <style:text-properties style:font-name="Times New Roman" style:font-name-complex="Times New Roman"/>
    </style:style>
    <style:style style:name="P692" style:parent-style-name="Standard" style:family="paragraph">
      <style:text-properties style:font-name="Times New Roman" style:font-name-complex="Times New Roman"/>
    </style:style>
    <style:style style:name="P693" style:parent-style-name="Standard" style:family="paragraph">
      <style:text-properties style:font-name="Times New Roman" style:font-name-complex="Times New Roman"/>
    </style:style>
    <style:style style:name="P694" style:parent-style-name="Standard" style:family="paragraph">
      <style:text-properties style:font-name="Times New Roman" style:font-name-complex="Times New Roman"/>
    </style:style>
    <style:style style:name="P695" style:parent-style-name="Standard" style:family="paragraph">
      <style:text-properties style:font-name="Times New Roman" style:font-name-complex="Times New Roman"/>
    </style:style>
    <style:style style:name="P696" style:parent-style-name="Standard" style:family="paragraph">
      <style:text-properties style:font-name="Times New Roman" style:font-name-complex="Times New Roman"/>
    </style:style>
    <style:style style:name="P697" style:parent-style-name="Standard" style:family="paragraph">
      <style:text-properties style:font-name="Times New Roman" style:font-name-complex="Times New Roman"/>
    </style:style>
    <style:style style:name="P698" style:parent-style-name="Standard" style:family="paragraph">
      <style:text-properties style:font-name="Times New Roman" style:font-name-complex="Times New Roman"/>
    </style:style>
    <style:style style:name="P699" style:parent-style-name="Standard" style:family="paragraph">
      <style:text-properties style:font-name="Times New Roman" style:font-name-complex="Times New Roman"/>
    </style:style>
    <style:style style:name="P700" style:parent-style-name="Standard" style:family="paragraph">
      <style:text-properties style:font-name="Times New Roman" style:font-name-complex="Times New Roman"/>
    </style:style>
    <style:style style:name="P701" style:parent-style-name="Standard" style:family="paragraph">
      <style:text-properties style:font-name="Times New Roman" style:font-name-complex="Times New Roman"/>
    </style:style>
    <style:style style:name="P702" style:parent-style-name="Standard" style:family="paragraph">
      <style:text-properties style:font-name="Times New Roman" style:font-name-complex="Times New Roman"/>
    </style:style>
    <style:style style:name="P703" style:parent-style-name="Standard" style:family="paragraph">
      <style:text-properties style:font-name="Times New Roman" style:font-name-complex="Times New Roman"/>
    </style:style>
    <style:style style:name="P704" style:parent-style-name="Standard" style:family="paragraph">
      <style:text-properties style:font-name="Times New Roman" style:font-name-complex="Times New Roman"/>
    </style:style>
    <style:style style:name="P705" style:parent-style-name="Standard" style:family="paragraph">
      <style:text-properties style:font-name="Times New Roman" style:font-name-complex="Times New Roman"/>
    </style:style>
    <style:style style:name="P706" style:parent-style-name="Standard" style:family="paragraph">
      <style:text-properties style:font-name="Times New Roman" style:font-name-complex="Times New Roman"/>
    </style:style>
    <style:style style:name="P707" style:parent-style-name="Standard" style:family="paragraph">
      <style:text-properties style:font-name="Times New Roman" style:font-name-complex="Times New Roman"/>
    </style:style>
    <style:style style:name="P708" style:parent-style-name="Standard" style:family="paragraph">
      <style:text-properties style:font-name="Times New Roman" style:font-name-complex="Times New Roman"/>
    </style:style>
    <style:style style:name="P709" style:parent-style-name="Standard" style:family="paragraph">
      <style:text-properties style:font-name="Times New Roman" style:font-name-complex="Times New Roman"/>
    </style:style>
    <style:style style:name="P710" style:parent-style-name="Standard" style:family="paragraph">
      <style:text-properties style:font-name="Times New Roman" style:font-name-complex="Times New Roman"/>
    </style:style>
    <style:style style:name="P711" style:parent-style-name="Standard" style:family="paragraph">
      <style:text-properties style:font-name="Times New Roman" style:font-name-complex="Times New Roman"/>
    </style:style>
    <style:style style:name="P712" style:parent-style-name="Standard" style:family="paragraph">
      <style:text-properties style:font-name="Times New Roman" style:font-name-complex="Times New Roman"/>
    </style:style>
    <style:style style:name="P713" style:parent-style-name="Standard" style:family="paragraph">
      <style:text-properties style:font-name="Times New Roman" style:font-name-complex="Times New Roman"/>
    </style:style>
    <style:style style:name="P714" style:parent-style-name="Standard" style:family="paragraph">
      <style:text-properties style:font-name="Times New Roman" style:font-name-complex="Times New Roman"/>
    </style:style>
    <style:style style:name="P715" style:parent-style-name="Standard" style:family="paragraph">
      <style:text-properties style:font-name="Times New Roman" style:font-name-complex="Times New Roman"/>
    </style:style>
    <style:style style:name="P716" style:parent-style-name="Standard" style:family="paragraph">
      <style:text-properties style:font-name="Times New Roman" style:font-name-complex="Times New Roman"/>
    </style:style>
    <style:style style:name="P717" style:parent-style-name="Standard" style:family="paragraph">
      <style:text-properties style:font-name="Times New Roman" style:font-name-complex="Times New Roman"/>
    </style:style>
    <style:style style:name="P718" style:parent-style-name="Standard" style:family="paragraph">
      <style:text-properties style:font-name="Times New Roman" style:font-name-complex="Times New Roman"/>
    </style:style>
    <style:style style:name="P71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2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724" style:parent-style-name="Standard" style:family="paragraph">
      <style:text-properties style:font-name="Times New Roman" style:font-name-complex="Times New Roman"/>
    </style:style>
    <style:style style:name="P72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2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2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2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2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3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4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5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6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79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0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1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2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3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4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5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6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7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8" style:parent-style-name="PlainText" style:family="paragraph">
      <style:text-properties style:font-name="Times New Roman" style:font-name-complex="Times New Roman" fo:font-size="12pt" style:font-size-asian="12pt" style:font-size-complex="12pt"/>
    </style:style>
    <style:style style:name="P789" style:parent-style-name="Standard" style:family="paragraph">
      <style:text-properties style:font-name="Times New Roman" style:font-name-complex="Times New Roman"/>
    </style:style>
    <style:style style:name="P790" style:parent-style-name="Standard" style:family="paragraph">
      <style:text-properties style:font-name="Times New Roman" style:font-name-complex="Times New Roman"/>
    </style:style>
    <style:style style:name="P79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2" style:parent-style-name="Standard" style:family="paragraph">
      <style:text-properties style:font-name="Times New Roman" style:font-name-complex="Times New Roman"/>
    </style:style>
    <style:style style:name="P793" style:parent-style-name="Standard" style:family="paragraph">
      <style:text-properties style:font-name="Times New Roman" style:font-name-complex="Times New Roman"/>
    </style:style>
    <style:style style:name="P794" style:parent-style-name="Standard" style:family="paragraph">
      <style:text-properties style:font-name="Times New Roman" style:font-name-complex="Times New Roman"/>
    </style:style>
    <style:style style:name="P795" style:parent-style-name="Standard" style:family="paragraph">
      <style:text-properties style:font-name="Times New Roman" style:font-name-complex="Times New Roman"/>
    </style:style>
    <style:style style:name="P796" style:parent-style-name="Standard" style:family="paragraph">
      <style:text-properties style:font-name="Times New Roman" style:font-name-complex="Times New Roman"/>
    </style:style>
    <style:style style:name="P797" style:parent-style-name="Standard" style:family="paragraph">
      <style:text-properties style:font-name="Times New Roman" style:font-name-complex="Times New Roman"/>
    </style:style>
    <style:style style:name="P798" style:parent-style-name="Standard" style:family="paragraph">
      <style:text-properties style:font-name="Times New Roman" style:font-name-complex="Times New Roman"/>
    </style:style>
    <style:style style:name="P799" style:parent-style-name="Standard" style:family="paragraph">
      <style:text-properties style:font-name="Times New Roman" style:font-name-complex="Times New Roman"/>
    </style:style>
    <style:style style:name="P800" style:parent-style-name="Standard" style:family="paragraph">
      <style:text-properties style:font-name="Times New Roman" style:font-name-complex="Times New Roman"/>
    </style:style>
    <style:style style:name="P801" style:parent-style-name="Standard" style:family="paragraph">
      <style:text-properties style:font-name="Times New Roman" style:font-name-complex="Times New Roman"/>
    </style:style>
    <style:style style:name="P802" style:parent-style-name="Standard" style:family="paragraph">
      <style:text-properties style:font-name="Times New Roman" style:font-name-complex="Times New Roman"/>
    </style:style>
    <style:style style:name="P803" style:parent-style-name="Normal" style:family="paragraph">
      <style:paragraph-properties fo:break-before="page"/>
      <style:text-properties style:font-name="Times New Roman" style:font-name-complex="Times New Roman"/>
    </style:style>
    <style:style style:name="P80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0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809" style:parent-style-name="Standard" style:family="paragraph">
      <style:text-properties style:font-name="Times New Roman" style:font-name-complex="Times New Roman"/>
    </style:style>
    <style:style style:name="P810" style:parent-style-name="Standard" style:family="paragraph">
      <style:text-properties style:font-name="Times New Roman" style:font-name-complex="Times New Roman"/>
    </style:style>
    <style:style style:name="P811" style:parent-style-name="Standard" style:family="paragraph">
      <style:text-properties style:font-name="Times New Roman" style:font-name-complex="Times New Roman"/>
    </style:style>
    <style:style style:name="P812" style:parent-style-name="Standard" style:family="paragraph">
      <style:text-properties style:font-name="Times New Roman" style:font-name-complex="Times New Roman"/>
    </style:style>
    <style:style style:name="P813" style:parent-style-name="Standard" style:family="paragraph">
      <style:text-properties style:font-name="Times New Roman" style:font-name-complex="Times New Roman"/>
    </style:style>
    <style:style style:name="P814" style:parent-style-name="Standard" style:family="paragraph">
      <style:text-properties style:font-name="Times New Roman" style:font-name-complex="Times New Roman"/>
    </style:style>
    <style:style style:name="P815" style:parent-style-name="Standard" style:family="paragraph">
      <style:text-properties style:font-name="Times New Roman" style:font-name-complex="Times New Roman"/>
    </style:style>
    <style:style style:name="P816" style:parent-style-name="Standard" style:family="paragraph">
      <style:text-properties style:font-name="Times New Roman" style:font-name-complex="Times New Roman"/>
    </style:style>
    <style:style style:name="P817" style:parent-style-name="Standard" style:family="paragraph">
      <style:text-properties style:font-name="Times New Roman" style:font-name-complex="Times New Roman"/>
    </style:style>
    <style:style style:name="P818" style:parent-style-name="Standard" style:family="paragraph">
      <style:text-properties style:font-name="Times New Roman" style:font-name-complex="Times New Roman"/>
    </style:style>
    <style:style style:name="P819" style:parent-style-name="Standard" style:family="paragraph">
      <style:text-properties style:font-name="Times New Roman" style:font-name-complex="Times New Roman"/>
    </style:style>
    <style:style style:name="P820" style:parent-style-name="Standard" style:family="paragraph">
      <style:text-properties style:font-name="Times New Roman" style:font-name-complex="Times New Roman"/>
    </style:style>
    <style:style style:name="P821" style:parent-style-name="Standard" style:family="paragraph">
      <style:text-properties style:font-name="Times New Roman" style:font-name-complex="Times New Roman"/>
    </style:style>
    <style:style style:name="P822" style:parent-style-name="Standard" style:family="paragraph">
      <style:text-properties style:font-name="Times New Roman" style:font-name-complex="Times New Roman"/>
    </style:style>
    <style:style style:name="P823" style:parent-style-name="Standard" style:family="paragraph">
      <style:text-properties style:font-name="Times New Roman" style:font-name-complex="Times New Roman"/>
    </style:style>
    <style:style style:name="P824" style:parent-style-name="Standard" style:family="paragraph">
      <style:text-properties style:font-name="Times New Roman" style:font-name-complex="Times New Roman"/>
    </style:style>
    <style:style style:name="P825" style:parent-style-name="Standard" style:family="paragraph">
      <style:text-properties style:font-name="Times New Roman" style:font-name-complex="Times New Roman"/>
    </style:style>
    <style:style style:name="P826" style:parent-style-name="Standard" style:family="paragraph">
      <style:text-properties style:font-name="Times New Roman" style:font-name-complex="Times New Roman"/>
    </style:style>
    <style:style style:name="P827" style:parent-style-name="Standard" style:family="paragraph">
      <style:text-properties style:font-name="Times New Roman" style:font-name-complex="Times New Roman"/>
    </style:style>
    <style:style style:name="P828" style:parent-style-name="Standard" style:family="paragraph">
      <style:text-properties style:font-name="Times New Roman" style:font-name-complex="Times New Roman"/>
    </style:style>
    <style:style style:name="P829" style:parent-style-name="Standard" style:family="paragraph">
      <style:text-properties style:font-name="Times New Roman" style:font-name-complex="Times New Roman"/>
    </style:style>
    <style:style style:name="P830" style:parent-style-name="Standard" style:family="paragraph">
      <style:text-properties style:font-name="Times New Roman" style:font-name-complex="Times New Roman"/>
    </style:style>
    <style:style style:name="P831" style:parent-style-name="Standard" style:family="paragraph">
      <style:text-properties style:font-name="Times New Roman" style:font-name-complex="Times New Roman"/>
    </style:style>
    <style:style style:name="P832" style:parent-style-name="Standard" style:family="paragraph">
      <style:text-properties style:font-name="Times New Roman" style:font-name-complex="Times New Roman"/>
    </style:style>
    <style:style style:name="P833" style:parent-style-name="Standard" style:family="paragraph">
      <style:text-properties style:font-name="Times New Roman" style:font-name-complex="Times New Roman"/>
    </style:style>
    <style:style style:name="P834" style:parent-style-name="Standard" style:family="paragraph">
      <style:text-properties style:font-name="Times New Roman" style:font-name-complex="Times New Roman"/>
    </style:style>
    <style:style style:name="P835" style:parent-style-name="Standard" style:family="paragraph">
      <style:text-properties style:font-name="Times New Roman" style:font-name-complex="Times New Roman"/>
    </style:style>
    <style:style style:name="P836" style:parent-style-name="Standard" style:family="paragraph">
      <style:text-properties style:font-name="Times New Roman" style:font-name-complex="Times New Roman"/>
    </style:style>
    <style:style style:name="P837" style:parent-style-name="Standard" style:family="paragraph">
      <style:text-properties style:font-name="Times New Roman" style:font-name-complex="Times New Roman"/>
    </style:style>
    <style:style style:name="P838" style:parent-style-name="Standard" style:family="paragraph">
      <style:text-properties style:font-name="Times New Roman" style:font-name-complex="Times New Roman"/>
    </style:style>
    <style:style style:name="P839" style:parent-style-name="Standard" style:family="paragraph">
      <style:text-properties style:font-name="Times New Roman" style:font-name-complex="Times New Roman"/>
    </style:style>
    <style:style style:name="P840" style:parent-style-name="Standard" style:family="paragraph">
      <style:text-properties style:font-name="Times New Roman" style:font-name-complex="Times New Roman"/>
    </style:style>
    <style:style style:name="P841" style:parent-style-name="Standard" style:family="paragraph">
      <style:text-properties style:font-name="Times New Roman" style:font-name-complex="Times New Roman"/>
    </style:style>
    <style:style style:name="P842" style:parent-style-name="Standard" style:family="paragraph">
      <style:text-properties style:font-name="Times New Roman" style:font-name-complex="Times New Roman"/>
    </style:style>
    <style:style style:name="P843" style:parent-style-name="Standard" style:family="paragraph">
      <style:text-properties style:font-name="Times New Roman" style:font-name-complex="Times New Roman"/>
    </style:style>
    <style:style style:name="P844" style:parent-style-name="Standard" style:family="paragraph">
      <style:text-properties style:font-name="Times New Roman" style:font-name-complex="Times New Roman"/>
    </style:style>
    <style:style style:name="P845" style:parent-style-name="Standard" style:family="paragraph">
      <style:text-properties style:font-name="Times New Roman" style:font-name-complex="Times New Roman"/>
    </style:style>
    <style:style style:name="P846" style:parent-style-name="Standard" style:family="paragraph">
      <style:text-properties style:font-name="Times New Roman" style:font-name-complex="Times New Roman"/>
    </style:style>
    <style:style style:name="P847" style:parent-style-name="Standard" style:family="paragraph">
      <style:text-properties style:font-name="Times New Roman" style:font-name-complex="Times New Roman"/>
    </style:style>
    <style:style style:name="P848" style:parent-style-name="Standard" style:family="paragraph">
      <style:text-properties style:font-name="Times New Roman" style:font-name-complex="Times New Roman"/>
    </style:style>
    <style:style style:name="P849" style:parent-style-name="Standard" style:family="paragraph">
      <style:text-properties style:font-name="Times New Roman" style:font-name-complex="Times New Roman"/>
    </style:style>
    <style:style style:name="P850" style:parent-style-name="Standard" style:family="paragraph">
      <style:text-properties style:font-name="Times New Roman" style:font-name-complex="Times New Roman"/>
    </style:style>
    <style:style style:name="P851" style:parent-style-name="Standard" style:family="paragraph">
      <style:text-properties style:font-name="Times New Roman" style:font-name-complex="Times New Roman"/>
    </style:style>
    <style:style style:name="P852" style:parent-style-name="Standard" style:family="paragraph">
      <style:text-properties style:font-name="Times New Roman" style:font-name-complex="Times New Roman"/>
    </style:style>
    <style:style style:name="P853" style:parent-style-name="Standard" style:family="paragraph">
      <style:text-properties style:font-name="Times New Roman" style:font-name-complex="Times New Roman"/>
    </style:style>
    <style:style style:name="P854" style:parent-style-name="Standard" style:family="paragraph">
      <style:text-properties style:font-name="Times New Roman" style:font-name-complex="Times New Roman"/>
    </style:style>
    <style:style style:name="P855" style:parent-style-name="Standard" style:family="paragraph">
      <style:text-properties style:font-name="Times New Roman" style:font-name-complex="Times New Roman"/>
    </style:style>
    <style:style style:name="P856" style:parent-style-name="Standard" style:family="paragraph">
      <style:text-properties style:font-name="Times New Roman" style:font-name-complex="Times New Roman"/>
    </style:style>
    <style:style style:name="P857" style:parent-style-name="Standard" style:family="paragraph">
      <style:text-properties style:font-name="Times New Roman" style:font-name-complex="Times New Roman"/>
    </style:style>
    <style:style style:name="P858" style:parent-style-name="Standard" style:family="paragraph">
      <style:text-properties style:font-name="Times New Roman" style:font-name-complex="Times New Roman"/>
    </style:style>
    <style:style style:name="P859" style:parent-style-name="Standard" style:family="paragraph">
      <style:text-properties style:font-name="Times New Roman" style:font-name-complex="Times New Roman"/>
    </style:style>
    <style:style style:name="P860" style:parent-style-name="Standard" style:family="paragraph">
      <style:text-properties style:font-name="Times New Roman" style:font-name-complex="Times New Roman"/>
    </style:style>
    <style:style style:name="P861" style:parent-style-name="Standard" style:family="paragraph">
      <style:text-properties style:font-name="Times New Roman" style:font-name-complex="Times New Roman"/>
    </style:style>
    <style:style style:name="P862" style:parent-style-name="Standard" style:family="paragraph">
      <style:text-properties style:font-name="Times New Roman" style:font-name-complex="Times New Roman"/>
    </style:style>
    <style:style style:name="P863" style:parent-style-name="Standard" style:family="paragraph">
      <style:text-properties style:font-name="Times New Roman" style:font-name-complex="Times New Roman"/>
    </style:style>
    <style:style style:name="P864" style:parent-style-name="Standard" style:family="paragraph">
      <style:text-properties style:font-name="Times New Roman" style:font-name-complex="Times New Roman"/>
    </style:style>
    <style:style style:name="P865" style:parent-style-name="Standard" style:family="paragraph">
      <style:text-properties style:font-name="Times New Roman" style:font-name-complex="Times New Roman"/>
    </style:style>
    <style:style style:name="P866" style:parent-style-name="Standard" style:family="paragraph">
      <style:text-properties style:font-name="Times New Roman" style:font-name-complex="Times New Roman"/>
    </style:style>
    <style:style style:name="P867" style:parent-style-name="Standard" style:family="paragraph">
      <style:text-properties style:font-name="Times New Roman" style:font-name-complex="Times New Roman"/>
    </style:style>
    <style:style style:name="P868" style:parent-style-name="Standard" style:family="paragraph">
      <style:text-properties style:font-name="Times New Roman" style:font-name-complex="Times New Roman"/>
    </style:style>
    <style:style style:name="P869" style:parent-style-name="Standard" style:family="paragraph">
      <style:text-properties style:font-name="Times New Roman" style:font-name-complex="Times New Roman"/>
    </style:style>
    <style:style style:name="P870" style:parent-style-name="Standard" style:family="paragraph">
      <style:text-properties style:font-name="Times New Roman" style:font-name-complex="Times New Roman"/>
    </style:style>
    <style:style style:name="P871" style:parent-style-name="Standard" style:family="paragraph">
      <style:text-properties style:font-name="Times New Roman" style:font-name-complex="Times New Roman"/>
    </style:style>
    <style:style style:name="P872" style:parent-style-name="Standard" style:family="paragraph">
      <style:text-properties style:font-name="Times New Roman" style:font-name-complex="Times New Roman"/>
    </style:style>
    <style:style style:name="P873" style:parent-style-name="Standard" style:family="paragraph">
      <style:text-properties style:font-name="Times New Roman" style:font-name-complex="Times New Roman"/>
    </style:style>
    <style:style style:name="P874" style:parent-style-name="Standard" style:family="paragraph">
      <style:text-properties style:font-name="Times New Roman" style:font-name-complex="Times New Roman"/>
    </style:style>
    <style:style style:name="P875" style:parent-style-name="Standard" style:family="paragraph">
      <style:text-properties style:font-name="Times New Roman" style:font-name-complex="Times New Roman"/>
    </style:style>
    <style:style style:name="P876" style:parent-style-name="Standard" style:family="paragraph">
      <style:text-properties style:font-name="Times New Roman" style:font-name-complex="Times New Roman"/>
    </style:style>
    <style:style style:name="P877" style:parent-style-name="Standard" style:family="paragraph">
      <style:text-properties style:font-name="Times New Roman" style:font-name-complex="Times New Roman"/>
    </style:style>
    <style:style style:name="P878" style:parent-style-name="Standard" style:family="paragraph">
      <style:text-properties style:font-name="Times New Roman" style:font-name-complex="Times New Roman"/>
    </style:style>
    <style:style style:name="P879" style:parent-style-name="Standard" style:family="paragraph">
      <style:text-properties style:font-name="Times New Roman" style:font-name-complex="Times New Roman"/>
    </style:style>
    <style:style style:name="P880" style:parent-style-name="Standard" style:family="paragraph">
      <style:text-properties style:font-name="Times New Roman" style:font-name-complex="Times New Roman"/>
    </style:style>
    <style:style style:name="P881" style:parent-style-name="Standard" style:family="paragraph">
      <style:text-properties style:font-name="Times New Roman" style:font-name-complex="Times New Roman"/>
    </style:style>
    <style:style style:name="P882" style:parent-style-name="Standard" style:family="paragraph">
      <style:text-properties style:font-name="Times New Roman" style:font-name-complex="Times New Roman"/>
    </style:style>
    <style:style style:name="P883" style:parent-style-name="Standard" style:family="paragraph">
      <style:text-properties style:font-name="Times New Roman" style:font-name-complex="Times New Roman"/>
    </style:style>
    <style:style style:name="P884" style:parent-style-name="Standard" style:family="paragraph">
      <style:text-properties style:font-name="Times New Roman" style:font-name-complex="Times New Roman"/>
    </style:style>
    <style:style style:name="P885" style:parent-style-name="Standard" style:family="paragraph">
      <style:text-properties style:font-name="Times New Roman" style:font-name-complex="Times New Roman"/>
    </style:style>
    <style:style style:name="P88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887" style:parent-style-name="Standard" style:family="paragraph">
      <style:text-properties style:font-name="Times New Roman" style:font-name-complex="Times New Roman"/>
    </style:style>
    <style:style style:name="P888" style:parent-style-name="Standard" style:family="paragraph">
      <style:text-properties style:font-name="Times New Roman" style:font-name-complex="Times New Roman"/>
    </style:style>
    <style:style style:name="P889" style:parent-style-name="Standard" style:family="paragraph">
      <style:text-properties style:font-name="Times New Roman" style:font-name-complex="Times New Roman"/>
    </style:style>
    <style:style style:name="P890" style:parent-style-name="Standard" style:family="paragraph">
      <style:text-properties style:font-name="Times New Roman" style:font-name-complex="Times New Roman"/>
    </style:style>
    <style:style style:name="P891" style:parent-style-name="Standard" style:family="paragraph">
      <style:text-properties style:font-name="Times New Roman" style:font-name-complex="Times New Roman"/>
    </style:style>
    <style:style style:name="P892" style:parent-style-name="Standard" style:family="paragraph">
      <style:text-properties style:font-name="Times New Roman" style:font-name-complex="Times New Roman"/>
    </style:style>
    <style:style style:name="P893" style:parent-style-name="Standard" style:family="paragraph">
      <style:text-properties style:font-name="Times New Roman" style:font-name-complex="Times New Roman"/>
    </style:style>
    <style:style style:name="P894" style:parent-style-name="Standard" style:family="paragraph">
      <style:text-properties style:font-name="Times New Roman" style:font-name-complex="Times New Roman"/>
    </style:style>
    <style:style style:name="P895" style:parent-style-name="Standard" style:family="paragraph">
      <style:text-properties style:font-name="Times New Roman" style:font-name-complex="Times New Roman"/>
    </style:style>
    <style:style style:name="P896" style:parent-style-name="Standard" style:family="paragraph">
      <style:text-properties style:font-name="Times New Roman" style:font-name-complex="Times New Roman"/>
    </style:style>
    <style:style style:name="P897" style:parent-style-name="Standard" style:family="paragraph">
      <style:text-properties style:font-name="Times New Roman" style:font-name-complex="Times New Roman"/>
    </style:style>
    <style:style style:name="P898" style:parent-style-name="Standard" style:family="paragraph">
      <style:text-properties style:font-name="Times New Roman" style:font-name-complex="Times New Roman"/>
    </style:style>
    <style:style style:name="P899" style:parent-style-name="Standard" style:family="paragraph">
      <style:text-properties style:font-name="Times New Roman" style:font-name-complex="Times New Roman"/>
    </style:style>
    <style:style style:name="P900" style:parent-style-name="Standard" style:family="paragraph">
      <style:text-properties style:font-name="Times New Roman" style:font-name-complex="Times New Roman"/>
    </style:style>
    <style:style style:name="P901" style:parent-style-name="Standard" style:family="paragraph">
      <style:text-properties style:font-name="Times New Roman" style:font-name-complex="Times New Roman"/>
    </style:style>
    <style:style style:name="P902" style:parent-style-name="Normal" style:family="paragraph">
      <style:paragraph-properties fo:break-before="page"/>
      <style:text-properties style:font-name="Times New Roman" style:font-name-complex="Times New Roman"/>
    </style:style>
    <style:style style:name="P90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0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0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0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0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0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09" style:parent-style-name="Standard" style:family="paragraph">
      <style:text-properties style:font-name="Times New Roman" style:font-name-complex="Times New Roman"/>
    </style:style>
    <style:style style:name="P910" style:parent-style-name="Standard" style:family="paragraph">
      <style:text-properties style:font-name="Times New Roman" style:font-name-complex="Times New Roman"/>
    </style:style>
    <style:style style:name="P911" style:parent-style-name="Standard" style:family="paragraph">
      <style:text-properties style:font-name="Times New Roman" style:font-name-complex="Times New Roman"/>
    </style:style>
    <style:style style:name="P912" style:parent-style-name="Standard" style:family="paragraph">
      <style:text-properties style:font-name="Times New Roman" style:font-name-complex="Times New Roman"/>
    </style:style>
    <style:style style:name="P913" style:parent-style-name="Standard" style:family="paragraph">
      <style:text-properties style:font-name="Times New Roman" style:font-name-complex="Times New Roman"/>
    </style:style>
    <style:style style:name="P914" style:parent-style-name="Standard" style:family="paragraph">
      <style:text-properties style:font-name="Times New Roman" style:font-name-complex="Times New Roman"/>
    </style:style>
    <style:style style:name="P915" style:parent-style-name="Standard" style:family="paragraph">
      <style:text-properties style:font-name="Times New Roman" style:font-name-complex="Times New Roman"/>
    </style:style>
    <style:style style:name="P916" style:parent-style-name="Standard" style:family="paragraph">
      <style:text-properties style:font-name="Times New Roman" style:font-name-complex="Times New Roman"/>
    </style:style>
    <style:style style:name="P917" style:parent-style-name="Standard" style:family="paragraph">
      <style:text-properties style:font-name="Times New Roman" style:font-name-complex="Times New Roman"/>
    </style:style>
    <style:style style:name="P918" style:parent-style-name="Standard" style:family="paragraph">
      <style:text-properties style:font-name="Times New Roman" style:font-name-complex="Times New Roman"/>
    </style:style>
    <style:style style:name="P919" style:parent-style-name="Standard" style:family="paragraph">
      <style:text-properties style:font-name="Times New Roman" style:font-name-complex="Times New Roman"/>
    </style:style>
    <style:style style:name="P920" style:parent-style-name="Standard" style:family="paragraph">
      <style:text-properties style:font-name="Times New Roman" style:font-name-complex="Times New Roman"/>
    </style:style>
    <style:style style:name="P921" style:parent-style-name="Standard" style:family="paragraph">
      <style:text-properties style:font-name="Times New Roman" style:font-name-complex="Times New Roman"/>
    </style:style>
    <style:style style:name="P922" style:parent-style-name="Standard" style:family="paragraph">
      <style:text-properties style:font-name="Times New Roman" style:font-name-complex="Times New Roman"/>
    </style:style>
    <style:style style:name="P923" style:parent-style-name="Standard" style:family="paragraph">
      <style:text-properties style:font-name="Times New Roman" style:font-name-complex="Times New Roman"/>
    </style:style>
    <style:style style:name="P924" style:parent-style-name="Standard" style:family="paragraph">
      <style:text-properties style:font-name="Times New Roman" style:font-name-complex="Times New Roman"/>
    </style:style>
    <style:style style:name="P925" style:parent-style-name="Standard" style:family="paragraph">
      <style:text-properties style:font-name="Times New Roman" style:font-name-complex="Times New Roman"/>
    </style:style>
    <style:style style:name="P926" style:parent-style-name="Standard" style:family="paragraph">
      <style:text-properties style:font-name="Times New Roman" style:font-name-complex="Times New Roman"/>
    </style:style>
    <style:style style:name="P927" style:parent-style-name="Standard" style:family="paragraph">
      <style:text-properties style:font-name="Times New Roman" style:font-name-complex="Times New Roman"/>
    </style:style>
    <style:style style:name="P928" style:parent-style-name="Standard" style:family="paragraph">
      <style:text-properties style:font-name="Times New Roman" style:font-name-complex="Times New Roman"/>
    </style:style>
    <style:style style:name="P929" style:parent-style-name="Standard" style:family="paragraph">
      <style:text-properties style:font-name="Times New Roman" style:font-name-complex="Times New Roman"/>
    </style:style>
    <style:style style:name="P930" style:parent-style-name="Standard" style:family="paragraph">
      <style:text-properties style:font-name="Times New Roman" style:font-name-complex="Times New Roman"/>
    </style:style>
    <style:style style:name="P931" style:parent-style-name="Standard" style:family="paragraph">
      <style:text-properties style:font-name="Times New Roman" style:font-name-complex="Times New Roman"/>
    </style:style>
    <style:style style:name="P932" style:parent-style-name="Standard" style:family="paragraph">
      <style:text-properties style:font-name="Times New Roman" style:font-name-complex="Times New Roman"/>
    </style:style>
    <style:style style:name="P933" style:parent-style-name="Standard" style:family="paragraph">
      <style:text-properties style:font-name="Times New Roman" style:font-name-complex="Times New Roman"/>
    </style:style>
    <style:style style:name="P934" style:parent-style-name="Standard" style:family="paragraph">
      <style:text-properties style:font-name="Times New Roman" style:font-name-complex="Times New Roman"/>
    </style:style>
    <style:style style:name="P935" style:parent-style-name="Standard" style:family="paragraph">
      <style:text-properties style:font-name="Times New Roman" style:font-name-complex="Times New Roman"/>
    </style:style>
    <style:style style:name="P936" style:parent-style-name="Standard" style:family="paragraph">
      <style:text-properties style:font-name="Times New Roman" style:font-name-complex="Times New Roman"/>
    </style:style>
    <style:style style:name="P937" style:parent-style-name="Standard" style:family="paragraph">
      <style:text-properties style:font-name="Times New Roman" style:font-name-complex="Times New Roman"/>
    </style:style>
    <style:style style:name="P938" style:parent-style-name="Standard" style:family="paragraph">
      <style:text-properties style:font-name="Times New Roman" style:font-name-complex="Times New Roman"/>
    </style:style>
    <style:style style:name="P939" style:parent-style-name="Standard" style:family="paragraph">
      <style:text-properties style:font-name="Times New Roman" style:font-name-complex="Times New Roman"/>
    </style:style>
    <style:style style:name="P940" style:parent-style-name="Standard" style:family="paragraph">
      <style:text-properties style:font-name="Times New Roman" style:font-name-complex="Times New Roman"/>
    </style:style>
    <style:style style:name="P941" style:parent-style-name="Standard" style:family="paragraph">
      <style:text-properties style:font-name="Times New Roman" style:font-name-complex="Times New Roman"/>
    </style:style>
    <style:style style:name="P942" style:parent-style-name="Standard" style:family="paragraph">
      <style:text-properties style:font-name="Times New Roman" style:font-name-complex="Times New Roman"/>
    </style:style>
    <style:style style:name="P943" style:parent-style-name="Standard" style:family="paragraph">
      <style:text-properties style:font-name="Times New Roman" style:font-name-complex="Times New Roman"/>
    </style:style>
    <style:style style:name="P944" style:parent-style-name="Standard" style:family="paragraph">
      <style:text-properties style:font-name="Times New Roman" style:font-name-complex="Times New Roman"/>
    </style:style>
    <style:style style:name="P945" style:parent-style-name="Standard" style:family="paragraph">
      <style:text-properties style:font-name="Times New Roman" style:font-name-complex="Times New Roman"/>
    </style:style>
    <style:style style:name="P94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47" style:parent-style-name="Standard" style:family="paragraph">
      <style:text-properties style:font-name="Times New Roman" style:font-name-complex="Times New Roman"/>
    </style:style>
    <style:style style:name="P948" style:parent-style-name="Standard" style:family="paragraph">
      <style:text-properties style:font-name="Times New Roman" style:font-name-complex="Times New Roman"/>
    </style:style>
    <style:style style:name="P949" style:parent-style-name="Standard" style:family="paragraph">
      <style:text-properties style:font-name="Times New Roman" style:font-name-complex="Times New Roman"/>
    </style:style>
    <style:style style:name="P950" style:parent-style-name="Standard" style:family="paragraph">
      <style:text-properties style:font-name="Times New Roman" style:font-name-complex="Times New Roman"/>
    </style:style>
    <style:style style:name="P951" style:parent-style-name="Standard" style:family="paragraph">
      <style:text-properties style:font-name="Times New Roman" style:font-name-complex="Times New Roman"/>
    </style:style>
    <style:style style:name="P952" style:parent-style-name="Standard" style:family="paragraph">
      <style:text-properties style:font-name="Times New Roman" style:font-name-complex="Times New Roman"/>
    </style:style>
    <style:style style:name="P953" style:parent-style-name="Standard" style:family="paragraph">
      <style:text-properties style:font-name="Times New Roman" style:font-name-complex="Times New Roman"/>
    </style:style>
    <style:style style:name="P95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95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5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960" style:parent-style-name="Standard" style:family="paragraph">
      <style:text-properties style:font-name="Times New Roman" style:font-name-complex="Times New Roman"/>
    </style:style>
    <style:style style:name="P961" style:parent-style-name="Standard" style:family="paragraph">
      <style:text-properties style:font-name="Times New Roman" style:font-name-complex="Times New Roman"/>
    </style:style>
    <style:style style:name="P962" style:parent-style-name="Standard" style:family="paragraph">
      <style:text-properties style:font-name="Times New Roman" style:font-name-complex="Times New Roman"/>
    </style:style>
    <style:style style:name="P963" style:parent-style-name="Standard" style:family="paragraph">
      <style:text-properties style:font-name="Times New Roman" style:font-name-complex="Times New Roman"/>
    </style:style>
    <style:style style:name="P964" style:parent-style-name="Standard" style:family="paragraph">
      <style:text-properties style:font-name="Times New Roman" style:font-name-complex="Times New Roman"/>
    </style:style>
    <style:style style:name="P965" style:parent-style-name="Standard" style:family="paragraph">
      <style:text-properties style:font-name="Times New Roman" style:font-name-complex="Times New Roman"/>
    </style:style>
    <style:style style:name="P966" style:parent-style-name="Standard" style:family="paragraph">
      <style:text-properties style:font-name="Times New Roman" style:font-name-complex="Times New Roman"/>
    </style:style>
    <style:style style:name="P967" style:parent-style-name="Standard" style:family="paragraph">
      <style:text-properties style:font-name="Times New Roman" style:font-name-complex="Times New Roman"/>
    </style:style>
    <style:style style:name="P968" style:parent-style-name="Standard" style:family="paragraph">
      <style:text-properties style:font-name="Times New Roman" style:font-name-complex="Times New Roman"/>
    </style:style>
    <style:style style:name="P969" style:parent-style-name="Standard" style:family="paragraph">
      <style:text-properties style:font-name="Times New Roman" style:font-name-complex="Times New Roman"/>
    </style:style>
    <style:style style:name="P970" style:parent-style-name="Standard" style:family="paragraph">
      <style:text-properties style:font-name="Times New Roman" style:font-name-complex="Times New Roman"/>
    </style:style>
    <style:style style:name="P971" style:parent-style-name="Standard" style:family="paragraph">
      <style:text-properties style:font-name="Times New Roman" style:font-name-complex="Times New Roman"/>
    </style:style>
    <style:style style:name="P972" style:parent-style-name="Standard" style:family="paragraph">
      <style:text-properties style:font-name="Times New Roman" style:font-name-complex="Times New Roman"/>
    </style:style>
    <style:style style:name="P973" style:parent-style-name="Standard" style:family="paragraph">
      <style:text-properties style:font-name="Times New Roman" style:font-name-complex="Times New Roman"/>
    </style:style>
    <style:style style:name="P974" style:parent-style-name="Standard" style:family="paragraph">
      <style:text-properties style:font-name="Times New Roman" style:font-name-complex="Times New Roman"/>
    </style:style>
    <style:style style:name="P975" style:parent-style-name="Standard" style:family="paragraph">
      <style:text-properties style:font-name="Times New Roman" style:font-name-complex="Times New Roman"/>
    </style:style>
    <style:style style:name="P976" style:parent-style-name="Standard" style:family="paragraph">
      <style:text-properties style:font-name="Times New Roman" style:font-name-complex="Times New Roman"/>
    </style:style>
    <style:style style:name="P977" style:parent-style-name="Standard" style:family="paragraph">
      <style:text-properties style:font-name="Times New Roman" style:font-name-complex="Times New Roman"/>
    </style:style>
    <style:style style:name="P978" style:parent-style-name="Standard" style:family="paragraph">
      <style:text-properties style:font-name="Times New Roman" style:font-name-complex="Times New Roman"/>
    </style:style>
    <style:style style:name="P979" style:parent-style-name="Standard" style:family="paragraph">
      <style:text-properties style:font-name="Times New Roman" style:font-name-complex="Times New Roman"/>
    </style:style>
    <style:style style:name="P980" style:parent-style-name="Standard" style:family="paragraph">
      <style:text-properties style:font-name="Times New Roman" style:font-name-complex="Times New Roman"/>
    </style:style>
    <style:style style:name="P981" style:parent-style-name="Standard" style:family="paragraph">
      <style:text-properties style:font-name="Times New Roman" style:font-name-complex="Times New Roman"/>
    </style:style>
    <style:style style:name="P982" style:parent-style-name="Standard" style:family="paragraph">
      <style:text-properties style:font-name="Times New Roman" style:font-name-complex="Times New Roman"/>
    </style:style>
    <style:style style:name="P983" style:parent-style-name="Standard" style:family="paragraph">
      <style:text-properties style:font-name="Times New Roman" style:font-name-complex="Times New Roman"/>
    </style:style>
    <style:style style:name="P984" style:parent-style-name="Standard" style:family="paragraph">
      <style:text-properties style:font-name="Times New Roman" style:font-name-complex="Times New Roman"/>
    </style:style>
    <style:style style:name="P985" style:parent-style-name="Standard" style:family="paragraph">
      <style:text-properties style:font-name="Times New Roman" style:font-name-complex="Times New Roman"/>
    </style:style>
    <style:style style:name="P986" style:parent-style-name="Standard" style:family="paragraph">
      <style:text-properties style:font-name="Times New Roman" style:font-name-complex="Times New Roman"/>
    </style:style>
    <style:style style:name="P987" style:parent-style-name="Standard" style:family="paragraph">
      <style:text-properties style:font-name="Times New Roman" style:font-name-complex="Times New Roman"/>
    </style:style>
    <style:style style:name="P988" style:parent-style-name="Standard" style:family="paragraph">
      <style:text-properties style:font-name="Times New Roman" style:font-name-complex="Times New Roman"/>
    </style:style>
    <style:style style:name="P989" style:parent-style-name="Standard" style:family="paragraph">
      <style:text-properties style:font-name="Times New Roman" style:font-name-complex="Times New Roman"/>
    </style:style>
    <style:style style:name="P990" style:parent-style-name="Standard" style:family="paragraph">
      <style:text-properties style:font-name="Times New Roman" style:font-name-complex="Times New Roman"/>
    </style:style>
    <style:style style:name="P991" style:parent-style-name="Standard" style:family="paragraph">
      <style:text-properties style:font-name="Times New Roman" style:font-name-complex="Times New Roman"/>
    </style:style>
    <style:style style:name="P992" style:parent-style-name="Standard" style:family="paragraph">
      <style:text-properties style:font-name="Times New Roman" style:font-name-complex="Times New Roman"/>
    </style:style>
    <style:style style:name="P993" style:parent-style-name="Standard" style:family="paragraph">
      <style:text-properties style:font-name="Times New Roman" style:font-name-complex="Times New Roman"/>
    </style:style>
    <style:style style:name="P994" style:parent-style-name="Standard" style:family="paragraph">
      <style:text-properties style:font-name="Times New Roman" style:font-name-complex="Times New Roman"/>
    </style:style>
    <style:style style:name="P995" style:parent-style-name="Standard" style:family="paragraph">
      <style:text-properties style:font-name="Times New Roman" style:font-name-complex="Times New Roman"/>
    </style:style>
    <style:style style:name="P996" style:parent-style-name="Standard" style:family="paragraph">
      <style:text-properties style:font-name="Times New Roman" style:font-name-complex="Times New Roman"/>
    </style:style>
    <style:style style:name="P997" style:parent-style-name="Standard" style:family="paragraph">
      <style:text-properties style:font-name="Times New Roman" style:font-name-complex="Times New Roman"/>
    </style:style>
    <style:style style:name="P998" style:parent-style-name="Standard" style:family="paragraph">
      <style:text-properties style:font-name="Times New Roman" style:font-name-complex="Times New Roman"/>
    </style:style>
    <style:style style:name="P999" style:parent-style-name="Standard" style:family="paragraph">
      <style:text-properties style:font-name="Times New Roman" style:font-name-complex="Times New Roman"/>
    </style:style>
    <style:style style:name="P1000" style:parent-style-name="Standard" style:family="paragraph">
      <style:text-properties style:font-name="Times New Roman" style:font-name-complex="Times New Roman"/>
    </style:style>
    <style:style style:name="P1001" style:parent-style-name="Standard" style:family="paragraph">
      <style:text-properties style:font-name="Times New Roman" style:font-name-complex="Times New Roman"/>
    </style:style>
    <style:style style:name="P1002" style:parent-style-name="Standard" style:family="paragraph">
      <style:text-properties style:font-name="Times New Roman" style:font-name-complex="Times New Roman"/>
    </style:style>
    <style:style style:name="P1003" style:parent-style-name="Standard" style:family="paragraph">
      <style:text-properties style:font-name="Times New Roman" style:font-name-complex="Times New Roman"/>
    </style:style>
    <style:style style:name="P1004" style:parent-style-name="Standard" style:family="paragraph">
      <style:text-properties style:font-name="Times New Roman" style:font-name-complex="Times New Roman"/>
    </style:style>
    <style:style style:name="P1005" style:parent-style-name="Standard" style:family="paragraph">
      <style:text-properties style:font-name="Times New Roman" style:font-name-complex="Times New Roman"/>
    </style:style>
    <style:style style:name="P1006" style:parent-style-name="Standard" style:family="paragraph">
      <style:text-properties style:font-name="Times New Roman" style:font-name-complex="Times New Roman"/>
    </style:style>
    <style:style style:name="P1007" style:parent-style-name="Standard" style:family="paragraph">
      <style:text-properties style:font-name="Times New Roman" style:font-name-complex="Times New Roman"/>
    </style:style>
    <style:style style:name="P100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09" style:parent-style-name="Standard" style:family="paragraph">
      <style:text-properties style:font-name="Times New Roman" style:font-name-complex="Times New Roman"/>
    </style:style>
    <style:style style:name="P1010" style:parent-style-name="Standard" style:family="paragraph">
      <style:text-properties style:font-name="Times New Roman" style:font-name-complex="Times New Roman"/>
    </style:style>
    <style:style style:name="P1011" style:parent-style-name="Standard" style:family="paragraph">
      <style:text-properties style:font-name="Times New Roman" style:font-name-complex="Times New Roman"/>
    </style:style>
    <style:style style:name="P1012" style:parent-style-name="Standard" style:family="paragraph">
      <style:text-properties style:font-name="Times New Roman" style:font-name-complex="Times New Roman"/>
    </style:style>
    <style:style style:name="P1013" style:parent-style-name="Standard" style:family="paragraph">
      <style:text-properties style:font-name="Times New Roman" style:font-name-complex="Times New Roman"/>
    </style:style>
    <style:style style:name="P1014" style:parent-style-name="Standard" style:family="paragraph">
      <style:text-properties style:font-name="Times New Roman" style:font-name-complex="Times New Roman"/>
    </style:style>
    <style:style style:name="P1015" style:parent-style-name="Standard" style:family="paragraph">
      <style:text-properties style:font-name="Times New Roman" style:font-name-complex="Times New Roman"/>
    </style:style>
    <style:style style:name="P1016" style:parent-style-name="Standard" style:family="paragraph">
      <style:text-properties style:font-name="Times New Roman" style:font-name-complex="Times New Roman"/>
    </style:style>
    <style:style style:name="P1017" style:parent-style-name="Standard" style:family="paragraph">
      <style:text-properties style:font-name="Times New Roman" style:font-name-complex="Times New Roman"/>
    </style:style>
    <style:style style:name="P1018" style:parent-style-name="Standard" style:family="paragraph">
      <style:text-properties style:font-name="Times New Roman" style:font-name-complex="Times New Roman"/>
    </style:style>
    <style:style style:name="P1019" style:parent-style-name="Standard" style:family="paragraph">
      <style:text-properties style:font-name="Times New Roman" style:font-name-complex="Times New Roman"/>
    </style:style>
    <style:style style:name="P1020" style:parent-style-name="Normal" style:family="paragraph">
      <style:paragraph-properties fo:break-before="page"/>
      <style:text-properties style:font-name="Times New Roman" style:font-name-complex="Times New Roman"/>
    </style:style>
    <style:style style:name="P102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2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2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2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2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26" style:parent-style-name="Standard" style:family="paragraph">
      <style:text-properties style:font-name="Times New Roman" style:font-name-complex="Times New Roman"/>
    </style:style>
    <style:style style:name="P1027" style:parent-style-name="Standard" style:family="paragraph">
      <style:text-properties style:font-name="Times New Roman" style:font-name-complex="Times New Roman"/>
    </style:style>
    <style:style style:name="P1028" style:parent-style-name="Standard" style:family="paragraph">
      <style:text-properties style:font-name="Times New Roman" style:font-name-complex="Times New Roman"/>
    </style:style>
    <style:style style:name="P1029" style:parent-style-name="Standard" style:family="paragraph">
      <style:text-properties style:font-name="Times New Roman" style:font-name-complex="Times New Roman"/>
    </style:style>
    <style:style style:name="P1030" style:parent-style-name="Standard" style:family="paragraph">
      <style:text-properties style:font-name="Times New Roman" style:font-name-complex="Times New Roman"/>
    </style:style>
    <style:style style:name="P1031" style:parent-style-name="Standard" style:family="paragraph">
      <style:text-properties style:font-name="Times New Roman" style:font-name-complex="Times New Roman"/>
    </style:style>
    <style:style style:name="P1032" style:parent-style-name="Standard" style:family="paragraph">
      <style:text-properties style:font-name="Times New Roman" style:font-name-complex="Times New Roman"/>
    </style:style>
    <style:style style:name="P1033" style:parent-style-name="Standard" style:family="paragraph">
      <style:text-properties style:font-name="Times New Roman" style:font-name-complex="Times New Roman"/>
    </style:style>
    <style:style style:name="P1034" style:parent-style-name="Standard" style:family="paragraph">
      <style:text-properties style:font-name="Times New Roman" style:font-name-complex="Times New Roman"/>
    </style:style>
    <style:style style:name="P1035" style:parent-style-name="Standard" style:family="paragraph">
      <style:text-properties style:font-name="Times New Roman" style:font-name-complex="Times New Roman"/>
    </style:style>
    <style:style style:name="P1036" style:parent-style-name="Standard" style:family="paragraph">
      <style:text-properties style:font-name="Times New Roman" style:font-name-complex="Times New Roman"/>
    </style:style>
    <style:style style:name="P1037" style:parent-style-name="Standard" style:family="paragraph">
      <style:text-properties style:font-name="Times New Roman" style:font-name-complex="Times New Roman"/>
    </style:style>
    <style:style style:name="P1038" style:parent-style-name="Standard" style:family="paragraph">
      <style:text-properties style:font-name="Times New Roman" style:font-name-complex="Times New Roman"/>
    </style:style>
    <style:style style:name="P1039" style:parent-style-name="Standard" style:family="paragraph">
      <style:text-properties style:font-name="Times New Roman" style:font-name-complex="Times New Roman"/>
    </style:style>
    <style:style style:name="P1040" style:parent-style-name="Standard" style:family="paragraph">
      <style:text-properties style:font-name="Times New Roman" style:font-name-complex="Times New Roman"/>
    </style:style>
    <style:style style:name="P1041" style:parent-style-name="Standard" style:family="paragraph">
      <style:text-properties style:font-name="Times New Roman" style:font-name-complex="Times New Roman"/>
    </style:style>
    <style:style style:name="P1042" style:parent-style-name="Standard" style:family="paragraph">
      <style:text-properties style:font-name="Times New Roman" style:font-name-complex="Times New Roman"/>
    </style:style>
    <style:style style:name="P1043" style:parent-style-name="Standard" style:family="paragraph">
      <style:text-properties style:font-name="Times New Roman" style:font-name-complex="Times New Roman"/>
    </style:style>
    <style:style style:name="P1044" style:parent-style-name="Standard" style:family="paragraph">
      <style:text-properties style:font-name="Times New Roman" style:font-name-complex="Times New Roman"/>
    </style:style>
    <style:style style:name="P1045" style:parent-style-name="Standard" style:family="paragraph">
      <style:text-properties style:font-name="Times New Roman" style:font-name-complex="Times New Roman"/>
    </style:style>
    <style:style style:name="P1046" style:parent-style-name="Standard" style:family="paragraph">
      <style:text-properties style:font-name="Times New Roman" style:font-name-complex="Times New Roman"/>
    </style:style>
    <style:style style:name="P1047" style:parent-style-name="Standard" style:family="paragraph">
      <style:text-properties style:font-name="Times New Roman" style:font-name-complex="Times New Roman"/>
    </style:style>
    <style:style style:name="P1048" style:parent-style-name="Standard" style:family="paragraph">
      <style:text-properties style:font-name="Times New Roman" style:font-name-complex="Times New Roman"/>
    </style:style>
    <style:style style:name="P1049" style:parent-style-name="Standard" style:family="paragraph">
      <style:text-properties style:font-name="Times New Roman" style:font-name-complex="Times New Roman"/>
    </style:style>
    <style:style style:name="P1050" style:parent-style-name="Standard" style:family="paragraph">
      <style:text-properties style:font-name="Times New Roman" style:font-name-complex="Times New Roman"/>
    </style:style>
    <style:style style:name="P1051" style:parent-style-name="Standard" style:family="paragraph">
      <style:text-properties style:font-name="Times New Roman" style:font-name-complex="Times New Roman"/>
    </style:style>
    <style:style style:name="P1052" style:parent-style-name="Standard" style:family="paragraph">
      <style:text-properties style:font-name="Times New Roman" style:font-name-complex="Times New Roman"/>
    </style:style>
    <style:style style:name="P1053" style:parent-style-name="Standard" style:family="paragraph">
      <style:text-properties style:font-name="Times New Roman" style:font-name-complex="Times New Roman"/>
    </style:style>
    <style:style style:name="P1054" style:parent-style-name="Standard" style:family="paragraph">
      <style:text-properties style:font-name="Times New Roman" style:font-name-complex="Times New Roman"/>
    </style:style>
    <style:style style:name="P1055" style:parent-style-name="Standard" style:family="paragraph">
      <style:text-properties style:font-name="Times New Roman" style:font-name-complex="Times New Roman"/>
    </style:style>
    <style:style style:name="P1056" style:parent-style-name="Standard" style:family="paragraph">
      <style:text-properties style:font-name="Times New Roman" style:font-name-complex="Times New Roman"/>
    </style:style>
    <style:style style:name="P1057" style:parent-style-name="Standard" style:family="paragraph">
      <style:text-properties style:font-name="Times New Roman" style:font-name-complex="Times New Roman"/>
    </style:style>
    <style:style style:name="P1058" style:parent-style-name="Standard" style:family="paragraph">
      <style:text-properties style:font-name="Times New Roman" style:font-name-complex="Times New Roman"/>
    </style:style>
    <style:style style:name="P1059" style:parent-style-name="Standard" style:family="paragraph">
      <style:text-properties style:font-name="Times New Roman" style:font-name-complex="Times New Roman"/>
    </style:style>
    <style:style style:name="P1060" style:parent-style-name="Standard" style:family="paragraph">
      <style:text-properties style:font-name="Times New Roman" style:font-name-complex="Times New Roman"/>
    </style:style>
    <style:style style:name="P1061" style:parent-style-name="Standard" style:family="paragraph">
      <style:text-properties style:font-name="Times New Roman" style:font-name-complex="Times New Roman"/>
    </style:style>
    <style:style style:name="P1062" style:parent-style-name="Standard" style:family="paragraph">
      <style:text-properties style:font-name="Times New Roman" style:font-name-complex="Times New Roman"/>
    </style:style>
    <style:style style:name="P1063" style:parent-style-name="Standard" style:family="paragraph">
      <style:text-properties style:font-name="Times New Roman" style:font-name-complex="Times New Roman"/>
    </style:style>
    <style:style style:name="P1064" style:parent-style-name="Standard" style:family="paragraph">
      <style:text-properties style:font-name="Times New Roman" style:font-name-complex="Times New Roman"/>
    </style:style>
    <style:style style:name="P1065" style:parent-style-name="Standard" style:family="paragraph">
      <style:text-properties style:font-name="Times New Roman" style:font-name-complex="Times New Roman"/>
    </style:style>
    <style:style style:name="P1066" style:parent-style-name="Standard" style:family="paragraph">
      <style:text-properties style:font-name="Times New Roman" style:font-name-complex="Times New Roman"/>
    </style:style>
    <style:style style:name="P106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68" style:parent-style-name="Standard" style:family="paragraph">
      <style:text-properties style:font-name="Times New Roman" style:font-name-complex="Times New Roman"/>
    </style:style>
    <style:style style:name="P1069" style:parent-style-name="Standard" style:family="paragraph">
      <style:text-properties style:font-name="Times New Roman" style:font-name-complex="Times New Roman"/>
    </style:style>
    <style:style style:name="P1070" style:parent-style-name="Standard" style:family="paragraph">
      <style:text-properties style:font-name="Times New Roman" style:font-name-complex="Times New Roman"/>
    </style:style>
    <style:style style:name="P1071" style:parent-style-name="Standard" style:family="paragraph">
      <style:text-properties style:font-name="Times New Roman" style:font-name-complex="Times New Roman"/>
    </style:style>
    <style:style style:name="P107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07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077" style:parent-style-name="Standard" style:family="paragraph">
      <style:text-properties style:font-name="Times New Roman" style:font-name-complex="Times New Roman"/>
    </style:style>
    <style:style style:name="P1078" style:parent-style-name="Standard" style:family="paragraph">
      <style:text-properties style:font-name="Times New Roman" style:font-name-complex="Times New Roman"/>
    </style:style>
    <style:style style:name="P1079" style:parent-style-name="Standard" style:family="paragraph">
      <style:text-properties style:font-name="Times New Roman" style:font-name-complex="Times New Roman"/>
    </style:style>
    <style:style style:name="P1080" style:parent-style-name="Standard" style:family="paragraph">
      <style:text-properties style:font-name="Times New Roman" style:font-name-complex="Times New Roman"/>
    </style:style>
    <style:style style:name="P1081" style:parent-style-name="Standard" style:family="paragraph">
      <style:text-properties style:font-name="Times New Roman" style:font-name-complex="Times New Roman"/>
    </style:style>
    <style:style style:name="P1082" style:parent-style-name="Standard" style:family="paragraph">
      <style:text-properties style:font-name="Times New Roman" style:font-name-complex="Times New Roman"/>
    </style:style>
    <style:style style:name="P1083" style:parent-style-name="Standard" style:family="paragraph">
      <style:text-properties style:font-name="Times New Roman" style:font-name-complex="Times New Roman"/>
    </style:style>
    <style:style style:name="P1084" style:parent-style-name="Standard" style:family="paragraph">
      <style:text-properties style:font-name="Times New Roman" style:font-name-complex="Times New Roman"/>
    </style:style>
    <style:style style:name="P1085" style:parent-style-name="Standard" style:family="paragraph">
      <style:text-properties style:font-name="Times New Roman" style:font-name-complex="Times New Roman"/>
    </style:style>
    <style:style style:name="P1086" style:parent-style-name="Standard" style:family="paragraph">
      <style:text-properties style:font-name="Times New Roman" style:font-name-complex="Times New Roman"/>
    </style:style>
    <style:style style:name="P1087" style:parent-style-name="Standard" style:family="paragraph">
      <style:text-properties style:font-name="Times New Roman" style:font-name-complex="Times New Roman"/>
    </style:style>
    <style:style style:name="P1088" style:parent-style-name="Standard" style:family="paragraph">
      <style:text-properties style:font-name="Times New Roman" style:font-name-complex="Times New Roman"/>
    </style:style>
    <style:style style:name="P1089" style:parent-style-name="Standard" style:family="paragraph">
      <style:text-properties style:font-name="Times New Roman" style:font-name-complex="Times New Roman"/>
    </style:style>
    <style:style style:name="P1090" style:parent-style-name="Standard" style:family="paragraph">
      <style:text-properties style:font-name="Times New Roman" style:font-name-complex="Times New Roman"/>
    </style:style>
    <style:style style:name="P1091" style:parent-style-name="Standard" style:family="paragraph">
      <style:text-properties style:font-name="Times New Roman" style:font-name-complex="Times New Roman"/>
    </style:style>
    <style:style style:name="P1092" style:parent-style-name="Standard" style:family="paragraph">
      <style:text-properties style:font-name="Times New Roman" style:font-name-complex="Times New Roman"/>
    </style:style>
    <style:style style:name="P1093" style:parent-style-name="Standard" style:family="paragraph">
      <style:text-properties style:font-name="Times New Roman" style:font-name-complex="Times New Roman"/>
    </style:style>
    <style:style style:name="P1094" style:parent-style-name="Standard" style:family="paragraph">
      <style:text-properties style:font-name="Times New Roman" style:font-name-complex="Times New Roman"/>
    </style:style>
    <style:style style:name="P1095" style:parent-style-name="Standard" style:family="paragraph">
      <style:text-properties style:font-name="Times New Roman" style:font-name-complex="Times New Roman"/>
    </style:style>
    <style:style style:name="P1096" style:parent-style-name="Standard" style:family="paragraph">
      <style:text-properties style:font-name="Times New Roman" style:font-name-complex="Times New Roman"/>
    </style:style>
    <style:style style:name="P1097" style:parent-style-name="Standard" style:family="paragraph">
      <style:text-properties style:font-name="Times New Roman" style:font-name-complex="Times New Roman"/>
    </style:style>
    <style:style style:name="P1098" style:parent-style-name="Standard" style:family="paragraph">
      <style:text-properties style:font-name="Times New Roman" style:font-name-complex="Times New Roman"/>
    </style:style>
    <style:style style:name="P1099" style:parent-style-name="Standard" style:family="paragraph">
      <style:text-properties style:font-name="Times New Roman" style:font-name-complex="Times New Roman"/>
    </style:style>
    <style:style style:name="P1100" style:parent-style-name="Standard" style:family="paragraph">
      <style:text-properties style:font-name="Times New Roman" style:font-name-complex="Times New Roman"/>
    </style:style>
    <style:style style:name="P1101" style:parent-style-name="Standard" style:family="paragraph">
      <style:text-properties style:font-name="Times New Roman" style:font-name-complex="Times New Roman"/>
    </style:style>
    <style:style style:name="P1102" style:parent-style-name="Standard" style:family="paragraph">
      <style:text-properties style:font-name="Times New Roman" style:font-name-complex="Times New Roman"/>
    </style:style>
    <style:style style:name="P1103" style:parent-style-name="Standard" style:family="paragraph">
      <style:text-properties style:font-name="Times New Roman" style:font-name-complex="Times New Roman"/>
    </style:style>
    <style:style style:name="P1104" style:parent-style-name="Standard" style:family="paragraph">
      <style:text-properties style:font-name="Times New Roman" style:font-name-complex="Times New Roman"/>
    </style:style>
    <style:style style:name="P1105" style:parent-style-name="Standard" style:family="paragraph">
      <style:text-properties style:font-name="Times New Roman" style:font-name-complex="Times New Roman"/>
    </style:style>
    <style:style style:name="P1106" style:parent-style-name="Standard" style:family="paragraph">
      <style:text-properties style:font-name="Times New Roman" style:font-name-complex="Times New Roman"/>
    </style:style>
    <style:style style:name="P1107" style:parent-style-name="Standard" style:family="paragraph">
      <style:text-properties style:font-name="Times New Roman" style:font-name-complex="Times New Roman"/>
    </style:style>
    <style:style style:name="P1108" style:parent-style-name="Standard" style:family="paragraph">
      <style:text-properties style:font-name="Times New Roman" style:font-name-complex="Times New Roman"/>
    </style:style>
    <style:style style:name="P1109" style:parent-style-name="Standard" style:family="paragraph">
      <style:text-properties style:font-name="Times New Roman" style:font-name-complex="Times New Roman"/>
    </style:style>
    <style:style style:name="P1110" style:parent-style-name="Standard" style:family="paragraph">
      <style:text-properties style:font-name="Times New Roman" style:font-name-complex="Times New Roman"/>
    </style:style>
    <style:style style:name="P1111" style:parent-style-name="Standard" style:family="paragraph">
      <style:text-properties style:font-name="Times New Roman" style:font-name-complex="Times New Roman"/>
    </style:style>
    <style:style style:name="P1112" style:parent-style-name="Standard" style:family="paragraph">
      <style:text-properties style:font-name="Times New Roman" style:font-name-complex="Times New Roman"/>
    </style:style>
    <style:style style:name="P1113" style:parent-style-name="Standard" style:family="paragraph">
      <style:text-properties style:font-name="Times New Roman" style:font-name-complex="Times New Roman"/>
    </style:style>
    <style:style style:name="P1114" style:parent-style-name="Standard" style:family="paragraph">
      <style:text-properties style:font-name="Times New Roman" style:font-name-complex="Times New Roman"/>
    </style:style>
    <style:style style:name="P1115" style:parent-style-name="Standard" style:family="paragraph">
      <style:text-properties style:font-name="Times New Roman" style:font-name-complex="Times New Roman"/>
    </style:style>
    <style:style style:name="P1116" style:parent-style-name="Standard" style:family="paragraph">
      <style:text-properties style:font-name="Times New Roman" style:font-name-complex="Times New Roman"/>
    </style:style>
    <style:style style:name="P1117" style:parent-style-name="Standard" style:family="paragraph">
      <style:text-properties style:font-name="Times New Roman" style:font-name-complex="Times New Roman"/>
    </style:style>
    <style:style style:name="P1118" style:parent-style-name="Standard" style:family="paragraph">
      <style:text-properties style:font-name="Times New Roman" style:font-name-complex="Times New Roman"/>
    </style:style>
    <style:style style:name="P1119" style:parent-style-name="Standard" style:family="paragraph">
      <style:text-properties style:font-name="Times New Roman" style:font-name-complex="Times New Roman"/>
    </style:style>
    <style:style style:name="P1120" style:parent-style-name="Standard" style:family="paragraph">
      <style:text-properties style:font-name="Times New Roman" style:font-name-complex="Times New Roman"/>
    </style:style>
    <style:style style:name="P1121" style:parent-style-name="Standard" style:family="paragraph">
      <style:text-properties style:font-name="Times New Roman" style:font-name-complex="Times New Roman"/>
    </style:style>
    <style:style style:name="P1122" style:parent-style-name="Standard" style:family="paragraph">
      <style:text-properties style:font-name="Times New Roman" style:font-name-complex="Times New Roman"/>
    </style:style>
    <style:style style:name="P112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2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2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26" style:parent-style-name="Standard" style:family="paragraph">
      <style:text-properties style:font-name="Times New Roman" style:font-name-complex="Times New Roman"/>
    </style:style>
    <style:style style:name="P1127" style:parent-style-name="Standard" style:family="paragraph">
      <style:text-properties style:font-name="Times New Roman" style:font-name-complex="Times New Roman"/>
    </style:style>
    <style:style style:name="P1128" style:parent-style-name="Standard" style:family="paragraph">
      <style:text-properties style:font-name="Times New Roman" style:font-name-complex="Times New Roman"/>
    </style:style>
    <style:style style:name="P1129" style:parent-style-name="Standard" style:family="paragraph">
      <style:text-properties style:font-name="Times New Roman" style:font-name-complex="Times New Roman"/>
    </style:style>
    <style:style style:name="P1130" style:parent-style-name="Standard" style:family="paragraph">
      <style:text-properties style:font-name="Times New Roman" style:font-name-complex="Times New Roman"/>
    </style:style>
    <style:style style:name="P1131" style:parent-style-name="Standard" style:family="paragraph">
      <style:text-properties style:font-name="Times New Roman" style:font-name-complex="Times New Roman"/>
    </style:style>
    <style:style style:name="P1132" style:parent-style-name="Standard" style:family="paragraph">
      <style:text-properties style:font-name="Times New Roman" style:font-name-complex="Times New Roman"/>
    </style:style>
    <style:style style:name="P1133" style:parent-style-name="Standard" style:family="paragraph">
      <style:text-properties style:font-name="Times New Roman" style:font-name-complex="Times New Roman"/>
    </style:style>
    <style:style style:name="P1134" style:parent-style-name="Standard" style:family="paragraph">
      <style:text-properties style:font-name="Times New Roman" style:font-name-complex="Times New Roman"/>
    </style:style>
    <style:style style:name="P1135" style:parent-style-name="Standard" style:family="paragraph">
      <style:text-properties style:font-name="Times New Roman" style:font-name-complex="Times New Roman"/>
    </style:style>
    <style:style style:name="P1136" style:parent-style-name="Standard" style:family="paragraph">
      <style:text-properties style:font-name="Times New Roman" style:font-name-complex="Times New Roman"/>
    </style:style>
    <style:style style:name="P1137" style:parent-style-name="Standard" style:family="paragraph">
      <style:text-properties style:font-name="Times New Roman" style:font-name-complex="Times New Roman"/>
    </style:style>
    <style:style style:name="P1138" style:parent-style-name="Standard" style:family="paragraph">
      <style:text-properties style:font-name="Times New Roman" style:font-name-complex="Times New Roman"/>
    </style:style>
    <style:style style:name="P1139" style:parent-style-name="Standard" style:family="paragraph">
      <style:text-properties style:font-name="Times New Roman" style:font-name-complex="Times New Roman"/>
    </style:style>
    <style:style style:name="P1140" style:parent-style-name="Standard" style:family="paragraph">
      <style:text-properties style:font-name="Times New Roman" style:font-name-complex="Times New Roman"/>
    </style:style>
    <style:style style:name="P1141" style:parent-style-name="Standard" style:family="paragraph">
      <style:text-properties style:font-name="Times New Roman" style:font-name-complex="Times New Roman"/>
    </style:style>
    <style:style style:name="P1142" style:parent-style-name="Standard" style:family="paragraph">
      <style:text-properties style:font-name="Times New Roman" style:font-name-complex="Times New Roman"/>
    </style:style>
    <style:style style:name="P1143" style:parent-style-name="Normal" style:family="paragraph">
      <style:paragraph-properties fo:break-before="page"/>
      <style:text-properties style:font-name="Times New Roman" style:font-name-complex="Times New Roman"/>
    </style:style>
    <style:style style:name="P114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4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4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4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4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149" style:parent-style-name="Standard" style:family="paragraph">
      <style:text-properties style:font-name="Times New Roman" style:font-name-complex="Times New Roman"/>
    </style:style>
    <style:style style:name="P1150" style:parent-style-name="Standard" style:family="paragraph">
      <style:text-properties style:font-name="Times New Roman" style:font-name-complex="Times New Roman"/>
    </style:style>
    <style:style style:name="P1151" style:parent-style-name="Standard" style:family="paragraph">
      <style:text-properties style:font-name="Times New Roman" style:font-name-complex="Times New Roman"/>
    </style:style>
    <style:style style:name="P1152" style:parent-style-name="Standard" style:family="paragraph">
      <style:text-properties style:font-name="Times New Roman" style:font-name-complex="Times New Roman"/>
    </style:style>
    <style:style style:name="P1153" style:parent-style-name="Standard" style:family="paragraph">
      <style:text-properties style:font-name="Times New Roman" style:font-name-complex="Times New Roman"/>
    </style:style>
    <style:style style:name="P1154" style:parent-style-name="Standard" style:family="paragraph">
      <style:text-properties style:font-name="Times New Roman" style:font-name-complex="Times New Roman"/>
    </style:style>
    <style:style style:name="P1155" style:parent-style-name="Standard" style:family="paragraph">
      <style:text-properties style:font-name="Times New Roman" style:font-name-complex="Times New Roman"/>
    </style:style>
    <style:style style:name="P1156" style:parent-style-name="Standard" style:family="paragraph">
      <style:text-properties style:font-name="Times New Roman" style:font-name-complex="Times New Roman"/>
    </style:style>
    <style:style style:name="P1157" style:parent-style-name="Standard" style:family="paragraph">
      <style:text-properties style:font-name="Times New Roman" style:font-name-complex="Times New Roman"/>
    </style:style>
    <style:style style:name="P1158" style:parent-style-name="Standard" style:family="paragraph">
      <style:text-properties style:font-name="Times New Roman" style:font-name-complex="Times New Roman"/>
    </style:style>
    <style:style style:name="P1159" style:parent-style-name="Standard" style:family="paragraph">
      <style:text-properties style:font-name="Times New Roman" style:font-name-complex="Times New Roman"/>
    </style:style>
    <style:style style:name="P1160" style:parent-style-name="Standard" style:family="paragraph">
      <style:text-properties style:font-name="Times New Roman" style:font-name-complex="Times New Roman"/>
    </style:style>
    <style:style style:name="P1161" style:parent-style-name="Standard" style:family="paragraph">
      <style:text-properties style:font-name="Times New Roman" style:font-name-complex="Times New Roman"/>
    </style:style>
    <style:style style:name="P1162" style:parent-style-name="Standard" style:family="paragraph">
      <style:text-properties style:font-name="Times New Roman" style:font-name-complex="Times New Roman"/>
    </style:style>
    <style:style style:name="P1163" style:parent-style-name="Standard" style:family="paragraph">
      <style:text-properties style:font-name="Times New Roman" style:font-name-complex="Times New Roman"/>
    </style:style>
    <style:style style:name="P1164" style:parent-style-name="Standard" style:family="paragraph">
      <style:text-properties style:font-name="Times New Roman" style:font-name-complex="Times New Roman"/>
    </style:style>
    <style:style style:name="P1165" style:parent-style-name="Standard" style:family="paragraph">
      <style:text-properties style:font-name="Times New Roman" style:font-name-complex="Times New Roman"/>
    </style:style>
    <style:style style:name="P1166" style:parent-style-name="Standard" style:family="paragraph">
      <style:text-properties style:font-name="Times New Roman" style:font-name-complex="Times New Roman"/>
    </style:style>
    <style:style style:name="P1167" style:parent-style-name="Standard" style:family="paragraph">
      <style:text-properties style:font-name="Times New Roman" style:font-name-complex="Times New Roman"/>
    </style:style>
    <style:style style:name="P1168" style:parent-style-name="Standard" style:family="paragraph">
      <style:text-properties style:font-name="Times New Roman" style:font-name-complex="Times New Roman"/>
    </style:style>
    <style:style style:name="P1169" style:parent-style-name="Standard" style:family="paragraph">
      <style:text-properties style:font-name="Times New Roman" style:font-name-complex="Times New Roman"/>
    </style:style>
    <style:style style:name="P1170" style:parent-style-name="Standard" style:family="paragraph">
      <style:text-properties style:font-name="Times New Roman" style:font-name-complex="Times New Roman"/>
    </style:style>
    <style:style style:name="P1171" style:parent-style-name="Standard" style:family="paragraph">
      <style:text-properties style:font-name="Times New Roman" style:font-name-complex="Times New Roman"/>
    </style:style>
    <style:style style:name="P1172" style:parent-style-name="Standard" style:family="paragraph">
      <style:text-properties style:font-name="Times New Roman" style:font-name-complex="Times New Roman"/>
    </style:style>
    <style:style style:name="P1173" style:parent-style-name="Standard" style:family="paragraph">
      <style:text-properties style:font-name="Times New Roman" style:font-name-complex="Times New Roman"/>
    </style:style>
    <style:style style:name="P1174" style:parent-style-name="Standard" style:family="paragraph">
      <style:text-properties style:font-name="Times New Roman" style:font-name-complex="Times New Roman"/>
    </style:style>
    <style:style style:name="P1175" style:parent-style-name="Standard" style:family="paragraph">
      <style:text-properties style:font-name="Times New Roman" style:font-name-complex="Times New Roman"/>
    </style:style>
    <style:style style:name="P1176" style:parent-style-name="Standard" style:family="paragraph">
      <style:text-properties style:font-name="Times New Roman" style:font-name-complex="Times New Roman"/>
    </style:style>
    <style:style style:name="P1177" style:parent-style-name="Standard" style:family="paragraph">
      <style:text-properties style:font-name="Times New Roman" style:font-name-complex="Times New Roman"/>
    </style:style>
    <style:style style:name="P1178" style:parent-style-name="Standard" style:family="paragraph">
      <style:text-properties style:font-name="Times New Roman" style:font-name-complex="Times New Roman"/>
    </style:style>
    <style:style style:name="P1179" style:parent-style-name="Standard" style:family="paragraph">
      <style:text-properties style:font-name="Times New Roman" style:font-name-complex="Times New Roman"/>
    </style:style>
    <style:style style:name="P1180" style:parent-style-name="Standard" style:family="paragraph">
      <style:text-properties style:font-name="Times New Roman" style:font-name-complex="Times New Roman"/>
    </style:style>
    <style:style style:name="P1181" style:parent-style-name="Standard" style:family="paragraph">
      <style:text-properties style:font-name="Times New Roman" style:font-name-complex="Times New Roman"/>
    </style:style>
    <style:style style:name="P1182" style:parent-style-name="Standard" style:family="paragraph">
      <style:text-properties style:font-name="Times New Roman" style:font-name-complex="Times New Roman"/>
    </style:style>
    <style:style style:name="P118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84" style:parent-style-name="Standard" style:family="paragraph">
      <style:text-properties style:font-name="Times New Roman" style:font-name-complex="Times New Roman"/>
    </style:style>
    <style:style style:name="P1185" style:parent-style-name="Standard" style:family="paragraph">
      <style:text-properties style:font-name="Times New Roman" style:font-name-complex="Times New Roman"/>
    </style:style>
    <style:style style:name="P1186" style:parent-style-name="Standard" style:family="paragraph">
      <style:text-properties style:font-name="Times New Roman" style:font-name-complex="Times New Roman"/>
    </style:style>
    <style:style style:name="P1187" style:parent-style-name="Standard" style:family="paragraph">
      <style:text-properties style:font-name="Times New Roman" style:font-name-complex="Times New Roman"/>
    </style:style>
    <style:style style:name="P1188" style:parent-style-name="Standard" style:family="paragraph">
      <style:text-properties style:font-name="Times New Roman" style:font-name-complex="Times New Roman"/>
    </style:style>
    <style:style style:name="P1189" style:parent-style-name="Standard" style:family="paragraph">
      <style:text-properties style:font-name="Times New Roman" style:font-name-complex="Times New Roman"/>
    </style:style>
    <style:style style:name="P1190" style:parent-style-name="Standard" style:family="paragraph">
      <style:text-properties style:font-name="Times New Roman" style:font-name-complex="Times New Roman"/>
    </style:style>
    <style:style style:name="P1191" style:parent-style-name="Standard" style:family="paragraph">
      <style:text-properties style:font-name="Times New Roman" style:font-name-complex="Times New Roman"/>
    </style:style>
    <style:style style:name="P1192" style:parent-style-name="Standard" style:family="paragraph">
      <style:text-properties style:font-name="Times New Roman" style:font-name-complex="Times New Roman"/>
    </style:style>
    <style:style style:name="P1193" style:parent-style-name="Standard" style:family="paragraph">
      <style:text-properties style:font-name="Times New Roman" style:font-name-complex="Times New Roman"/>
    </style:style>
    <style:style style:name="P1194" style:parent-style-name="Standard" style:family="paragraph">
      <style:text-properties style:font-name="Times New Roman" style:font-name-complex="Times New Roman"/>
    </style:style>
    <style:style style:name="P1195" style:parent-style-name="Standard" style:family="paragraph">
      <style:text-properties style:font-name="Times New Roman" style:font-name-complex="Times New Roman"/>
    </style:style>
    <style:style style:name="P1196" style:parent-style-name="Standard" style:family="paragraph">
      <style:text-properties style:font-name="Times New Roman" style:font-name-complex="Times New Roman"/>
    </style:style>
    <style:style style:name="P1197" style:parent-style-name="Normal" style:family="paragraph">
      <style:paragraph-properties fo:break-before="page"/>
      <style:text-properties style:font-name="Times New Roman" style:font-name-complex="Times New Roman"/>
    </style:style>
    <style:style style:name="P119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199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0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01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02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03" style:parent-style-name="Standard" style:family="paragraph">
      <style:text-properties style:font-name="Times New Roman" style:font-name-complex="Times New Roman"/>
    </style:style>
    <style:style style:name="P1204" style:parent-style-name="Standard" style:family="paragraph">
      <style:text-properties style:font-name="Times New Roman" style:font-name-complex="Times New Roman"/>
    </style:style>
    <style:style style:name="P1205" style:parent-style-name="Standard" style:family="paragraph">
      <style:text-properties style:font-name="Times New Roman" style:font-name-complex="Times New Roman"/>
    </style:style>
    <style:style style:name="P1206" style:parent-style-name="Standard" style:family="paragraph">
      <style:text-properties style:font-name="Times New Roman" style:font-name-complex="Times New Roman"/>
    </style:style>
    <style:style style:name="P1207" style:parent-style-name="Standard" style:family="paragraph">
      <style:text-properties style:font-name="Times New Roman" style:font-name-complex="Times New Roman"/>
    </style:style>
    <style:style style:name="P1208" style:parent-style-name="Standard" style:family="paragraph">
      <style:text-properties style:font-name="Times New Roman" style:font-name-complex="Times New Roman"/>
    </style:style>
    <style:style style:name="P1209" style:parent-style-name="Standard" style:family="paragraph">
      <style:text-properties style:font-name="Times New Roman" style:font-name-complex="Times New Roman"/>
    </style:style>
    <style:style style:name="P1210" style:parent-style-name="Standard" style:family="paragraph">
      <style:text-properties style:font-name="Times New Roman" style:font-name-complex="Times New Roman"/>
    </style:style>
    <style:style style:name="P1211" style:parent-style-name="Standard" style:family="paragraph">
      <style:text-properties style:font-name="Times New Roman" style:font-name-complex="Times New Roman"/>
    </style:style>
    <style:style style:name="P1212" style:parent-style-name="Standard" style:family="paragraph">
      <style:text-properties style:font-name="Times New Roman" style:font-name-complex="Times New Roman"/>
    </style:style>
    <style:style style:name="P1213" style:parent-style-name="Standard" style:family="paragraph">
      <style:text-properties style:font-name="Times New Roman" style:font-name-complex="Times New Roman"/>
    </style:style>
    <style:style style:name="P1214" style:parent-style-name="Standard" style:family="paragraph">
      <style:text-properties style:font-name="Times New Roman" style:font-name-complex="Times New Roman"/>
    </style:style>
    <style:style style:name="P1215" style:parent-style-name="Standard" style:family="paragraph">
      <style:text-properties style:font-name="Times New Roman" style:font-name-complex="Times New Roman"/>
    </style:style>
    <style:style style:name="P1216" style:parent-style-name="Standard" style:family="paragraph">
      <style:text-properties style:font-name="Times New Roman" style:font-name-complex="Times New Roman"/>
    </style:style>
    <style:style style:name="P1217" style:parent-style-name="Standard" style:family="paragraph">
      <style:text-properties style:font-name="Times New Roman" style:font-name-complex="Times New Roman"/>
    </style:style>
    <style:style style:name="P1218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19" style:parent-style-name="Standard" style:family="paragraph">
      <style:text-properties style:font-name="Times New Roman" style:font-name-complex="Times New Roman"/>
    </style:style>
    <style:style style:name="P1220" style:parent-style-name="Standard" style:family="paragraph">
      <style:text-properties style:font-name="Times New Roman" style:font-name-complex="Times New Roman"/>
    </style:style>
    <style:style style:name="P1221" style:parent-style-name="Standard" style:family="paragraph">
      <style:text-properties style:font-name="Times New Roman" style:font-name-complex="Times New Roman"/>
    </style:style>
    <style:style style:name="P1222" style:parent-style-name="Normal" style:family="paragraph">
      <style:paragraph-properties fo:break-before="page"/>
      <style:text-properties style:font-name="Times New Roman" style:font-name-complex="Times New Roman"/>
    </style:style>
    <style:style style:name="P1223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24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25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26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27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22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2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3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4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5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8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69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0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1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2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3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4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5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6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7" style:parent-style-name="Standarduser" style:family="paragraph">
      <style:paragraph-properties>
        <style:tab-stops>
          <style:tab-stop style:type="left" style:position="1.4375in"/>
        </style:tab-stops>
      </style:paragraph-properties>
      <style:text-properties style:font-name="Times New Roman" style:font-name-complex="Times New Roman"/>
    </style:style>
    <style:style style:name="P1278" style:parent-style-name="Standard" style:family="paragraph">
      <style:text-properties style:font-name="Times New Roman" style:font-name-complex="Times New Roman"/>
    </style:style>
    <style:style style:name="P1279" style:parent-style-name="Standard" style:family="paragraph">
      <style:text-properties style:font-name="Times New Roman" style:font-name-complex="Times New Roman"/>
    </style:style>
    <style:style style:name="P1280" style:parent-style-name="Standard" style:family="paragraph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81" style:parent-style-name="Standard" style:family="paragraph">
      <style:text-properties style:font-name="Times New Roman" style:font-name-complex="Times New Roman"/>
    </style:style>
    <style:style style:name="P1282" style:parent-style-name="Standard" style:family="paragraph">
      <style:text-properties style:font-name="Times New Roman" style:font-name-complex="Times New Roman"/>
    </style:style>
    <style:style style:name="P1283" style:parent-style-name="Standard" style:family="paragraph">
      <style:text-properties style:font-name="Times New Roman" style:font-name-complex="Times New Roman"/>
    </style:style>
    <style:style style:name="P1284" style:parent-style-name="Standard" style:family="paragraph">
      <style:text-properties style:font-name="Times New Roman" style:font-name-complex="Times New Roman"/>
    </style:style>
    <style:style style:name="P1285" style:parent-style-name="Standard" style:family="paragraph">
      <style:text-properties style:font-name="Times New Roman" style:font-name-complex="Times New Roman"/>
    </style:style>
    <style:style style:name="P1286" style:parent-style-name="Standard" style:family="paragraph">
      <style:text-properties style:font-name="Times New Roman" style:font-name-complex="Times New Roman"/>
    </style:style>
    <style:style style:name="T1287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Normal"><text:span text:style-name="T23"><text:s text:c="15"/></text:span><text:span text:style-name="T24"><text:s/></text:span><text:span text:style-name="T25"><text:s text:c="2"/></text:span><text:span text:style-name="T26">C++ PROGRAMS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PROGRAM NO 1:</text:p>
      <text:p text:style-name="P56"/>
      <text:p text:style-name="P57">AIM:Program to calculate sum of two numbers using class</text:p>
      <text:p text:style-name="P58"/>
      <text:p text:style-name="P59">PROGRAM</text:p>
      <text:p text:style-name="P60"/>
      <text:p text:style-name="P61">#include&lt;iostream&gt;</text:p>
      <text:p text:style-name="P62">using namespace std;</text:p>
      <text:p text:style-name="P63">class sums</text:p>
      <text:p text:style-name="P64">{</text:p>
      <text:p text:style-name="P65">int p,q,sum;</text:p>
      <text:p text:style-name="P66">public:</text:p>
      <text:p text:style-name="P67">void read()</text:p>
      <text:p text:style-name="P68">{</text:p>
      <text:p text:style-name="P69">cout&lt;&lt;"\nEnter Two<text:s/>Numbers:\n ";</text:p>
      <text:p text:style-name="P70">cin&gt;&gt;p&gt;&gt;q;</text:p>
      <text:p text:style-name="P71">}</text:p>
      <text:p text:style-name="P72">void display()</text:p>
      <text:p text:style-name="P73">{</text:p>
      <text:p text:style-name="P74">cout&lt;&lt;"\nP= "&lt;&lt;p;</text:p>
      <text:p text:style-name="P75">cout&lt;&lt;"\nQ= "&lt;&lt;q;</text:p>
      <text:p text:style-name="P76">cout&lt;&lt;"\nSum= "&lt;&lt;sum;</text:p>
      <text:p text:style-name="P77">}</text:p>
      <text:p text:style-name="P78">void add()</text:p>
      <text:p text:style-name="P79">{</text:p>
      <text:p text:style-name="P80">sum=p+q;</text:p>
      <text:p text:style-name="P81">}</text:p>
      <text:p text:style-name="P82">};</text:p>
      <text:p text:style-name="P83">int main()</text:p>
      <text:p text:style-name="P84">{</text:p>
      <text:p text:style-name="P85">sums a;</text:p>
      <text:p text:style-name="P86">a.read();</text:p>
      <text:p text:style-name="P87">a.add();</text:p>
      <text:p text:style-name="P88">a.display();</text:p>
      <text:p text:style-name="P89">}</text:p>
      <text:p text:style-name="P90"/>
      <text:p text:style-name="P91"/>
      <text:p text:style-name="P92">OUTPUT</text:p>
      <text:p text:style-name="P93"/>
      <text:p text:style-name="P94">Enter Two Numbers:</text:p>
      <text:p text:style-name="P95"><text:s/>5</text:p>
      <text:p text:style-name="P96">10</text:p>
      <text:p text:style-name="P97"/>
      <text:p text:style-name="P98">P= 5</text:p>
      <text:p text:style-name="P99">Q= 10</text:p>
      <text:p text:style-name="P100">Sum= 15</text:p>
      <text:p text:style-name="P101"/>
      <text:p text:style-name="P102"/>
      <text:p text:style-name="P103"/>
      <text:soft-page-break/>
      <text:p text:style-name="P104">PROGRAM NO 2:</text:p>
      <text:p text:style-name="P105"/>
      <text:p text:style-name="P106">AIM:Program to add points using class</text:p>
      <text:p text:style-name="P107"/>
      <text:p text:style-name="P108">PROGRAM</text:p>
      <text:p text:style-name="P109"/>
      <text:p text:style-name="P110">#include&lt;iostream&gt;</text:p>
      <text:p text:style-name="P111">using namespace std;</text:p>
      <text:p text:style-name="P112">class <text:s/>point</text:p>
      <text:p text:style-name="P113">{</text:p>
      <text:p text:style-name="P114">int a,b;</text:p>
      <text:p text:style-name="P115">public:</text:p>
      <text:p text:style-name="P116">void read();</text:p>
      <text:p text:style-name="P117">void display();</text:p>
      <text:p text:style-name="P118">point add(point);</text:p>
      <text:p text:style-name="P119">}</text:p>
      <text:p text:style-name="P120">p1,p2,p3;</text:p>
      <text:p text:style-name="P121">void point::read()</text:p>
      <text:p text:style-name="P122">{</text:p>
      <text:p text:style-name="P123">cin&gt;&gt;a&gt;&gt;b;</text:p>
      <text:p text:style-name="P124">}</text:p>
      <text:p text:style-name="P125">void point::display()</text:p>
      <text:p text:style-name="P126">{</text:p>
      <text:p text:style-name="P127">cout&lt;&lt;a&lt;&lt;"<text:s/>"&lt;&lt;b&lt;&lt;"\n";</text:p>
      <text:p text:style-name="P128">}</text:p>
      <text:p text:style-name="P129">point point::add(point p1)</text:p>
      <text:p text:style-name="P130">{</text:p>
      <text:p text:style-name="P131">p3.a=a+p1.a;</text:p>
      <text:p text:style-name="P132">p3.b=b+p1.b;</text:p>
      <text:p text:style-name="P133">return p3;</text:p>
      <text:p text:style-name="P134">}</text:p>
      <text:p text:style-name="P135">main()</text:p>
      <text:p text:style-name="P136">{</text:p>
      <text:p text:style-name="P137">cout&lt;&lt;"Enter the first points\n";</text:p>
      <text:p text:style-name="P138">p1.read();</text:p>
      <text:p text:style-name="P139">cout&lt;&lt;"Enter the second points\n";</text:p>
      <text:p text:style-name="P140">p2.read();</text:p>
      <text:p text:style-name="P141">cout&lt;&lt;"First and second point is\n";</text:p>
      <text:p text:style-name="P142">p1.display();</text:p>
      <text:p text:style-name="P143">p2.display();</text:p>
      <text:p text:style-name="P144">cout&lt;&lt;"The sum is\n";</text:p>
      <text:p text:style-name="P145">p3=p2.add(p1);</text:p>
      <text:p text:style-name="P146">p3.display();</text:p>
      <text:p text:style-name="P147">}</text:p>
      <text:p text:style-name="P148"/>
      <text:p text:style-name="P149"/>
      <text:p text:style-name="P150"/>
      <text:soft-page-break/>
      <text:p text:style-name="P151">OUTPUT</text:p>
      <text:p text:style-name="P152"/>
      <text:p text:style-name="P153">Enter the first points</text:p>
      <text:p text:style-name="P154">5 8</text:p>
      <text:p text:style-name="P155">Enter the second points</text:p>
      <text:p text:style-name="P156">4 6</text:p>
      <text:p text:style-name="P157">First and second point is</text:p>
      <text:p text:style-name="P158">5 8</text:p>
      <text:p text:style-name="P159">4 6</text:p>
      <text:p text:style-name="P160">The sum is</text:p>
      <text:p text:style-name="P161">9 14</text:p>
      <text:p text:style-name="P162"/>
      <text:p text:style-name="P163"/>
      <text:p text:style-name="P164"/>
      <text:soft-page-break/>
      <text:p text:style-name="P165">PROGRAM NO 3:</text:p>
      <text:p text:style-name="P166"/>
      <text:p text:style-name="P167">AIM:Program to add two complex numbers using class</text:p>
      <text:p text:style-name="P168"/>
      <text:p text:style-name="P169">PROGRAM</text:p>
      <text:p text:style-name="P170"/>
      <text:p text:style-name="P171">#include &lt;iostream&gt;</text:p>
      <text:p text:style-name="P172">using namespace std;</text:p>
      <text:p text:style-name="P173">class complex</text:p>
      <text:p text:style-name="P174">{</text:p>
      <text:p text:style-name="P175">public:</text:p>
      <text:p text:style-name="P176">int real,img;</text:p>
      <text:p text:style-name="P177">};</text:p>
      <text:p text:style-name="P178">int main()</text:p>
      <text:p text:style-name="P179">{</text:p>
      <text:p text:style-name="P180">complex a,b,c;</text:p>
      <text:p text:style-name="P181">cout&lt;&lt;"Enter a and b where a+ib is the first complex number.";</text:p>
      <text:p text:style-name="P182">cout&lt;&lt;"\na= ";</text:p>
      <text:p text:style-name="P183">cin&gt;&gt;a.real;</text:p>
      <text:p text:style-name="P184">cout&lt;&lt;"b= ";</text:p>
      <text:p text:style-name="P185">cin&gt;&gt;a.img;</text:p>
      <text:p text:style-name="P186">cout&lt;&lt;"Enter c and d where c+id is the<text:s/>second complex number.";</text:p>
      <text:p text:style-name="P187">cout&lt;&lt;"\nc= ";</text:p>
      <text:p text:style-name="P188">cin&gt;&gt;b.real;</text:p>
      <text:p text:style-name="P189">cout&lt;&lt;"d= ";</text:p>
      <text:p text:style-name="P190">cin&gt;&gt;b.img;</text:p>
      <text:p text:style-name="P191">c.real=a.real+b.real;</text:p>
      <text:p text:style-name="P192">c.img=a.img+b.img;</text:p>
      <text:p text:style-name="P193">if(c.img&gt;=0)</text:p>
      <text:p text:style-name="P194">cout&lt;&lt;"Sum of two complex numbers ="&lt;&lt;c.real&lt;&lt;"+"&lt;&lt;c.img&lt;&lt;"i";</text:p>
      <text:p text:style-name="P195">else</text:p>
      <text:p text:style-name="P196">cout&lt;&lt;"Sum of two complex numbers ="&lt;&lt;c.real&lt;&lt;" "&lt;&lt;c.img<text:s/>&lt;&lt;"i";</text:p>
      <text:p text:style-name="P197">return 0;</text:p>
      <text:p text:style-name="P198">}</text:p>
      <text:p text:style-name="P199"/>
      <text:p text:style-name="P200"/>
      <text:p text:style-name="P201">OUTPUT</text:p>
      <text:p text:style-name="P202"/>
      <text:p text:style-name="P203">Enter a and b where a+ib is the first complex number.</text:p>
      <text:p text:style-name="P204">a= 4</text:p>
      <text:p text:style-name="P205">b= 3</text:p>
      <text:p text:style-name="P206">Enter c and d where c+id is the second complex number.</text:p>
      <text:p text:style-name="P207">c= 3</text:p>
      <text:p text:style-name="P208">d= 4</text:p>
      <text:p text:style-name="P209">Sum of two complex numbers =7+7i</text:p>
      <text:p text:style-name="P210"/>
      <text:p text:style-name="P211"/>
      <text:soft-page-break/>
      <text:p text:style-name="P212">PROGRAM NO 4:</text:p>
      <text:p text:style-name="P213"/>
      <text:p text:style-name="P214">AIM: Write a program to create a class String<text:s/>with member variable a character array, define constructor, destructor and member functions to copying a string to another and concatenating two strings</text:p>
      <text:p text:style-name="P215"/>
      <text:p text:style-name="P216">PROGRAM</text:p>
      <text:p text:style-name="P217"/>
      <text:p text:style-name="P218">#include&lt;iostream&gt;</text:p>
      <text:p text:style-name="P219">#include&lt;cstring&gt;</text:p>
      <text:p text:style-name="P220">using namespace std;</text:p>
      <text:p text:style-name="P221">class strng</text:p>
      <text:p text:style-name="P222">{</text:p>
      <text:p text:style-name="P223">char str1[20];</text:p>
      <text:p text:style-name="P224">char str2[20];</text:p>
      <text:p text:style-name="P225">public:</text:p>
      <text:p text:style-name="P226">strng(char *s1,char *s2)</text:p>
      <text:p text:style-name="P227">{</text:p>
      <text:p text:style-name="P228">strcpy(str1,s1);</text:p>
      <text:p text:style-name="P229">strcpy(str2,s2);</text:p>
      <text:p text:style-name="P230">}</text:p>
      <text:p text:style-name="P231">void copy()</text:p>
      <text:p text:style-name="P232">{</text:p>
      <text:p text:style-name="P233">strcpy(str1,str2);</text:p>
      <text:p text:style-name="P234">cout&lt;&lt;"Copied string str1=";</text:p>
      <text:p text:style-name="P235">cout&lt;&lt;str1;</text:p>
      <text:p text:style-name="P236">cout&lt;&lt;"\n";</text:p>
      <text:p text:style-name="P237">}</text:p>
      <text:p text:style-name="P238">void concat()</text:p>
      <text:p text:style-name="P239">{</text:p>
      <text:p text:style-name="P240">strcat(str1,str2);</text:p>
      <text:p text:style-name="P241">cout&lt;&lt;"concatenated <text:s/>string str1=";</text:p>
      <text:p text:style-name="P242">cout&lt;&lt;str1;</text:p>
      <text:p text:style-name="P243">cout&lt;&lt;"\n";</text:p>
      <text:p text:style-name="P244">}</text:p>
      <text:p text:style-name="P245">void display()</text:p>
      <text:p text:style-name="P246">{</text:p>
      <text:p text:style-name="P247">cout&lt;&lt;str1&lt;&lt;"\n"&lt;&lt;str2&lt;&lt;"\n";</text:p>
      <text:p text:style-name="P248">}</text:p>
      <text:p text:style-name="P249">};</text:p>
      <text:p text:style-name="P250">main()</text:p>
      <text:p text:style-name="P251">{</text:p>
      <text:p text:style-name="P252">cout&lt;&lt;"Two strings are:\n";</text:p>
      <text:p text:style-name="P253">strng s("good","morning");</text:p>
      <text:p text:style-name="P254">s.display();</text:p>
      <text:p text:style-name="P255">s.copy();</text:p>
      <text:p text:style-name="P256">s.concat();</text:p>
      <text:p text:style-name="P257">}</text:p>
      <text:p text:style-name="P258"/>
      <text:p text:style-name="P259"/>
      <text:soft-page-break/>
      <text:p text:style-name="P260">OUTPUT</text:p>
      <text:p text:style-name="P261"/>
      <text:p text:style-name="P262">Two strings are:</text:p>
      <text:p text:style-name="P263">good</text:p>
      <text:p text:style-name="P264">morning</text:p>
      <text:p text:style-name="P265">Copied string str1=morning</text:p>
      <text:p text:style-name="P266">concatenated <text:s/>string<text:s/>str1=morningmorning</text:p>
      <text:p text:style-name="P267"/>
      <text:p text:style-name="P268"/>
      <text:soft-page-break/>
      <text:p text:style-name="P269">PROGRAM NO 5:</text:p>
      <text:p text:style-name="P270"/>
      <text:p text:style-name="P271">AIM:Write a program to create class Distance with member variables feet and inch. Define constructor destructor and a member function to add two distances using constructors</text:p>
      <text:p text:style-name="P272"/>
      <text:p text:style-name="Standard"><text:span text:style-name="T273">PROGRAM</text:span></text:p>
      <text:p text:style-name="P274"/>
      <text:p text:style-name="P275">#include&lt;iostream&gt;</text:p>
      <text:p text:style-name="P276">using namespace<text:s/>std;</text:p>
      <text:p text:style-name="P277">class distance</text:p>
      <text:p text:style-name="P278">{</text:p>
      <text:p text:style-name="P279">int feet;</text:p>
      <text:p text:style-name="P280">float inch;</text:p>
      <text:p text:style-name="P281">public:</text:p>
      <text:p text:style-name="P282">distance()</text:p>
      <text:p text:style-name="P283">{</text:p>
      <text:p text:style-name="P284">feet=0;</text:p>
      <text:p text:style-name="P285">inch=0;</text:p>
      <text:p text:style-name="P286">}</text:p>
      <text:p text:style-name="P287">void read();</text:p>
      <text:p text:style-name="P288">void display();</text:p>
      <text:p text:style-name="P289">void add(distance,distance);</text:p>
      <text:p text:style-name="P290">}</text:p>
      <text:p text:style-name="P291">d1,d2,d3;</text:p>
      <text:p text:style-name="P292">void distance::read()</text:p>
      <text:p text:style-name="P293">{</text:p>
      <text:p text:style-name="P294">cout&lt;&lt;"Enter feet and inch :";</text:p>
      <text:p text:style-name="P295">cin&gt;&gt;feet&gt;&gt;inch;</text:p>
      <text:p text:style-name="P296">}</text:p>
      <text:p text:style-name="P297">void distance::display()</text:p>
      <text:p text:style-name="P298">{</text:p>
      <text:p text:style-name="P299">cout&lt;&lt;"feet="&lt;&lt;feet&lt;&lt;" ";</text:p>
      <text:p text:style-name="P300">cout&lt;&lt;"inch="&lt;&lt;inch&lt;&lt;" ";</text:p>
      <text:p text:style-name="P301">}</text:p>
      <text:p text:style-name="P302">void distance::add(distance a,distance b)</text:p>
      <text:p text:style-name="P303">{</text:p>
      <text:p text:style-name="P304">feet=a.feet+b.feet;</text:p>
      <text:p text:style-name="P305">inch=a.inch+b.inch;</text:p>
      <text:p text:style-name="P306">if(inch&gt;12)</text:p>
      <text:p text:style-name="P307">{</text:p>
      <text:p text:style-name="P308">feet++;</text:p>
      <text:p text:style-name="P309">inch=inch-12;</text:p>
      <text:p text:style-name="P310">}</text:p>
      <text:p text:style-name="P311">}</text:p>
      <text:p text:style-name="P312">main()</text:p>
      <text:p text:style-name="P313">{</text:p>
      <text:p text:style-name="P314">d1.read();</text:p>
      <text:p text:style-name="P315">d2.read();</text:p>
      <text:p text:style-name="P316">d1.display();</text:p>
      <text:p text:style-name="P317">cout&lt;&lt;"\n";</text:p>
      <text:soft-page-break/>
      <text:p text:style-name="P318">d2.display();</text:p>
      <text:p text:style-name="P319">d3.add(d1,d2);</text:p>
      <text:p text:style-name="P320">cout&lt;&lt;"\nSum of feet and inch is:\n";</text:p>
      <text:p text:style-name="P321">d3.display();</text:p>
      <text:p text:style-name="P322">cout&lt;&lt;"\n";</text:p>
      <text:p text:style-name="P323">}</text:p>
      <text:p text:style-name="P324"/>
      <text:p text:style-name="P325"/>
      <text:p text:style-name="P326">OUTPUT</text:p>
      <text:p text:style-name="P327"/>
      <text:p text:style-name="P328">Enter feet and inch :</text:p>
      <text:p text:style-name="P329">6</text:p>
      <text:p text:style-name="P330">4</text:p>
      <text:p text:style-name="P331">Enter feet and inch :</text:p>
      <text:p text:style-name="P332">5</text:p>
      <text:p text:style-name="P333">3</text:p>
      <text:p text:style-name="P334">feet=6 inch=4</text:p>
      <text:p text:style-name="P335">feet=5 inch=3</text:p>
      <text:p text:style-name="P336">Sum of feet and inch is:</text:p>
      <text:p text:style-name="P337">feet=11 inch=7</text:p>
      <text:p text:style-name="P338"/>
      <text:p text:style-name="P339"/>
      <text:p text:style-name="P340"/>
      <text:soft-page-break/>
      <text:p text:style-name="P341">PROGRAM NO 6:</text:p>
      <text:p text:style-name="P342"/>
      <text:p text:style-name="P343">AIM:Write a C++ program<text:s/>to find the largest of three numbers using inline function</text:p>
      <text:p text:style-name="P344"/>
      <text:p text:style-name="P345">PROGRAM</text:p>
      <text:p text:style-name="P346"/>
      <text:p text:style-name="P347">#include&lt;iostream&gt;</text:p>
      <text:p text:style-name="P348">using namespace std;</text:p>
      <text:p text:style-name="P349">inline void large(int x,int y,int z)</text:p>
      <text:p text:style-name="P350">{</text:p>
      <text:p text:style-name="P351">if(x&gt;y)</text:p>
      <text:p text:style-name="P352">{</text:p>
      <text:p text:style-name="P353">if(x&gt;z)</text:p>
      <text:p text:style-name="P354">{</text:p>
      <text:p text:style-name="P355">cout&lt;&lt;x&lt;&lt;" is largest\n";</text:p>
      <text:p text:style-name="P356">}</text:p>
      <text:p text:style-name="P357">else</text:p>
      <text:p text:style-name="P358">{</text:p>
      <text:p text:style-name="P359">cout&lt;&lt;z&lt;&lt;" is largest\n";</text:p>
      <text:p text:style-name="P360">}</text:p>
      <text:p text:style-name="P361">}</text:p>
      <text:p text:style-name="P362">else</text:p>
      <text:p text:style-name="P363">{</text:p>
      <text:p text:style-name="P364">if(y&gt;z)</text:p>
      <text:p text:style-name="P365">{</text:p>
      <text:p text:style-name="P366">cout&lt;&lt;y&lt;&lt;" is largest\n";</text:p>
      <text:p text:style-name="P367">}</text:p>
      <text:p text:style-name="P368">else</text:p>
      <text:p text:style-name="P369">{</text:p>
      <text:p text:style-name="P370">cout&lt;&lt;z&lt;&lt;" is largest\n";</text:p>
      <text:p text:style-name="P371">}</text:p>
      <text:p text:style-name="P372">}</text:p>
      <text:p text:style-name="P373">}</text:p>
      <text:p text:style-name="P374">main()</text:p>
      <text:p text:style-name="P375">{</text:p>
      <text:p text:style-name="P376">int x,y,z;</text:p>
      <text:p text:style-name="P377">cout&lt;&lt;"Enter three numbers:\n";</text:p>
      <text:p text:style-name="P378">cin&gt;&gt;x&gt;&gt;y&gt;&gt;z;</text:p>
      <text:p text:style-name="P379">large(x,y,z);</text:p>
      <text:p text:style-name="P380">}</text:p>
      <text:p text:style-name="P381"/>
      <text:p text:style-name="P382"/>
      <text:p text:style-name="P383">OUTPUT</text:p>
      <text:p text:style-name="P384"/>
      <text:p text:style-name="P385">Enter three numbers:</text:p>
      <text:p text:style-name="P386">7</text:p>
      <text:p text:style-name="P387">9</text:p>
      <text:p text:style-name="P388">4</text:p>
      <text:p text:style-name="P389">9 is largest</text:p>
      <text:p text:style-name="P390"/>
      <text:soft-page-break/>
      <text:p text:style-name="P391">PROGRAM NO 7:</text:p>
      <text:p text:style-name="P392"/>
      <text:p text:style-name="P393">AIM:Write a program to add two member<text:s/>variables of a class using friend function</text:p>
      <text:p text:style-name="P394"/>
      <text:p text:style-name="P395">PROGRAM</text:p>
      <text:p text:style-name="P396"/>
      <text:p text:style-name="P397">#include&lt;iostream&gt;</text:p>
      <text:p text:style-name="P398">using namespace std;</text:p>
      <text:p text:style-name="P399">class myclass</text:p>
      <text:p text:style-name="P400">{</text:p>
      <text:p text:style-name="P401">int a,b;</text:p>
      <text:p text:style-name="P402">public:</text:p>
      <text:p text:style-name="P403">friend int sum(myclass x);</text:p>
      <text:p text:style-name="P404">void set_ab(int i,int j);</text:p>
      <text:p text:style-name="P405">};</text:p>
      <text:p text:style-name="P406">void myclass::set_ab(int i,int j)</text:p>
      <text:p text:style-name="P407">{</text:p>
      <text:p text:style-name="P408">a=i;</text:p>
      <text:p text:style-name="P409">b=j;</text:p>
      <text:p text:style-name="P410">}</text:p>
      <text:p text:style-name="P411">int sum(myclass x)</text:p>
      <text:p text:style-name="P412">{</text:p>
      <text:p text:style-name="P413">return x.a+x.b;</text:p>
      <text:p text:style-name="P414">}</text:p>
      <text:p text:style-name="P415">main()</text:p>
      <text:p text:style-name="P416">{</text:p>
      <text:p text:style-name="P417">myclass n;</text:p>
      <text:p text:style-name="P418">n.set_ab(8,6);</text:p>
      <text:p text:style-name="P419">cout&lt;&lt;"sum is="&lt;&lt;sum(n);</text:p>
      <text:p text:style-name="P420">}</text:p>
      <text:p text:style-name="P421"/>
      <text:p text:style-name="P422"/>
      <text:p text:style-name="P423">OUTPUT</text:p>
      <text:p text:style-name="P424"/>
      <text:p text:style-name="P425">sum is=14</text:p>
      <text:p text:style-name="P426"/>
      <text:p text:style-name="P427"/>
      <text:p text:style-name="P428"/>
      <text:p text:style-name="P429"/>
      <text:soft-page-break/>
      <text:p text:style-name="P430">PROGRAM NO 8:</text:p>
      <text:p text:style-name="P431"/>
      <text:p text:style-name="P432">AIM:Write a program to add two complex number using friend function</text:p>
      <text:p text:style-name="P433"/>
      <text:p text:style-name="P434">PROGRAM</text:p>
      <text:p text:style-name="P435"/>
      <text:p text:style-name="P436">#include&lt;iostream&gt;</text:p>
      <text:p text:style-name="P437">using namespace std;</text:p>
      <text:p text:style-name="P438">class complex</text:p>
      <text:p text:style-name="P439">{</text:p>
      <text:p text:style-name="P440">int<text:s/>x,y;</text:p>
      <text:p text:style-name="P441">public:</text:p>
      <text:p text:style-name="P442">void read()</text:p>
      <text:p text:style-name="P443">{</text:p>
      <text:p text:style-name="P444">cout&lt;&lt;"Enter two numbers:\n";</text:p>
      <text:p text:style-name="P445">cin&gt;&gt;x&gt;&gt;y;</text:p>
      <text:p text:style-name="P446">}</text:p>
      <text:p text:style-name="P447">void display()</text:p>
      <text:p text:style-name="P448">{</text:p>
      <text:p text:style-name="P449">cout&lt;&lt;x&lt;&lt;"+"&lt;&lt;y&lt;&lt;"i"&lt;&lt;"\n";</text:p>
      <text:p text:style-name="P450">}</text:p>
      <text:p text:style-name="P451">friend complex sum(complex,complex);</text:p>
      <text:p text:style-name="P452">};</text:p>
      <text:p text:style-name="P453">complex sum(complex ob1,complex ob2)</text:p>
      <text:p text:style-name="P454">{</text:p>
      <text:p text:style-name="P455">complex temp;</text:p>
      <text:p text:style-name="P456">temp.x=ob1.x+ob2.x;</text:p>
      <text:p text:style-name="P457">temp.y=ob1.y+ob2.y;</text:p>
      <text:p text:style-name="P458">return<text:s/>temp;</text:p>
      <text:p text:style-name="P459">}</text:p>
      <text:p text:style-name="P460">main()</text:p>
      <text:p text:style-name="P461">{</text:p>
      <text:p text:style-name="P462">complex ob1,ob2,ob3;</text:p>
      <text:p text:style-name="P463">ob1.read();</text:p>
      <text:p text:style-name="P464">ob2.read();</text:p>
      <text:p text:style-name="P465">cout&lt;&lt;"Two complex numbers are:\n";</text:p>
      <text:p text:style-name="P466">ob1.display();</text:p>
      <text:p text:style-name="P467">ob2.display();</text:p>
      <text:p text:style-name="P468">cout&lt;&lt;"Sum is=";</text:p>
      <text:p text:style-name="P469">ob3=sum(ob1,ob2);</text:p>
      <text:p text:style-name="P470">ob3.display();</text:p>
      <text:p text:style-name="P471">}</text:p>
      <text:p text:style-name="P472"/>
      <text:p text:style-name="P473"/>
      <text:soft-page-break/>
      <text:p text:style-name="P474">OUTPUT</text:p>
      <text:p text:style-name="P475"/>
      <text:p text:style-name="P476">Enter two numbers:</text:p>
      <text:p text:style-name="P477">6</text:p>
      <text:p text:style-name="P478">5</text:p>
      <text:p text:style-name="P479">Enter two numbers:</text:p>
      <text:p text:style-name="P480">4</text:p>
      <text:p text:style-name="P481">3</text:p>
      <text:p text:style-name="P482">Two complex numbers<text:s/>are:</text:p>
      <text:p text:style-name="P483">6+5i</text:p>
      <text:p text:style-name="P484">4+3i</text:p>
      <text:p text:style-name="P485">Sum is=10+8i</text:p>
      <text:p text:style-name="P486"/>
      <text:p text:style-name="P487"/>
      <text:p text:style-name="P488"/>
      <text:p text:style-name="P489"/>
      <text:p text:style-name="P490"/>
      <text:soft-page-break/>
      <text:p text:style-name="P491">PROGRAM NO 9:</text:p>
      <text:p text:style-name="P492"/>
      <text:p text:style-name="P493">AIM:Write a program to find minimum of two values for demonstrate friend classes</text:p>
      <text:p text:style-name="P494"/>
      <text:p text:style-name="P495">PROGRAM</text:p>
      <text:p text:style-name="P496"/>
      <text:p text:style-name="P497">#include&lt;iostream&gt;<text:line-break/>using namespace std;<text:line-break/>class TwoValues<text:line-break/>{<text:line-break/>int a,b;<text:line-break/>public:<text:line-break/>TwoValues(int i,int j)<text:line-break/>{<text:line-break/>a=i;<text:line-break/>b=j;<text:line-break/>}<text:line-break/>friend<text:s/>class Min;<text:line-break/>};<text:line-break/>class Min<text:line-break/>{<text:line-break/>public:<text:line-break/>int min(TwoValues x);<text:line-break/>};<text:line-break/>int Min::min(TwoValues x)<text:line-break/>{<text:line-break/>return x.a&lt;x.b?x.a:x.b;<text:line-break/>}<text:line-break/>main()<text:line-break/>{<text:line-break/>TwoValues ob(30,25);<text:line-break/>Min m;<text:line-break/>cout&lt;&lt;”Minimum is=”&lt;&lt;m.min(ob);<text:line-break/>}</text:p>
      <text:p text:style-name="P498"/>
      <text:p text:style-name="P499"/>
      <text:p text:style-name="P500"/>
      <text:p text:style-name="P501">OUTPUT</text:p>
      <text:p text:style-name="P502"/>
      <text:p text:style-name="P503">Minimum is=25</text:p>
      <text:p text:style-name="P504"/>
      <text:p text:style-name="P505"/>
      <text:soft-page-break/>
      <text:p text:style-name="P506">PROGRAM NO 10:</text:p>
      <text:p text:style-name="P507"/>
      <text:p text:style-name="P508">AIM:Write a program to find volume of cube , cylinder and rectangle using function overloading</text:p>
      <text:p text:style-name="P509"/>
      <text:p text:style-name="P510">PROGRAM</text:p>
      <text:p text:style-name="P511"/>
      <text:p text:style-name="P512">#include&lt;iostream&gt;</text:p>
      <text:p text:style-name="P513">using namespace std;</text:p>
      <text:p text:style-name="P514">class Vol</text:p>
      <text:p text:style-name="P515">{</text:p>
      <text:p text:style-name="P516">public:</text:p>
      <text:p text:style-name="P517">int volume(int);</text:p>
      <text:p text:style-name="P518">float volume(float,float);</text:p>
      <text:p text:style-name="P519">float volume(float,float,float);</text:p>
      <text:p text:style-name="P520">};</text:p>
      <text:p text:style-name="P521">int Vol::volume(int a)</text:p>
      <text:p text:style-name="P522">{</text:p>
      <text:p text:style-name="P523">return(a*a*a);</text:p>
      <text:p text:style-name="P524">}</text:p>
      <text:p text:style-name="P525">float Vol::volume(float r,float h)</text:p>
      <text:p text:style-name="P526">{</text:p>
      <text:p text:style-name="P527">return(3.14*r*r*h);</text:p>
      <text:p text:style-name="P528">}</text:p>
      <text:p text:style-name="P529">float Vol::volume(float l,float b,float h2)</text:p>
      <text:p text:style-name="P530">{</text:p>
      <text:p text:style-name="P531">return(l*b*h2);</text:p>
      <text:p text:style-name="P532">}</text:p>
      <text:p text:style-name="P533">main()</text:p>
      <text:p text:style-name="P534">{</text:p>
      <text:p text:style-name="P535">int a,r,l,b,h,h2;</text:p>
      <text:p text:style-name="P536">Vol ob;</text:p>
      <text:p text:style-name="P537">cout&lt;&lt;"Enter the sides of a cube:\n";</text:p>
      <text:p text:style-name="P538">cin&gt;&gt;a;</text:p>
      <text:p text:style-name="P539">cout&lt;&lt;"Volume of a cube is="&lt;&lt;ob.volume(a)&lt;&lt;"\n";</text:p>
      <text:p text:style-name="P540">cout&lt;&lt;"Enter the radius and height of a cylinder:\n";</text:p>
      <text:p text:style-name="P541">cin&gt;&gt;r&gt;&gt;h;</text:p>
      <text:p text:style-name="P542">cout&lt;&lt;"Volume of cylinder is="&lt;&lt;ob.volume(r,h)&lt;&lt;"\n";</text:p>
      <text:p text:style-name="P543">cout&lt;&lt;"Enter length,breadth and height of a rectangle:\n";</text:p>
      <text:p text:style-name="P544">cin&gt;&gt;l&gt;&gt;b&gt;&gt;h2;</text:p>
      <text:p text:style-name="P545">cout&lt;&lt;"Volume of rectangle is ="&lt;&lt;ob.volume(l,b,h2)&lt;&lt;"\n";</text:p>
      <text:p text:style-name="P546">}</text:p>
      <text:p text:style-name="P547"/>
      <text:p text:style-name="P548"/>
      <text:p text:style-name="P549">OUTPUT</text:p>
      <text:p text:style-name="P550"/>
      <text:p text:style-name="P551">Enter the sides of a cube:</text:p>
      <text:p text:style-name="P552">4</text:p>
      <text:p text:style-name="P553">Volume of a cube is=64</text:p>
      <text:p text:style-name="P554">Enter the radius and height of a cylinder:</text:p>
      <text:p text:style-name="P555">3</text:p>
      <text:soft-page-break/>
      <text:p text:style-name="P556">4</text:p>
      <text:p text:style-name="P557">Volume of cylinder is=113.04</text:p>
      <text:p text:style-name="P558">Enter length,breadth and height of a rectangle:</text:p>
      <text:p text:style-name="P559">6</text:p>
      <text:p text:style-name="P560">3</text:p>
      <text:p text:style-name="P561">7</text:p>
      <text:p text:style-name="P562">Volume of rectangle is =126</text:p>
      <text:p text:style-name="P563"/>
      <text:p text:style-name="P564"/>
      <text:soft-page-break/>
      <text:p text:style-name="P565">PROGRAM NO 11:</text:p>
      <text:p text:style-name="P566"/>
      <text:p text:style-name="P567">AIM:Create a 'MATRIX'<text:s/>class of size m X n. Overload the ‘+’ and ‘*’ operator to add and multiply two MATRIX objects</text:p>
      <text:p text:style-name="P568"/>
      <text:p text:style-name="P569">PROGRAM</text:p>
      <text:p text:style-name="P570"/>
      <text:p text:style-name="P571">#include&lt;iostream&gt;</text:p>
      <text:p text:style-name="P572">using namespace std;</text:p>
      <text:p text:style-name="P573">class MATRIX</text:p>
      <text:p text:style-name="P574">{</text:p>
      <text:p text:style-name="P575">public:</text:p>
      <text:p text:style-name="P576">int a[50][50],i,j,k;</text:p>
      <text:p text:style-name="P577">int r,c;</text:p>
      <text:p text:style-name="P578">void read_size()</text:p>
      <text:p text:style-name="P579">{</text:p>
      <text:p text:style-name="P580">cout&lt;&lt;"Enter row size and column size:";</text:p>
      <text:p text:style-name="P581">cin&gt;&gt;r&gt;&gt;c;</text:p>
      <text:p text:style-name="P582">}</text:p>
      <text:p text:style-name="P583">void read()</text:p>
      <text:p text:style-name="P584">{</text:p>
      <text:p text:style-name="P585">cout&lt;&lt;"Enter values:";</text:p>
      <text:p text:style-name="P586">for(i=0;i&lt;r;i++)</text:p>
      <text:p text:style-name="P587">{</text:p>
      <text:p text:style-name="P588">for(j=0;j&lt;c;j++)</text:p>
      <text:p text:style-name="P589">{</text:p>
      <text:p text:style-name="P590">cin&gt;&gt;a[i][j];</text:p>
      <text:p text:style-name="P591">}}}</text:p>
      <text:p text:style-name="P592">void display()</text:p>
      <text:p text:style-name="P593">{</text:p>
      <text:p text:style-name="P594">for(i=0;i&lt;r;i++)</text:p>
      <text:p text:style-name="P595">{</text:p>
      <text:p text:style-name="P596">for(j=0;j&lt;c;j++)</text:p>
      <text:p text:style-name="P597">{</text:p>
      <text:p text:style-name="P598">cout&lt;&lt;a[i][j]&lt;&lt;"<text:s text:c="5"/>";</text:p>
      <text:p text:style-name="P599">}</text:p>
      <text:p text:style-name="P600">cout&lt;&lt;"\n";</text:p>
      <text:p text:style-name="P601">}}</text:p>
      <text:p text:style-name="P602">MATRIX operator +(MATRIX);</text:p>
      <text:p text:style-name="P603">MATRIX operator *(MATRIX);</text:p>
      <text:p text:style-name="P604">};</text:p>
      <text:p text:style-name="P605">MATRIX MATRIX::operator +(MATRIX ob)</text:p>
      <text:p text:style-name="P606">{</text:p>
      <text:p text:style-name="P607">MATRIX temp;</text:p>
      <text:p text:style-name="P608">for(i=0;i&lt;r;i++)</text:p>
      <text:p text:style-name="P609">{</text:p>
      <text:p text:style-name="P610">for(j=0;j&lt;c;j++)</text:p>
      <text:p text:style-name="P611">{</text:p>
      <text:p text:style-name="P612">temp.a[i][j]=0;</text:p>
      <text:p text:style-name="P613">temp.a[i][j]=a[i][j]+ob.a[i][j];</text:p>
      <text:p text:style-name="P614">}</text:p>
      <text:soft-page-break/>
      <text:p text:style-name="P615">temp.r=r;</text:p>
      <text:p text:style-name="P616">temp.c=c;</text:p>
      <text:p text:style-name="P617">}</text:p>
      <text:p text:style-name="P618">return<text:s/>(temp);</text:p>
      <text:p text:style-name="P619">}</text:p>
      <text:p text:style-name="P620">MATRIX MATRIX::operator *(MATRIX m)</text:p>
      <text:p text:style-name="P621">{</text:p>
      <text:p text:style-name="P622">MATRIX temp2;</text:p>
      <text:p text:style-name="P623">temp2.r=r;</text:p>
      <text:p text:style-name="P624">temp2.c=m.c;</text:p>
      <text:p text:style-name="P625">for(i=0;i&lt;temp2.r;i++)</text:p>
      <text:p text:style-name="P626">{</text:p>
      <text:p text:style-name="P627">for(j=0;j&lt;temp2.c;j++)</text:p>
      <text:p text:style-name="P628">{</text:p>
      <text:p text:style-name="P629">temp2.a[i][j]=0;</text:p>
      <text:p text:style-name="P630">for(int k=0;k&lt;c;k++)</text:p>
      <text:p text:style-name="P631">{</text:p>
      <text:p text:style-name="P632">temp2.a[i][j]=temp2.a[i][j]+(a[i][k]*m.a[k][j]);</text:p>
      <text:p text:style-name="P633">}}}</text:p>
      <text:p text:style-name="P634">return temp2;</text:p>
      <text:p text:style-name="P635">}</text:p>
      <text:p text:style-name="P636">main()</text:p>
      <text:p text:style-name="P637">{</text:p>
      <text:p text:style-name="P638">MATRIX m1,m2,m3,m4;</text:p>
      <text:p text:style-name="P639">m1.read_size();</text:p>
      <text:p text:style-name="P640">m2.read_size();</text:p>
      <text:p text:style-name="P641">m1.read();</text:p>
      <text:p text:style-name="P642">m2.read();</text:p>
      <text:p text:style-name="P643">cout&lt;&lt;"First matrix is:\n";</text:p>
      <text:p text:style-name="P644">m1.display();</text:p>
      <text:p text:style-name="P645">cout&lt;&lt;"Second matrix is:\n";</text:p>
      <text:p text:style-name="P646">m2.display();</text:p>
      <text:p text:style-name="P647">if((m1.r==m2.r)&amp;&amp;(m1.c==m2.c))</text:p>
      <text:p text:style-name="P648">{</text:p>
      <text:p text:style-name="P649">m3=m1+m2;</text:p>
      <text:p text:style-name="P650">cout&lt;&lt;"SUM IS:\n";</text:p>
      <text:p text:style-name="P651">m3.display();</text:p>
      <text:p text:style-name="P652">}</text:p>
      <text:p text:style-name="P653">else</text:p>
      <text:p text:style-name="P654">{</text:p>
      <text:p text:style-name="P655">cout&lt;&lt;"Addition not possible\n";</text:p>
      <text:p text:style-name="P656">}</text:p>
      <text:p text:style-name="P657">if(m1.r==m2.c)</text:p>
      <text:p text:style-name="P658">{</text:p>
      <text:p text:style-name="P659">m4=m1*m2;</text:p>
      <text:p text:style-name="P660">cout&lt;&lt;"PRODUCT OF TWO MATRIX IS:\n";</text:p>
      <text:p text:style-name="P661">m4.display();</text:p>
      <text:p text:style-name="P662">}</text:p>
      <text:p text:style-name="P663">else</text:p>
      <text:p text:style-name="P664">{</text:p>
      <text:p text:style-name="P665">cout&lt;&lt;"Multiplication Not possible\n";</text:p>
      <text:p text:style-name="P666">}}</text:p>
      <text:soft-page-break/>
      <text:p text:style-name="P667">OUTPUT</text:p>
      <text:p text:style-name="P668"/>
      <text:p text:style-name="P669">Enter row size and column size:</text:p>
      <text:p text:style-name="P670">2 2</text:p>
      <text:p text:style-name="P671">Enter row size and column size:</text:p>
      <text:p text:style-name="P672">2 3</text:p>
      <text:p text:style-name="P673">Enter values:3 2 5 6</text:p>
      <text:p text:style-name="P674">Enter values:4 3 6 2 5 3</text:p>
      <text:p text:style-name="P675">First matrix is:</text:p>
      <text:p text:style-name="P676">3 <text:s text:c="4"/>2 <text:s text:c="4"/></text:p>
      <text:p text:style-name="P677">5 <text:s text:c="4"/>6 <text:s text:c="4"/></text:p>
      <text:p text:style-name="P678">Second matrix is:</text:p>
      <text:p text:style-name="P679">4 <text:s text:c="4"/>3 <text:s text:c="4"/>6 <text:s text:c="4"/></text:p>
      <text:p text:style-name="P680">2 <text:s text:c="4"/>5 <text:s text:c="4"/>3 <text:s text:c="4"/></text:p>
      <text:p text:style-name="P681">Addition not possible</text:p>
      <text:p text:style-name="P682">Multiplication Not possible</text:p>
      <text:p text:style-name="P683"/>
      <text:p text:style-name="P684">Enter row size and column size:</text:p>
      <text:p text:style-name="P685">2 2</text:p>
      <text:p text:style-name="P686">Enter row size and column size:</text:p>
      <text:p text:style-name="P687">2 2</text:p>
      <text:p text:style-name="P688">Enter values:4 3 5 2</text:p>
      <text:p text:style-name="P689">Enter values:6 5 4 3</text:p>
      <text:p text:style-name="P690">First matrix is:</text:p>
      <text:p text:style-name="P691">4 <text:s text:c="4"/>3 <text:s text:c="4"/></text:p>
      <text:p text:style-name="P692">5 <text:s text:c="4"/>2 <text:s text:c="4"/></text:p>
      <text:p text:style-name="P693">Second matrix is:</text:p>
      <text:p text:style-name="P694">6 <text:s text:c="4"/>5 <text:s text:c="4"/></text:p>
      <text:p text:style-name="P695">4 <text:s text:c="4"/>3 <text:s text:c="4"/></text:p>
      <text:p text:style-name="P696">SUM IS:</text:p>
      <text:p text:style-name="P697">10 <text:s text:c="4"/>8 <text:s text:c="4"/></text:p>
      <text:p text:style-name="P698">9 <text:s text:c="4"/>5 <text:s text:c="4"/></text:p>
      <text:p text:style-name="P699">PRODUCT OF TWO MATRIX IS:</text:p>
      <text:p text:style-name="P700">36 <text:s text:c="4"/>29 <text:s text:c="4"/></text:p>
      <text:p text:style-name="P701">38 <text:s text:c="4"/>31</text:p>
      <text:p text:style-name="P702"/>
      <text:p text:style-name="P703">Enter row size and column size:</text:p>
      <text:p text:style-name="P704">2 3</text:p>
      <text:p text:style-name="P705">Enter row<text:s/>size and column size:</text:p>
      <text:p text:style-name="P706">2 3</text:p>
      <text:p text:style-name="P707">Enter values:2 3 4 5 6 7</text:p>
      <text:p text:style-name="P708">Enter values:7 6 5 4 3 2 <text:s/></text:p>
      <text:p text:style-name="P709">First matrix is:</text:p>
      <text:p text:style-name="P710">2 <text:s text:c="4"/>3 <text:s text:c="4"/>4 <text:s text:c="4"/></text:p>
      <text:p text:style-name="P711">5 <text:s text:c="4"/>6 <text:s text:c="4"/>7 <text:s text:c="4"/></text:p>
      <text:p text:style-name="P712">Second matrix is:</text:p>
      <text:p text:style-name="P713">7 <text:s text:c="4"/>6 <text:s text:c="4"/>5 <text:s text:c="4"/></text:p>
      <text:p text:style-name="P714">4 <text:s text:c="4"/>3 <text:s text:c="4"/>2 <text:s text:c="4"/></text:p>
      <text:p text:style-name="P715">SUM IS:</text:p>
      <text:p text:style-name="P716">9 <text:s text:c="4"/>9 <text:s text:c="4"/>9 <text:s text:c="4"/></text:p>
      <text:p text:style-name="P717">9 <text:s text:c="4"/>9 <text:s text:c="4"/>9 <text:s text:c="4"/></text:p>
      <text:p text:style-name="P718">Multiplication Not possible</text:p>
      <text:soft-page-break/>
      <text:p text:style-name="P719">PROGRAM NO 12:</text:p>
      <text:p text:style-name="P720"/>
      <text:p text:style-name="P721">AIM:Arithmetic Operations on Complex Number using Operator Overloading</text:p>
      <text:p text:style-name="P722"/>
      <text:p text:style-name="P723">PROGRAM</text:p>
      <text:p text:style-name="P724"/>
      <text:p text:style-name="P725">#include&lt;iostream&gt;</text:p>
      <text:p text:style-name="P726">using namespace std;</text:p>
      <text:p text:style-name="P727">class complex</text:p>
      <text:p text:style-name="P728">{</text:p>
      <text:p text:style-name="P729">float x,y;</text:p>
      <text:p text:style-name="P730">public:</text:p>
      <text:p text:style-name="P731">complex() {}</text:p>
      <text:p text:style-name="P732">complex(float real,float img)</text:p>
      <text:p text:style-name="P733">{</text:p>
      <text:p text:style-name="P734">x=real; y=img;</text:p>
      <text:p text:style-name="P735">}</text:p>
      <text:p text:style-name="P736">complex<text:s/>operator+(complex);</text:p>
      <text:p text:style-name="P737">complex operator-(complex);</text:p>
      <text:p text:style-name="P738">complex operator*(complex);</text:p>
      <text:p text:style-name="P739">void operator/(complex);</text:p>
      <text:p text:style-name="P740">void display()</text:p>
      <text:p text:style-name="P741">{</text:p>
      <text:p text:style-name="P742">cout&lt;&lt;x&lt;&lt;" + "&lt;&lt;y&lt;&lt;"i"&lt;&lt;endl;</text:p>
      <text:p text:style-name="P743">}</text:p>
      <text:p text:style-name="P744">};</text:p>
      <text:p text:style-name="P745">complex complex::operator+(complex c)</text:p>
      <text:p text:style-name="P746">{</text:p>
      <text:p text:style-name="P747">complex temp;</text:p>
      <text:p text:style-name="P748">temp.x=x+c.x;</text:p>
      <text:p text:style-name="P749">temp.y=y+c.y;</text:p>
      <text:p text:style-name="P750">return(temp);</text:p>
      <text:p text:style-name="P751">}</text:p>
      <text:p text:style-name="P752">complex complex::operator-(complex d)</text:p>
      <text:p text:style-name="P753">{</text:p>
      <text:p text:style-name="P754">complex temp;</text:p>
      <text:p text:style-name="P755">temp.x=x-d.x;</text:p>
      <text:p text:style-name="P756">temp.y=y-d.y;</text:p>
      <text:p text:style-name="P757">return(temp);</text:p>
      <text:p text:style-name="P758">}</text:p>
      <text:p text:style-name="P759">complex complex::operator*(complex e)</text:p>
      <text:p text:style-name="P760">{</text:p>
      <text:p text:style-name="P761">complex temp;</text:p>
      <text:p text:style-name="P762">temp.x=x*e.x+y*e.y*(-1);</text:p>
      <text:p text:style-name="P763">temp.y=x*e.y+y*e.x;</text:p>
      <text:p text:style-name="P764">return(temp);</text:p>
      <text:p text:style-name="P765">}</text:p>
      <text:p text:style-name="P766">void complex::operator/(complex f)</text:p>
      <text:p text:style-name="P767">{</text:p>
      <text:p text:style-name="P768">complex temp;</text:p>
      <text:p text:style-name="P769">temp.x=x*f.x+y*(-f.y)*(-1);</text:p>
      <text:soft-page-break/>
      <text:p text:style-name="P770">temp.y=x*(-f.y)+y*f.x;</text:p>
      <text:p text:style-name="P771">float deno;</text:p>
      <text:p text:style-name="P772">deno=f.x*f.x-f.y*f.y*(-1);</text:p>
      <text:p text:style-name="P773">cout&lt;&lt;temp.x&lt;&lt;"<text:s/>+ "&lt;&lt;temp.y&lt;&lt;"i / "&lt;&lt;deno;</text:p>
      <text:p text:style-name="P774">}</text:p>
      <text:p text:style-name="P775">int main()</text:p>
      <text:p text:style-name="P776">{</text:p>
      <text:p text:style-name="P777">complex c1(4,2),c2(5,3),c3=c1+c2,c4=c1-c2,c5=c1*c2;</text:p>
      <text:p text:style-name="P778">c1.display();</text:p>
      <text:p text:style-name="P779">c2.display();</text:p>
      <text:p text:style-name="P780">cout&lt;&lt;"Addition"&lt;&lt;endl;</text:p>
      <text:p text:style-name="P781">c3.display();</text:p>
      <text:p text:style-name="P782">cout&lt;&lt;"Subtraction"&lt;&lt;endl;</text:p>
      <text:p text:style-name="P783">c4.display();</text:p>
      <text:p text:style-name="P784">cout&lt;&lt;"Multiplication"&lt;&lt;endl;</text:p>
      <text:p text:style-name="P785">c5.display();</text:p>
      <text:p text:style-name="P786">cout&lt;&lt;"Division"&lt;&lt;endl;</text:p>
      <text:p text:style-name="P787">c1/c2;</text:p>
      <text:p text:style-name="P788">}</text:p>
      <text:p text:style-name="P789"/>
      <text:p text:style-name="P790"/>
      <text:p text:style-name="P791">OUTPUT</text:p>
      <text:p text:style-name="P792"/>
      <text:p text:style-name="P793">4 + 2i</text:p>
      <text:p text:style-name="P794">5 + 3i</text:p>
      <text:p text:style-name="P795">Addition</text:p>
      <text:p text:style-name="P796">9 + 5i</text:p>
      <text:p text:style-name="P797">Subtraction</text:p>
      <text:p text:style-name="P798">-1 + -1i</text:p>
      <text:p text:style-name="P799">Multiplication</text:p>
      <text:p text:style-name="P800">14 + 22i</text:p>
      <text:p text:style-name="P801">Division</text:p>
      <text:p text:style-name="P802">26 + -2i / 34</text:p>
      <text:p text:style-name="P803"/>
      <text:soft-page-break/>
      <text:p text:style-name="P804">PROGRAM NO 13:</text:p>
      <text:p text:style-name="P805"/>
      <text:p text:style-name="P806">AIM:Write a program to implement inheritance</text:p>
      <text:p text:style-name="P807"/>
      <text:p text:style-name="P808">PROGRAM</text:p>
      <text:p text:style-name="P809"/>
      <text:p text:style-name="P810">#include&lt;iostream&gt;</text:p>
      <text:p text:style-name="P811">using namespace std;</text:p>
      <text:p text:style-name="P812">class<text:s/>publisher</text:p>
      <text:p text:style-name="P813">{</text:p>
      <text:p text:style-name="P814">char title[20];</text:p>
      <text:p text:style-name="P815">float <text:s/>price;</text:p>
      <text:p text:style-name="P816">public:</text:p>
      <text:p text:style-name="P817">publisher()</text:p>
      <text:p text:style-name="P818">{</text:p>
      <text:p text:style-name="P819">price=0;</text:p>
      <text:p text:style-name="P820">title[20]=0;</text:p>
      <text:p text:style-name="P821">}</text:p>
      <text:p text:style-name="P822">void read()</text:p>
      <text:p text:style-name="P823">{</text:p>
      <text:p text:style-name="P824">cout&lt;&lt;"Enter title and price:";</text:p>
      <text:p text:style-name="P825">cin&gt;&gt;title&gt;&gt;price;</text:p>
      <text:p text:style-name="P826">}</text:p>
      <text:p text:style-name="P827">void display()</text:p>
      <text:p text:style-name="P828">{</text:p>
      <text:p text:style-name="P829">cout&lt;&lt;"Title:"&lt;&lt;title&lt;&lt;"\n";</text:p>
      <text:p text:style-name="P830">cout&lt;&lt;"Price :"&lt;&lt;price&lt;&lt;"\n";</text:p>
      <text:p text:style-name="P831">}</text:p>
      <text:p text:style-name="P832">};</text:p>
      <text:p text:style-name="P833">class book:public<text:s/>publisher</text:p>
      <text:p text:style-name="P834">{</text:p>
      <text:p text:style-name="P835">int pagecount;</text:p>
      <text:p text:style-name="P836">public:</text:p>
      <text:p text:style-name="P837">book()</text:p>
      <text:p text:style-name="P838">{</text:p>
      <text:p text:style-name="P839">pagecount=0;</text:p>
      <text:p text:style-name="P840">}</text:p>
      <text:p text:style-name="P841">void bookread()</text:p>
      <text:p text:style-name="P842">{</text:p>
      <text:p text:style-name="P843">publisher::read();</text:p>
      <text:p text:style-name="P844">cout&lt;&lt;"Enter number of pages:";</text:p>
      <text:p text:style-name="P845">cin&gt;&gt;pagecount;</text:p>
      <text:p text:style-name="P846">}</text:p>
      <text:p text:style-name="P847">void bookdisplay()</text:p>
      <text:p text:style-name="P848">{</text:p>
      <text:p text:style-name="P849">cout&lt;&lt;"......DETAILS........\n";</text:p>
      <text:p text:style-name="P850">publisher::display();</text:p>
      <text:p text:style-name="P851">cout&lt;&lt;"No. of pages:"&lt;&lt;pagecount&lt;&lt;"\n";</text:p>
      <text:p text:style-name="P852">}</text:p>
      <text:p text:style-name="P853">};</text:p>
      <text:p text:style-name="P854">class cd:public publisher</text:p>
      <text:soft-page-break/>
      <text:p text:style-name="P855">{</text:p>
      <text:p text:style-name="P856">int duration;</text:p>
      <text:p text:style-name="P857">public:</text:p>
      <text:p text:style-name="P858">cd()</text:p>
      <text:p text:style-name="P859">{</text:p>
      <text:p text:style-name="P860">duration=0;</text:p>
      <text:p text:style-name="P861">}</text:p>
      <text:p text:style-name="P862">void cdread()</text:p>
      <text:p text:style-name="P863">{</text:p>
      <text:p text:style-name="P864">publisher::read();</text:p>
      <text:p text:style-name="P865">cout&lt;&lt;"Enter duration :";</text:p>
      <text:p text:style-name="P866">cin&gt;&gt;duration;</text:p>
      <text:p text:style-name="P867">}</text:p>
      <text:p text:style-name="P868">void cddisplay()</text:p>
      <text:p text:style-name="P869">{</text:p>
      <text:p text:style-name="P870">publisher::display();</text:p>
      <text:p text:style-name="P871">cout&lt;&lt;"Duration of cd:"&lt;&lt;duration&lt;&lt;"\n";</text:p>
      <text:p text:style-name="P872">cout&lt;&lt;"\n";</text:p>
      <text:p text:style-name="P873">}</text:p>
      <text:p text:style-name="P874">};</text:p>
      <text:p text:style-name="P875">main()</text:p>
      <text:p text:style-name="P876">{</text:p>
      <text:p text:style-name="P877">book b;</text:p>
      <text:p text:style-name="P878">cd c;</text:p>
      <text:p text:style-name="P879">b.bookread();</text:p>
      <text:p text:style-name="P880">c.cdread();</text:p>
      <text:p text:style-name="P881">b.bookdisplay();</text:p>
      <text:p text:style-name="P882">c.cddisplay();</text:p>
      <text:p text:style-name="P883">}</text:p>
      <text:p text:style-name="P884"/>
      <text:p text:style-name="P885"/>
      <text:p text:style-name="P886">OUTPUT</text:p>
      <text:p text:style-name="P887"/>
      <text:p text:style-name="P888">Enter title and price:programming</text:p>
      <text:p text:style-name="P889">300</text:p>
      <text:p text:style-name="P890">Enter number of pages:380</text:p>
      <text:p text:style-name="P891">Enter title and price:c++</text:p>
      <text:p text:style-name="P892">200</text:p>
      <text:p text:style-name="P893">Enter duration :20</text:p>
      <text:p text:style-name="P894">.......DETAILS.........</text:p>
      <text:p text:style-name="P895">Title:programming</text:p>
      <text:p text:style-name="P896">Price<text:s/>:300</text:p>
      <text:p text:style-name="P897">No. of pages:380</text:p>
      <text:p text:style-name="P898">Title:c++</text:p>
      <text:p text:style-name="P899">Price :200</text:p>
      <text:p text:style-name="P900">Duration of cd:20</text:p>
      <text:p text:style-name="P901"/>
      <text:p text:style-name="P902"/>
      <text:soft-page-break/>
      <text:p text:style-name="P903">PROGRAM NO 14:</text:p>
      <text:p text:style-name="P904"/>
      <text:p text:style-name="P905">AIM:Write a program to implement virtual base class</text:p>
      <text:p text:style-name="P906"/>
      <text:p text:style-name="P907">PROGRAM</text:p>
      <text:p text:style-name="P908"/>
      <text:p text:style-name="P909">#include&lt;iostream&gt;</text:p>
      <text:p text:style-name="P910">using namespace std;</text:p>
      <text:p text:style-name="P911">class base</text:p>
      <text:p text:style-name="P912">{</text:p>
      <text:p text:style-name="P913">public:</text:p>
      <text:p text:style-name="P914">int i;</text:p>
      <text:p text:style-name="P915">};</text:p>
      <text:p text:style-name="P916">class derived1:virtual public base</text:p>
      <text:p text:style-name="P917">{</text:p>
      <text:p text:style-name="P918">public:</text:p>
      <text:p text:style-name="P919">int j;</text:p>
      <text:p text:style-name="P920">};</text:p>
      <text:p text:style-name="P921">class derived2:virtual public base</text:p>
      <text:p text:style-name="P922">{</text:p>
      <text:p text:style-name="P923">public:</text:p>
      <text:p text:style-name="P924">int k;</text:p>
      <text:p text:style-name="P925">};</text:p>
      <text:p text:style-name="P926">class derived3:public derived1,public derived2</text:p>
      <text:p text:style-name="P927">{</text:p>
      <text:p text:style-name="P928">public:</text:p>
      <text:p text:style-name="P929">int sum;</text:p>
      <text:p text:style-name="P930">};</text:p>
      <text:p text:style-name="P931">main()</text:p>
      <text:p text:style-name="P932">{</text:p>
      <text:p text:style-name="P933">derived3 ob;</text:p>
      <text:p text:style-name="P934">ob.i=50;</text:p>
      <text:p text:style-name="P935">ob.j=25;</text:p>
      <text:p text:style-name="P936">ob.k=33;</text:p>
      <text:p text:style-name="P937">ob.sum=ob.i+ob.j+ob.k;</text:p>
      <text:p text:style-name="P938">cout&lt;&lt;"Three numbers are:\n";</text:p>
      <text:p text:style-name="P939">cout&lt;&lt;ob.i&lt;&lt;"\tfrom<text:s/>super class\n";</text:p>
      <text:p text:style-name="P940">cout&lt;&lt;ob.j&lt;&lt;"\tfrom derived1 class\n";</text:p>
      <text:p text:style-name="P941">cout&lt;&lt;ob.k&lt;&lt;"\tfrom derived2 class\n";</text:p>
      <text:p text:style-name="P942">cout&lt;&lt;"SUM ="&lt;&lt;ob.sum&lt;&lt;"\n";</text:p>
      <text:p text:style-name="P943">}</text:p>
      <text:p text:style-name="P944"/>
      <text:p text:style-name="P945"/>
      <text:p text:style-name="P946">OUTPUT</text:p>
      <text:p text:style-name="P947"/>
      <text:p text:style-name="P948">Three numbers are:</text:p>
      <text:p text:style-name="P949">50<text:tab/>from super class</text:p>
      <text:p text:style-name="P950">25<text:tab/>from derived1 class</text:p>
      <text:p text:style-name="P951">33<text:tab/>from derived2 class</text:p>
      <text:p text:style-name="P952">SUM =108</text:p>
      <text:p text:style-name="P953"/>
      <text:soft-page-break/>
      <text:p text:style-name="P954">PROGRAM NO 15:</text:p>
      <text:p text:style-name="P955"/>
      <text:p text:style-name="P956">AIM:Program to implement polymorphism</text:p>
      <text:p text:style-name="P957"/>
      <text:p text:style-name="P958">PROGRAM</text:p>
      <text:p text:style-name="P959"/>
      <text:p text:style-name="P960">#include&lt;iostream&gt;</text:p>
      <text:p text:style-name="P961">using namespace std;</text:p>
      <text:p text:style-name="P962">class rect</text:p>
      <text:p text:style-name="P963">{</text:p>
      <text:p text:style-name="P964">float w,h,re;</text:p>
      <text:p text:style-name="P965">public:</text:p>
      <text:p text:style-name="P966">void area()</text:p>
      <text:p text:style-name="P967">{</text:p>
      <text:p text:style-name="P968">cout&lt;&lt;"Enter width and height of rectangle:\n";</text:p>
      <text:p text:style-name="P969">cin&gt;&gt;w&gt;&gt;h;</text:p>
      <text:p text:style-name="P970">re=w*h;</text:p>
      <text:p text:style-name="P971">cout&lt;&lt;"Area of rectangle="&lt;&lt;re&lt;&lt;"\n";</text:p>
      <text:p text:style-name="P972">}</text:p>
      <text:p text:style-name="P973">};</text:p>
      <text:p text:style-name="P974">class square</text:p>
      <text:p text:style-name="P975">{</text:p>
      <text:p text:style-name="P976">float<text:s/>a,s;</text:p>
      <text:p text:style-name="P977">public:</text:p>
      <text:p text:style-name="P978">void area()</text:p>
      <text:p text:style-name="P979">{</text:p>
      <text:p text:style-name="P980">cout&lt;&lt;"Enter side of square:\n";</text:p>
      <text:p text:style-name="P981">cin&gt;&gt;a;</text:p>
      <text:p text:style-name="P982">s=a*a;</text:p>
      <text:p text:style-name="P983">cout&lt;&lt;"Area of Square="&lt;&lt;s&lt;&lt;"\n";</text:p>
      <text:p text:style-name="P984">}</text:p>
      <text:p text:style-name="P985">};</text:p>
      <text:p text:style-name="P986">class circle</text:p>
      <text:p text:style-name="P987">{</text:p>
      <text:p text:style-name="P988">float r,c;</text:p>
      <text:p text:style-name="P989">public:</text:p>
      <text:p text:style-name="P990">void area()</text:p>
      <text:p text:style-name="P991">{</text:p>
      <text:p text:style-name="P992">cout&lt;&lt;"Enter radious of circle:\n";</text:p>
      <text:p text:style-name="P993">cin&gt;&gt;r;</text:p>
      <text:p text:style-name="P994">c=3.14*r*r;</text:p>
      <text:p text:style-name="P995">cout&lt;&lt;"Area of circle="&lt;&lt;c&lt;&lt;"\n";</text:p>
      <text:p text:style-name="P996">}</text:p>
      <text:p text:style-name="P997">};</text:p>
      <text:p text:style-name="P998">main()</text:p>
      <text:p text:style-name="P999">{</text:p>
      <text:p text:style-name="P1000">rect ob1 ;</text:p>
      <text:p text:style-name="P1001">square ob2;</text:p>
      <text:p text:style-name="P1002">circle ob3;</text:p>
      <text:p text:style-name="P1003">ob1.area();</text:p>
      <text:p text:style-name="P1004">ob2.area();</text:p>
      <text:soft-page-break/>
      <text:p text:style-name="P1005">ob3.area();</text:p>
      <text:p text:style-name="P1006">}</text:p>
      <text:p text:style-name="P1007"/>
      <text:p text:style-name="P1008">OUTPUT</text:p>
      <text:p text:style-name="P1009"/>
      <text:p text:style-name="P1010">Enter width and height of rectangle:</text:p>
      <text:p text:style-name="P1011">5 4</text:p>
      <text:p text:style-name="P1012">Area of rectangle=20</text:p>
      <text:p text:style-name="P1013">Enter side of square:</text:p>
      <text:p text:style-name="P1014">3</text:p>
      <text:p text:style-name="P1015">Area of Square=9</text:p>
      <text:p text:style-name="P1016">Enter radious of circle:</text:p>
      <text:p text:style-name="P1017">4</text:p>
      <text:p text:style-name="P1018">Area of circle=50.24</text:p>
      <text:p text:style-name="P1019"/>
      <text:p text:style-name="P1020"/>
      <text:soft-page-break/>
      <text:p text:style-name="P1021">PROGRAM NO<text:s/>16:</text:p>
      <text:p text:style-name="P1022"/>
      <text:p text:style-name="P1023">AIM:Program to implement virtual functions</text:p>
      <text:p text:style-name="P1024"/>
      <text:p text:style-name="P1025">PROGRAM</text:p>
      <text:p text:style-name="P1026"/>
      <text:p text:style-name="P1027">#include&lt;iostream&gt;</text:p>
      <text:p text:style-name="P1028">using namespace std;</text:p>
      <text:p text:style-name="P1029">class base</text:p>
      <text:p text:style-name="P1030">{</text:p>
      <text:p text:style-name="P1031">public:</text:p>
      <text:p text:style-name="P1032">virtual void vfunc()</text:p>
      <text:p text:style-name="P1033">{</text:p>
      <text:p text:style-name="P1034">cout&lt;&lt;"this is base's vfunc()\n";</text:p>
      <text:p text:style-name="P1035">}</text:p>
      <text:p text:style-name="P1036">};</text:p>
      <text:p text:style-name="P1037">class derived1:public base</text:p>
      <text:p text:style-name="P1038">{</text:p>
      <text:p text:style-name="P1039">public:</text:p>
      <text:p text:style-name="P1040">void vfunc()</text:p>
      <text:p text:style-name="P1041">{</text:p>
      <text:p text:style-name="P1042">cout&lt;&lt;"this is derived1's vfunc()\n";</text:p>
      <text:p text:style-name="P1043">}</text:p>
      <text:p text:style-name="P1044">};</text:p>
      <text:p text:style-name="P1045">class derived2:public base</text:p>
      <text:p text:style-name="P1046">{</text:p>
      <text:p text:style-name="P1047">public:</text:p>
      <text:p text:style-name="P1048">void vfunc()</text:p>
      <text:p text:style-name="P1049">{</text:p>
      <text:p text:style-name="P1050">cout&lt;&lt;"this is derived2's vfunc()\n";</text:p>
      <text:p text:style-name="P1051">}</text:p>
      <text:p text:style-name="P1052">};</text:p>
      <text:p text:style-name="P1053">main()</text:p>
      <text:p text:style-name="P1054">{</text:p>
      <text:p text:style-name="P1055">base *p,b;</text:p>
      <text:p text:style-name="P1056">derived1 d1;</text:p>
      <text:p text:style-name="P1057">derived2 d2;</text:p>
      <text:p text:style-name="P1058">p=&amp;b;</text:p>
      <text:p text:style-name="P1059">p-&gt;vfunc();</text:p>
      <text:p text:style-name="P1060">p=&amp;d1;</text:p>
      <text:p text:style-name="P1061">p-&gt;vfunc();</text:p>
      <text:p text:style-name="P1062">p=&amp;d2;</text:p>
      <text:p text:style-name="P1063">p-&gt;vfunc();</text:p>
      <text:p text:style-name="P1064">}</text:p>
      <text:p text:style-name="P1065"/>
      <text:p text:style-name="P1066"/>
      <text:p text:style-name="P1067">OUTPUT</text:p>
      <text:p text:style-name="P1068"/>
      <text:p text:style-name="P1069">this is base's vfunc()</text:p>
      <text:p text:style-name="P1070">this<text:s/>is derived1's vfunc()</text:p>
      <text:p text:style-name="P1071">this is derived2's vfunc()</text:p>
      <text:soft-page-break/>
      <text:p text:style-name="P1072">PROGRAM NO 17:</text:p>
      <text:p text:style-name="P1073"/>
      <text:p text:style-name="P1074">AIM:Write a program to implement C++ files</text:p>
      <text:p text:style-name="P1075"/>
      <text:p text:style-name="P1076">PROGRAM</text:p>
      <text:p text:style-name="P1077"/>
      <text:p text:style-name="P1078">#include&lt;iostream&gt;</text:p>
      <text:p text:style-name="P1079">#include&lt;fstream&gt;</text:p>
      <text:p text:style-name="P1080">using namespace std;</text:p>
      <text:p text:style-name="P1081">class student</text:p>
      <text:p text:style-name="P1082">{</text:p>
      <text:p text:style-name="P1083">private:</text:p>
      <text:p text:style-name="P1084">int rlno,m1,m2,m3;</text:p>
      <text:p text:style-name="P1085">char name[20];</text:p>
      <text:p text:style-name="P1086">int total;</text:p>
      <text:p text:style-name="P1087">float avg;</text:p>
      <text:p text:style-name="P1088">public:</text:p>
      <text:p text:style-name="P1089">void getdata()</text:p>
      <text:p text:style-name="P1090">{</text:p>
      <text:p text:style-name="P1091">cout&lt;&lt;"Enter roll number:\t"&lt;&lt;"\n";</text:p>
      <text:p text:style-name="P1092">cin&gt;&gt;rlno;</text:p>
      <text:p text:style-name="P1093">cout&lt;&lt;"Enter student name:\t"&lt;&lt;"\n";</text:p>
      <text:p text:style-name="P1094">cin&gt;&gt;name;</text:p>
      <text:p text:style-name="P1095">cout&lt;&lt;"Enter marks of three subjects:\t"&lt;&lt;"\n";</text:p>
      <text:p text:style-name="P1096">cin&gt;&gt;m1&gt;&gt;m2&gt;&gt;m3;</text:p>
      <text:p text:style-name="P1097">}</text:p>
      <text:p text:style-name="P1098">void putdata()</text:p>
      <text:p text:style-name="P1099">{</text:p>
      <text:p text:style-name="P1100">cout&lt;&lt;"Roll No.:"&lt;&lt;rlno&lt;&lt;"\n";</text:p>
      <text:p text:style-name="P1101">cout&lt;&lt;"Name :"&lt;&lt;name&lt;&lt;"\n";</text:p>
      <text:p text:style-name="P1102">cout&lt;&lt;"marks:"&lt;&lt;m1&lt;&lt;" "&lt;&lt;m2&lt;&lt;" "&lt;&lt;m3&lt;&lt;"\n";</text:p>
      <text:p text:style-name="P1103">total=m1+m2+m3;</text:p>
      <text:p text:style-name="P1104">avg=total/3;</text:p>
      <text:p text:style-name="P1105">cout&lt;&lt;"TotalMark :"&lt;&lt;total&lt;&lt;"\n";</text:p>
      <text:p text:style-name="P1106">cout&lt;&lt;"Average:"&lt;&lt;avg&lt;&lt;"\n";</text:p>
      <text:p text:style-name="P1107">}</text:p>
      <text:p text:style-name="P1108">};</text:p>
      <text:p text:style-name="P1109">main()</text:p>
      <text:p text:style-name="P1110">{</text:p>
      <text:p text:style-name="P1111">cout&lt;&lt;"C++ FILES \n------------------";</text:p>
      <text:p text:style-name="P1112">cout&lt;&lt;"\n";</text:p>
      <text:p text:style-name="P1113">student st;</text:p>
      <text:p text:style-name="P1114">st.getdata();</text:p>
      <text:p text:style-name="P1115">ofstream outfile("mark.out");</text:p>
      <text:p text:style-name="P1116">outfile.write((char*)&amp;st,sizeof(st));</text:p>
      <text:p text:style-name="P1117">outfile.close();</text:p>
      <text:p text:style-name="P1118">cout&lt;&lt;"***Display file***\n";</text:p>
      <text:p text:style-name="P1119">ifstream infile("mark.out");</text:p>
      <text:p text:style-name="P1120">infile.read((char*)&amp;st,sizeof(st));</text:p>
      <text:p text:style-name="P1121">st.putdata();</text:p>
      <text:p text:style-name="P1122">}</text:p>
      <text:soft-page-break/>
      <text:p text:style-name="P1123">OUTPUT</text:p>
      <text:p text:style-name="P1124"/>
      <text:p text:style-name="P1125"/>
      <text:p text:style-name="P1126">C++ FILES</text:p>
      <text:p text:style-name="P1127">------------------</text:p>
      <text:p text:style-name="P1128">Enter roll number:<text:tab/></text:p>
      <text:p text:style-name="P1129">1</text:p>
      <text:p text:style-name="P1130">Enter student name:<text:tab/></text:p>
      <text:p text:style-name="P1131">swetha</text:p>
      <text:p text:style-name="P1132">Enter marks of three subjects:<text:tab/></text:p>
      <text:p text:style-name="P1133">72</text:p>
      <text:p text:style-name="P1134">80</text:p>
      <text:p text:style-name="P1135">78</text:p>
      <text:p text:style-name="P1136">***Display file***</text:p>
      <text:p text:style-name="P1137">Roll No.:1</text:p>
      <text:p text:style-name="P1138">Name :swetha</text:p>
      <text:p text:style-name="P1139">marks:72 80 78</text:p>
      <text:p text:style-name="P1140">TotalMark :230</text:p>
      <text:p text:style-name="P1141">Average:76</text:p>
      <text:p text:style-name="P1142"/>
      <text:p text:style-name="P1143"/>
      <text:soft-page-break/>
      <text:p text:style-name="P1144">PROGRAM NO 18:</text:p>
      <text:p text:style-name="P1145"/>
      <text:p text:style-name="P1146">AIM:Write a program to create a vector used to demonstrate Standard Template Library(STL)</text:p>
      <text:p text:style-name="P1147"/>
      <text:p text:style-name="P1148">PROGRAM</text:p>
      <text:p text:style-name="P1149"/>
      <text:p text:style-name="P1150">#include &lt;iostream&gt;</text:p>
      <text:p text:style-name="P1151">#include &lt;vector&gt;</text:p>
      <text:p text:style-name="P1152">#include &lt;cctype&gt;</text:p>
      <text:p text:style-name="P1153">using namespace std;</text:p>
      <text:p text:style-name="P1154">int main()</text:p>
      <text:p text:style-name="P1155">{</text:p>
      <text:p text:style-name="P1156">vector&lt;char&gt;<text:s/>v(10);</text:p>
      <text:p text:style-name="P1157">unsigned int i;</text:p>
      <text:p text:style-name="P1158">cout&lt;&lt;"Size = "&lt;&lt; v.size()&lt;&lt;endl;</text:p>
      <text:p text:style-name="P1159">for(i=0;i&lt;10;i++)</text:p>
      <text:p text:style-name="P1160">v[i]=i+'a';</text:p>
      <text:p text:style-name="P1161">cout&lt;&lt;"Current Contents:\n";</text:p>
      <text:p text:style-name="P1162">for(i=0;i&lt;v.size();i++)</text:p>
      <text:p text:style-name="P1163">cout&lt;&lt;v[i]&lt;&lt;" ";</text:p>
      <text:p text:style-name="P1164">cout&lt;&lt;"\n\n";</text:p>
      <text:p text:style-name="P1165">cout&lt;&lt;"Expanding vector\n";</text:p>
      <text:p text:style-name="P1166">for(i=0;i&lt;10;i++)</text:p>
      <text:p text:style-name="P1167">v.push_back(i+10+'a');</text:p>
      <text:p text:style-name="P1168">cout&lt;&lt;"Size now<text:s/>= "&lt;&lt;v.size()&lt;&lt;endl;</text:p>
      <text:p text:style-name="P1169">cout&lt;&lt;"Current contents:\n";</text:p>
      <text:p text:style-name="P1170">for(i=0;i&lt;v.size();i++)</text:p>
      <text:p text:style-name="P1171">cout&lt;&lt;v[i]&lt;&lt;" ";</text:p>
      <text:p text:style-name="P1172">cout&lt;&lt; "\n\n";</text:p>
      <text:p text:style-name="P1173">for(i=0;i&lt;v.size();i++)</text:p>
      <text:p text:style-name="P1174">v[i]=toupper(v[i]);</text:p>
      <text:p text:style-name="P1175">cout &lt;&lt; "Modified Contents:\n";</text:p>
      <text:p text:style-name="P1176">for(i=0;i&lt;v.size();i++)</text:p>
      <text:p text:style-name="P1177">cout&lt;&lt;v[i]&lt;&lt;" ";</text:p>
      <text:p text:style-name="P1178">cout&lt;&lt;endl;</text:p>
      <text:p text:style-name="P1179">return 0;</text:p>
      <text:p text:style-name="P1180">}</text:p>
      <text:p text:style-name="P1181"/>
      <text:p text:style-name="P1182"/>
      <text:p text:style-name="P1183">OUTPUT</text:p>
      <text:p text:style-name="P1184"/>
      <text:p text:style-name="P1185">Size = 10</text:p>
      <text:p text:style-name="P1186">Current Contents:</text:p>
      <text:p text:style-name="P1187">a b c d e f g h i j</text:p>
      <text:p text:style-name="P1188"/>
      <text:p text:style-name="P1189">Expanding vector</text:p>
      <text:p text:style-name="P1190">Size now = 20</text:p>
      <text:p text:style-name="P1191">Current contents:</text:p>
      <text:p text:style-name="P1192">a b c d e f g h i j k l m n o p q r s t</text:p>
      <text:p text:style-name="P1193"/>
      <text:soft-page-break/>
      <text:p text:style-name="P1194">Modified Contents:</text:p>
      <text:p text:style-name="P1195">A B C D E F G H I J K L M N O P Q R S T</text:p>
      <text:p text:style-name="P1196"/>
      <text:p text:style-name="P1197"/>
      <text:soft-page-break/>
      <text:p text:style-name="P1198">PROGRAM NO 19:</text:p>
      <text:p text:style-name="P1199"/>
      <text:p text:style-name="P1200">AIM:Write a simple program to<text:s/>demonstrate IO based program</text:p>
      <text:p text:style-name="P1201"/>
      <text:p text:style-name="P1202">PROGRAM</text:p>
      <text:p text:style-name="P1203"/>
      <text:p text:style-name="P1204">#include&lt;iostream&gt;</text:p>
      <text:p text:style-name="P1205">#include&lt;strstream&gt;</text:p>
      <text:p text:style-name="P1206">using namespace std;</text:p>
      <text:p text:style-name="P1207">main()</text:p>
      <text:p text:style-name="P1208">{</text:p>
      <text:p text:style-name="P1209">char iostr[80];</text:p>
      <text:p text:style-name="P1210">strstream strio(iostr,sizeof(iostr),ios::in|ios::out);</text:p>
      <text:p text:style-name="P1211">int a,b;</text:p>
      <text:p text:style-name="P1212">char str[80];</text:p>
      <text:p text:style-name="P1213">strio&lt;&lt;"20 25 testing";</text:p>
      <text:p text:style-name="P1214">strio&gt;&gt;a&gt;&gt;b&gt;&gt;str;</text:p>
      <text:p text:style-name="P1215">cout&lt;&lt;a&lt;&lt;" "&lt;&lt;b&lt;&lt;" "&lt;&lt;str&lt;&lt;endl;</text:p>
      <text:p text:style-name="P1216">}</text:p>
      <text:p text:style-name="P1217"/>
      <text:p text:style-name="P1218">OUTPUT</text:p>
      <text:p text:style-name="P1219"/>
      <text:p text:style-name="P1220">20 25 testing</text:p>
      <text:p text:style-name="P1221"/>
      <text:p text:style-name="P1222"/>
      <text:soft-page-break/>
      <text:p text:style-name="P1223">PROGRAM NO 20:</text:p>
      <text:p text:style-name="P1224"/>
      <text:p text:style-name="P1225">AIM:Write a program to create telephone directory to demonstrate IO based program</text:p>
      <text:p text:style-name="P1226"/>
      <text:p text:style-name="P1227">PROGRAM</text:p>
      <text:p text:style-name="P1228"/>
      <text:p text:style-name="P1229">#include&lt;iostream&gt;</text:p>
      <text:p text:style-name="P1230">#include&lt;cstring&gt;</text:p>
      <text:p text:style-name="P1231">using namespace std;</text:p>
      <text:p text:style-name="P1232">class phonebook</text:p>
      <text:p text:style-name="P1233">{</text:p>
      <text:p text:style-name="P1234">char name[20];</text:p>
      <text:p text:style-name="P1235">int<text:s/>areacode,prefix;</text:p>
      <text:p text:style-name="P1236">long int num;</text:p>
      <text:p text:style-name="P1237">public:</text:p>
      <text:p text:style-name="P1238">phonebook()</text:p>
      <text:p text:style-name="P1239">{</text:p>
      <text:p text:style-name="P1240">}</text:p>
      <text:p text:style-name="P1241">phonebook(char*n,int a,int p,int nm)</text:p>
      <text:p text:style-name="P1242">{</text:p>
      <text:p text:style-name="P1243">strcpy(name,n);</text:p>
      <text:p text:style-name="P1244">areacode=a;</text:p>
      <text:p text:style-name="P1245">prefix=p;</text:p>
      <text:p text:style-name="P1246">num=nm;</text:p>
      <text:p text:style-name="P1247">}</text:p>
      <text:p text:style-name="P1248">friend ostream &amp;operator&lt;&lt;(ostream &amp;stream,phonebook o);</text:p>
      <text:p text:style-name="P1249">friend istream &amp;operator&gt;&gt;(istream &amp;stream,phonebook &amp;o);</text:p>
      <text:p text:style-name="P1250">};</text:p>
      <text:p text:style-name="P1251"><text:s/>ostream &amp;operator&lt;&lt;(ostream &amp;stream,phonebook o)</text:p>
      <text:p text:style-name="P1252">{</text:p>
      <text:p text:style-name="P1253">stream&lt;&lt;o.name&lt;&lt;"<text:s/>";</text:p>
      <text:p text:style-name="P1254">stream&lt;&lt;"("&lt;&lt;o.areacode&lt;&lt;")";</text:p>
      <text:p text:style-name="P1255">stream&lt;&lt;o.prefix&lt;&lt;"-"&lt;&lt;o.num&lt;&lt;"\n";</text:p>
      <text:p text:style-name="P1256">return stream;</text:p>
      <text:p text:style-name="P1257">}</text:p>
      <text:p text:style-name="P1258">istream &amp;operator&gt;&gt;(istream &amp;stream,phonebook &amp;o)</text:p>
      <text:p text:style-name="P1259">{</text:p>
      <text:p text:style-name="P1260">cout&lt;&lt;"Enter name:";</text:p>
      <text:p text:style-name="P1261">stream&gt;&gt;o.name;</text:p>
      <text:p text:style-name="P1262">cout&lt;&lt;"Enter areacode:";</text:p>
      <text:p text:style-name="P1263">stream&gt;&gt;o.areacode;</text:p>
      <text:p text:style-name="P1264">cout&lt;&lt;"Enter prefix:";</text:p>
      <text:p text:style-name="P1265">stream&gt;&gt;o.prefix;</text:p>
      <text:p text:style-name="P1266">cout&lt;&lt;"Enter number:";</text:p>
      <text:p text:style-name="P1267">stream&gt;&gt;o.num;</text:p>
      <text:p text:style-name="P1268">cout&lt;&lt;"\n";</text:p>
      <text:p text:style-name="P1269">return stream;</text:p>
      <text:p text:style-name="P1270">}</text:p>
      <text:p text:style-name="P1271">main()</text:p>
      <text:p text:style-name="P1272">{</text:p>
      <text:soft-page-break/>
      <text:p text:style-name="P1273">phonebook ob;</text:p>
      <text:p text:style-name="P1274">cin&gt;&gt;ob;</text:p>
      <text:p text:style-name="P1275">cout&lt;&lt;ob;</text:p>
      <text:p text:style-name="P1276">}</text:p>
      <text:p text:style-name="P1277"/>
      <text:p text:style-name="P1278"/>
      <text:p text:style-name="P1279"/>
      <text:p text:style-name="P1280">OUTPUT</text:p>
      <text:p text:style-name="P1281"/>
      <text:p text:style-name="P1282">Enter name:swetha</text:p>
      <text:p text:style-name="P1283">Enter areacode:101</text:p>
      <text:p text:style-name="P1284">Enter prefix:91</text:p>
      <text:p text:style-name="P1285">Enter number:9207926342</text:p>
      <text:p text:style-name="P1286"/>
      <text:p text:style-name="Standard"><text:span text:style-name="T1287">swetha (101)91-920792634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Standarduser" style:display-name="Standard (user)" style:family="paragraph">
      <style:paragraph-properties fo:widows="0" fo:orphans="0"/>
      <style:text-properties style:font-name-asian="Droid Sans Fallback" style:font-name-complex="FreeSans" fo:hyphenate="false"/>
    </style:style>
    <style:style style:name="PlainText" style:display-name="Plain Text" style:family="paragraph" style:parent-style-name="Standard">
      <style:paragraph-properties style:vertical-align="auto"/>
      <style:text-properties style:font-name="Consolas" style:font-name-asian="Calibri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97in" fo:padding-left="0.4472in" fo:padding-bottom="0.1597in" fo:padding-right="0.4472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wetha ramesh</meta:initial-creator>
    <dc:creator>swetha ramesh</dc:creator>
    <meta:creation-date>2019-03-12T17:05:00Z</meta:creation-date>
    <dc:date>2019-03-13T08:42:00Z</dc:date>
    <meta:template xlink:href="Normal" xlink:type="simple"/>
    <meta:editing-cycles>5</meta:editing-cycles>
    <meta:editing-duration>PT12660S</meta:editing-duration>
    <meta:document-statistic meta:page-count="34" meta:paragraph-count="33" meta:word-count="2541" meta:character-count="16993" meta:row-count="120" meta:non-whitespace-character-count="14485"/>
  </office:meta>
</office:document-meta>
</file>